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142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85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iar_witness_999" table:style-name="ta1">
        <table:shapes>
          <draw:frame draw:z-index="0" draw:style-name="gr1" draw:text-style-name="P1" svg:width="15.999cm" svg:height="8.999cm" svg:x="11.897cm" svg:y="0.305cm">
            <draw:object draw:notify-on-update-of-ranges="liar_witness_999.A2:liar_witness_999.A2 liar_witness_999.A3:liar_witness_999.A1001 liar_witness_999.B2:liar_witness_999.B2 liar_witness_999.B3:liar_witness_999.B1001 liar_witness_999.C2:liar_witness_999.C2 liar_witness_999.C3:liar_witness_999.C1001 liar_witness_999.D2:liar_witness_999.D2 liar_witness_999.D3:liar_witness_999.D10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ies counted up to number (only odds): 99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tness</text:p>
          </table:table-cell>
          <table:table-cell office:value-type="string" calcext:value-type="string">
            <text:p>truths</text:p>
          </table:table-cell>
          <table:table-cell office:value-type="string" calcext:value-type="string">
            <text:p>lies</text:p>
          </table:table-cell>
          <table:table-cell office:value-type="string" calcext:value-type="string">
            <text:p>Relative Li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332" calcext:value-type="float">
            <text:p>332</text:p>
          </table:table-cell>
          <table:table-cell table:formula="of:=[.C3]/([.C3]+[.B3])" office:value-type="float" office:value="0.665330661322645" calcext:value-type="float">
            <text:p>0.6653306613226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formula="of:=[.C4]/([.C4]+[.B4])" office:value-type="float" office:value="0.0118343195266272" calcext:value-type="float">
            <text:p>0.01183431952662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table:formula="of:=[.C5]/([.C5]+[.B5])" office:value-type="float" office:value="0.0119047619047619" calcext:value-type="float">
            <text:p>0.01190476190476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table:formula="of:=[.C6]/([.C6]+[.B6])" office:value-type="float" office:value="0.0177514792899408" calcext:value-type="float">
            <text:p>0.017751479289940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formula="of:=[.C7]/([.C7]+[.B7])" office:value-type="float" office:value="0.0119760479041916" calcext:value-type="float">
            <text:p>0.011976047904191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]/([.C8]+[.B8])" office:value-type="float" office:value="0.0236686390532544" calcext:value-type="float">
            <text:p>0.023668639053254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formula="of:=[.C9]/([.C9]+[.B9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4" calcext:value-type="float">
            <text:p>164</text:p>
          </table:table-cell>
          <table:table-cell office:value-type="float" office:value="11" calcext:value-type="float">
            <text:p>11</text:p>
          </table:table-cell>
          <table:table-cell table:formula="of:=[.C10]/([.C10]+[.B10])" office:value-type="float" office:value="0.0628571428571429" calcext:value-type="float">
            <text:p>0.062857142857142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11]/([.C11]+[.B11])" office:value-type="float" office:value="0.029585798816568" calcext:value-type="float">
            <text:p>0.0295857988165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office:value-type="float" office:value="4" calcext:value-type="float">
            <text:p>4</text:p>
          </table:table-cell>
          <table:table-cell table:formula="of:=[.C12]/([.C12]+[.B12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table:formula="of:=[.C13]/([.C13]+[.B13])" office:value-type="float" office:value="0.0297619047619048" calcext:value-type="float">
            <text:p>0.029761904761904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3" calcext:value-type="float">
            <text:p>163</text:p>
          </table:table-cell>
          <table:table-cell office:value-type="float" office:value="7" calcext:value-type="float">
            <text:p>7</text:p>
          </table:table-cell>
          <table:table-cell table:formula="of:=[.C14]/([.C14]+[.B14])" office:value-type="float" office:value="0.0411764705882353" calcext:value-type="float">
            <text:p>0.04117647058823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table:formula="of:=[.C15]/([.C15]+[.B15])" office:value-type="float" office:value="0.0240963855421687" calcext:value-type="float">
            <text:p>0.024096385542168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2" calcext:value-type="float">
            <text:p>162</text:p>
          </table:table-cell>
          <table:table-cell office:value-type="float" office:value="7" calcext:value-type="float">
            <text:p>7</text:p>
          </table:table-cell>
          <table:table-cell table:formula="of:=[.C16]/([.C16]+[.B16])" office:value-type="float" office:value="0.0414201183431953" calcext:value-type="float">
            <text:p>0.04142011834319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formula="of:=[.C17]/([.C17]+[.B17])" office:value-type="float" office:value="0.00613496932515337" calcext:value-type="float">
            <text:p>0.006134969325153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2" calcext:value-type="float">
            <text:p>162</text:p>
          </table:table-cell>
          <table:table-cell office:value-type="float" office:value="8" calcext:value-type="float">
            <text:p>8</text:p>
          </table:table-cell>
          <table:table-cell table:formula="of:=[.C18]/([.C18]+[.B18])" office:value-type="float" office:value="0.0470588235294118" calcext:value-type="float">
            <text:p>0.0470588235294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formula="of:=[.C19]/([.C19]+[.B19])" office:value-type="float" office:value="0.0182926829268293" calcext:value-type="float">
            <text:p>0.018292682926829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61" calcext:value-type="float">
            <text:p>161</text:p>
          </table:table-cell>
          <table:table-cell office:value-type="float" office:value="7" calcext:value-type="float">
            <text:p>7</text:p>
          </table:table-cell>
          <table:table-cell table:formula="of:=[.C20]/([.C20]+[.B20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formula="of:=[.C21]/([.C21]+[.B21])" office:value-type="float" office:value="0.0419161676646707" calcext:value-type="float">
            <text:p>0.04191616766467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22]/([.C22]+[.B22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23]/([.C23]+[.B23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0" calcext:value-type="float">
            <text:p>160</text:p>
          </table:table-cell>
          <table:table-cell office:value-type="float" office:value="7" calcext:value-type="float">
            <text:p>7</text:p>
          </table:table-cell>
          <table:table-cell table:formula="of:=[.C24]/([.C24]+[.B24])" office:value-type="float" office:value="0.0419161676646707" calcext:value-type="float">
            <text:p>0.041916167664670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59" calcext:value-type="float">
            <text:p>159</text:p>
          </table:table-cell>
          <table:table-cell office:value-type="float" office:value="7" calcext:value-type="float">
            <text:p>7</text:p>
          </table:table-cell>
          <table:table-cell table:formula="of:=[.C25]/([.C25]+[.B25])" office:value-type="float" office:value="0.0421686746987952" calcext:value-type="float">
            <text:p>0.042168674698795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formula="of:=[.C26]/([.C26]+[.B26])" office:value-type="float" office:value="0.0304878048780488" calcext:value-type="float">
            <text:p>0.030487804878048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27]/([.C27]+[.B27])" office:value-type="float" office:value="0.0185185185185185" calcext:value-type="float">
            <text:p>0.018518518518518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table:formula="of:=[.C28]/([.C28]+[.B28])" office:value-type="float" office:value="0.0591715976331361" calcext:value-type="float">
            <text:p>0.059171597633136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  <table:table-cell table:formula="of:=[.C29]/([.C29]+[.B29])" office:value-type="float" office:value="0.0479041916167665" calcext:value-type="float">
            <text:p>0.047904191616766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table:formula="of:=[.C30]/([.C30]+[.B30])" office:value-type="float" office:value="0.0304878048780488" calcext:value-type="float">
            <text:p>0.030487804878048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8" calcext:value-type="float">
            <text:p>158</text:p>
          </table:table-cell>
          <table:table-cell office:value-type="float" office:value="7" calcext:value-type="float">
            <text:p>7</text:p>
          </table:table-cell>
          <table:table-cell table:formula="of:=[.C31]/([.C31]+[.B31])" office:value-type="float" office:value="0.0424242424242424" calcext:value-type="float">
            <text:p>0.04242424242424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table:formula="of:=[.C32]/([.C32]+[.B32])" office:value-type="float" office:value="0.0650887573964497" calcext:value-type="float">
            <text:p>0.065088757396449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table:formula="of:=[.C33]/([.C33]+[.B33])" office:value-type="float" office:value="0.0368098159509202" calcext:value-type="float">
            <text:p>0.03680981595092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57" calcext:value-type="float">
            <text:p>157</text:p>
          </table:table-cell>
          <table:table-cell office:value-type="float" office:value="11" calcext:value-type="float">
            <text:p>11</text:p>
          </table:table-cell>
          <table:table-cell table:formula="of:=[.C34]/([.C34]+[.B34])" office:value-type="float" office:value="0.0654761904761905" calcext:value-type="float">
            <text:p>0.06547619047619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7" calcext:value-type="float">
            <text:p>157</text:p>
          </table:table-cell>
          <table:table-cell office:value-type="float" office:value="1" calcext:value-type="float">
            <text:p>1</text:p>
          </table:table-cell>
          <table:table-cell table:formula="of:=[.C35]/([.C35]+[.B35])" office:value-type="float" office:value="0.00632911392405063" calcext:value-type="float">
            <text:p>0.0063291139240506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57" calcext:value-type="float">
            <text:p>157</text:p>
          </table:table-cell>
          <table:table-cell office:value-type="float" office:value="8" calcext:value-type="float">
            <text:p>8</text:p>
          </table:table-cell>
          <table:table-cell table:formula="of:=[.C36]/([.C36]+[.B36])" office:value-type="float" office:value="0.0484848484848485" calcext:value-type="float">
            <text:p>0.048484848484848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table:formula="of:=[.C37]/([.C37]+[.B37])" office:value-type="float" office:value="0.01875" calcext:value-type="float">
            <text:p>0.0187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38]/([.C38]+[.B38])" office:value-type="float" office:value="0.0248447204968944" calcext:value-type="float">
            <text:p>0.024844720496894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formula="of:=[.C39]/([.C39]+[.B39])" office:value-type="float" office:value="0.0602409638554217" calcext:value-type="float">
            <text:p>0.06024096385542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56" calcext:value-type="float">
            <text:p>156</text:p>
          </table:table-cell>
          <table:table-cell office:value-type="float" office:value="10" calcext:value-type="float">
            <text:p>10</text:p>
          </table:table-cell>
          <table:table-cell table:formula="of:=[.C40]/([.C40]+[.B40])" office:value-type="float" office:value="0.0602409638554217" calcext:value-type="float">
            <text:p>0.06024096385542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56" calcext:value-type="float">
            <text:p>156</text:p>
          </table:table-cell>
          <table:table-cell office:value-type="float" office:value="2" calcext:value-type="float">
            <text:p>2</text:p>
          </table:table-cell>
          <table:table-cell table:formula="of:=[.C41]/([.C41]+[.B41])" office:value-type="float" office:value="0.0126582278481013" calcext:value-type="float">
            <text:p>0.012658227848101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table:formula="of:=[.C42]/([.C42]+[.B42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55" calcext:value-type="float">
            <text:p>155</text:p>
          </table:table-cell>
          <table:table-cell office:value-type="float" office:value="8" calcext:value-type="float">
            <text:p>8</text:p>
          </table:table-cell>
          <table:table-cell table:formula="of:=[.C43]/([.C43]+[.B43])" office:value-type="float" office:value="0.049079754601227" calcext:value-type="float">
            <text:p>0.049079754601227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44]/([.C44]+[.B44])" office:value-type="float" office:value="0.0127388535031847" calcext:value-type="float">
            <text:p>0.012738853503184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54" calcext:value-type="float">
            <text:p>154</text:p>
          </table:table-cell>
          <table:table-cell office:value-type="float" office:value="10" calcext:value-type="float">
            <text:p>10</text:p>
          </table:table-cell>
          <table:table-cell table:formula="of:=[.C45]/([.C45]+[.B45])" office:value-type="float" office:value="0.0609756097560976" calcext:value-type="float">
            <text:p>0.060975609756097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formula="of:=[.C46]/([.C46]+[.B46])" office:value-type="float" office:value="0.0552147239263804" calcext:value-type="float">
            <text:p>0.055214723926380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47]/([.C47]+[.B47])" office:value-type="float" office:value="0.0191082802547771" calcext:value-type="float">
            <text:p>0.019108280254777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4" calcext:value-type="float">
            <text:p>154</text:p>
          </table:table-cell>
          <table:table-cell office:value-type="float" office:value="9" calcext:value-type="float">
            <text:p>9</text:p>
          </table:table-cell>
          <table:table-cell table:formula="of:=[.C48]/([.C48]+[.B48])" office:value-type="float" office:value="0.0552147239263804" calcext:value-type="float">
            <text:p>0.055214723926380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53" calcext:value-type="float">
            <text:p>153</text:p>
          </table:table-cell>
          <table:table-cell office:value-type="float" office:value="12" calcext:value-type="float">
            <text:p>12</text:p>
          </table:table-cell>
          <table:table-cell table:formula="of:=[.C49]/([.C49]+[.B49])" office:value-type="float" office:value="0.0727272727272727" calcext:value-type="float">
            <text:p>0.072727272727272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formula="of:=[.C50]/([.C50]+[.B50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1]/([.C51]+[.B51])" office:value-type="float" office:value="0.0254777070063694" calcext:value-type="float">
            <text:p>0.02547770700636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53" calcext:value-type="float">
            <text:p>153</text:p>
          </table:table-cell>
          <table:table-cell office:value-type="float" office:value="9" calcext:value-type="float">
            <text:p>9</text:p>
          </table:table-cell>
          <table:table-cell table:formula="of:=[.C52]/([.C52]+[.B52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3]/([.C53]+[.B53])" office:value-type="float" office:value="0.0254777070063694" calcext:value-type="float">
            <text:p>0.025477707006369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54]/([.C54]+[.B54])" office:value-type="float" office:value="0.0254777070063694" calcext:value-type="float">
            <text:p>0.025477707006369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[.C55]/([.C55]+[.B55])" office:value-type="float" office:value="0.0318471337579618" calcext:value-type="float">
            <text:p>0.03184713375796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table:formula="of:=[.C56]/([.C56]+[.B56])" office:value-type="float" office:value="0.0379746835443038" calcext:value-type="float">
            <text:p>0.03797468354430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table:formula="of:=[.C57]/([.C57]+[.B57])" office:value-type="float" office:value="0.0318471337579618" calcext:value-type="float">
            <text:p>0.031847133757961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table:formula="of:=[.C58]/([.C58]+[.B58])" office:value-type="float" office:value="0.0379746835443038" calcext:value-type="float">
            <text:p>0.0379746835443038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52" calcext:value-type="float">
            <text:p>152</text:p>
          </table:table-cell>
          <table:table-cell office:value-type="float" office:value="8" calcext:value-type="float">
            <text:p>8</text:p>
          </table:table-cell>
          <table:table-cell table:formula="of:=[.C59]/([.C59]+[.B59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60]/([.C60]+[.B60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1]/([.C61]+[.B61])" office:value-type="float" office:value="0.0258064516129032" calcext:value-type="float">
            <text:p>0.025806451612903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62]/([.C62]+[.B62])" office:value-type="float" office:value="0.0258064516129032" calcext:value-type="float">
            <text:p>0.025806451612903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63]/([.C63]+[.B63])" office:value-type="float" office:value="0.025974025974026" calcext:value-type="float">
            <text:p>0.02597402597402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50" calcext:value-type="float">
            <text:p>150</text:p>
          </table:table-cell>
          <table:table-cell office:value-type="float" office:value="9" calcext:value-type="float">
            <text:p>9</text:p>
          </table:table-cell>
          <table:table-cell table:formula="of:=[.C64]/([.C64]+[.B64])" office:value-type="float" office:value="0.0566037735849057" calcext:value-type="float">
            <text:p>0.056603773584905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65]/([.C65]+[.B65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table:formula="of:=[.C66]/([.C66]+[.B66])" office:value-type="float" office:value="0.0963855421686747" calcext:value-type="float">
            <text:p>0.096385542168674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67]/([.C67]+[.B67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table:formula="of:=[.C68]/([.C68]+[.B68])" office:value-type="float" office:value="0.0131578947368421" calcext:value-type="float">
            <text:p>0.013157894736842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69]/([.C69]+[.B69])" office:value-type="float" office:value="0.0261437908496732" calcext:value-type="float">
            <text:p>0.0261437908496732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9" calcext:value-type="float">
            <text:p>149</text:p>
          </table:table-cell>
          <table:table-cell office:value-type="float" office:value="15" calcext:value-type="float">
            <text:p>15</text:p>
          </table:table-cell>
          <table:table-cell table:formula="of:=[.C70]/([.C70]+[.B70])" office:value-type="float" office:value="0.0914634146341463" calcext:value-type="float">
            <text:p>0.091463414634146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table:formula="of:=[.C71]/([.C71]+[.B71])" office:value-type="float" office:value="0.0324675324675325" calcext:value-type="float">
            <text:p>0.032467532467532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9" calcext:value-type="float">
            <text:p>149</text:p>
          </table:table-cell>
          <table:table-cell office:value-type="float" office:value="9" calcext:value-type="float">
            <text:p>9</text:p>
          </table:table-cell>
          <table:table-cell table:formula="of:=[.C72]/([.C72]+[.B72])" office:value-type="float" office:value="0.0569620253164557" calcext:value-type="float">
            <text:p>0.056962025316455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table:formula="of:=[.C73]/([.C73]+[.B73])" office:value-type="float" office:value="0.00671140939597315" calcext:value-type="float">
            <text:p>0.0067114093959731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4]/([.C74]+[.B74])" office:value-type="float" office:value="0.0326797385620915" calcext:value-type="float">
            <text:p>0.032679738562091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formula="of:=[.C75]/([.C75]+[.B75])" office:value-type="float" office:value="0.0516129032258065" calcext:value-type="float">
            <text:p>0.051612903225806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7" calcext:value-type="float">
            <text:p>147</text:p>
          </table:table-cell>
          <table:table-cell office:value-type="float" office:value="8" calcext:value-type="float">
            <text:p>8</text:p>
          </table:table-cell>
          <table:table-cell table:formula="of:=[.C76]/([.C76]+[.B76])" office:value-type="float" office:value="0.0516129032258065" calcext:value-type="float">
            <text:p>0.051612903225806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7" calcext:value-type="float">
            <text:p>147</text:p>
          </table:table-cell>
          <table:table-cell office:value-type="float" office:value="7" calcext:value-type="float">
            <text:p>7</text:p>
          </table:table-cell>
          <table:table-cell table:formula="of:=[.C77]/([.C77]+[.B77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7" calcext:value-type="float">
            <text:p>147</text:p>
          </table:table-cell>
          <table:table-cell office:value-type="float" office:value="11" calcext:value-type="float">
            <text:p>11</text:p>
          </table:table-cell>
          <table:table-cell table:formula="of:=[.C78]/([.C78]+[.B78])" office:value-type="float" office:value="0.069620253164557" calcext:value-type="float">
            <text:p>0.06962025316455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formula="of:=[.C79]/([.C79]+[.B79])" office:value-type="float" office:value="0.00675675675675676" calcext:value-type="float">
            <text:p>0.0067567567567567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table:formula="of:=[.C80]/([.C80]+[.B80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81]/([.C81]+[.B81])" office:value-type="float" office:value="0.0266666666666667" calcext:value-type="float">
            <text:p>0.026666666666666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table:formula="of:=[.C82]/([.C82]+[.B82])" office:value-type="float" office:value="0.0394736842105263" calcext:value-type="float">
            <text:p>0.039473684210526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6" calcext:value-type="float">
            <text:p>146</text:p>
          </table:table-cell>
          <table:table-cell office:value-type="float" office:value="8" calcext:value-type="float">
            <text:p>8</text:p>
          </table:table-cell>
          <table:table-cell table:formula="of:=[.C83]/([.C83]+[.B83])"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6" calcext:value-type="float">
            <text:p>146</text:p>
          </table:table-cell>
          <table:table-cell office:value-type="float" office:value="9" calcext:value-type="float">
            <text:p>9</text:p>
          </table:table-cell>
          <table:table-cell table:formula="of:=[.C84]/([.C84]+[.B84])" office:value-type="float" office:value="0.0580645161290323" calcext:value-type="float">
            <text:p>0.058064516129032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5" calcext:value-type="float">
            <text:p>145</text:p>
          </table:table-cell>
          <table:table-cell office:value-type="float" office:value="9" calcext:value-type="float">
            <text:p>9</text:p>
          </table:table-cell>
          <table:table-cell table:formula="of:=[.C85]/([.C85]+[.B85])" office:value-type="float" office:value="0.0584415584415584" calcext:value-type="float">
            <text:p>0.058441558441558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5" calcext:value-type="float">
            <text:p>145</text:p>
          </table:table-cell>
          <table:table-cell office:value-type="float" office:value="2" calcext:value-type="float">
            <text:p>2</text:p>
          </table:table-cell>
          <table:table-cell table:formula="of:=[.C86]/([.C86]+[.B86])" office:value-type="float" office:value="0.0136054421768707" calcext:value-type="float">
            <text:p>0.013605442176870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87]/([.C87]+[.B87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table:formula="of:=[.C88]/([.C88]+[.B88])" office:value-type="float" office:value="0.0397350993377483" calcext:value-type="float">
            <text:p>0.039735099337748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formula="of:=[.C89]/([.C89]+[.B89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5" calcext:value-type="float">
            <text:p>145</text:p>
          </table:table-cell>
          <table:table-cell office:value-type="float" office:value="7" calcext:value-type="float">
            <text:p>7</text:p>
          </table:table-cell>
          <table:table-cell table:formula="of:=[.C90]/([.C90]+[.B90])" office:value-type="float" office:value="0.0460526315789474" calcext:value-type="float">
            <text:p>0.04605263157894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[.C91]/([.C91]+[.B91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[.C92]/([.C92]+[.B92])" office:value-type="float" office:value="0.0136986301369863" calcext:value-type="float">
            <text:p>0.013698630136986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3]/([.C93]+[.B93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10" calcext:value-type="float">
            <text:p>10</text:p>
          </table:table-cell>
          <table:table-cell table:formula="of:=[.C94]/([.C94]+[.B94])" office:value-type="float" office:value="0.0649350649350649" calcext:value-type="float">
            <text:p>0.064935064935064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95]/([.C95]+[.B95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11" calcext:value-type="float">
            <text:p>11</text:p>
          </table:table-cell>
          <table:table-cell table:formula="of:=[.C96]/([.C96]+[.B96])" office:value-type="float" office:value="0.0709677419354839" calcext:value-type="float">
            <text:p>0.070967741935483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" calcext:value-type="float">
            <text:p>144</text:p>
          </table:table-cell>
          <table:table-cell office:value-type="float" office:value="2" calcext:value-type="float">
            <text:p>2</text:p>
          </table:table-cell>
          <table:table-cell table:formula="of:=[.C97]/([.C97]+[.B97])" office:value-type="float" office:value="0.0136986301369863" calcext:value-type="float">
            <text:p>0.013698630136986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table:formula="of:=[.C98]/([.C98]+[.B98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formula="of:=[.C99]/([.C99]+[.B99])" office:value-type="float" office:value="0.0466666666666667" calcext:value-type="float">
            <text:p>0.046666666666666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100]/([.C100]+[.B100])" office:value-type="float" office:value="0.0337837837837838" calcext:value-type="float">
            <text:p>0.0337837837837838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table:formula="of:=[.C101]/([.C101]+[.B101])" office:value-type="float" office:value="0.0529801324503311" calcext:value-type="float">
            <text:p>0.05298013245033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3" calcext:value-type="float">
            <text:p>143</text:p>
          </table:table-cell>
          <table:table-cell office:value-type="float" office:value="7" calcext:value-type="float">
            <text:p>7</text:p>
          </table:table-cell>
          <table:table-cell table:formula="of:=[.C102]/([.C102]+[.B102])" office:value-type="float" office:value="0.0466666666666667" calcext:value-type="float">
            <text:p>0.046666666666666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2" calcext:value-type="float">
            <text:p>142</text:p>
          </table:table-cell>
          <table:table-cell office:value-type="float" office:value="8" calcext:value-type="float">
            <text:p>8</text:p>
          </table:table-cell>
          <table:table-cell table:formula="of:=[.C103]/([.C103]+[.B103])" office:value-type="float" office:value="0.0533333333333333" calcext:value-type="float">
            <text:p>0.053333333333333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104]/([.C104]+[.B104])" office:value-type="float" office:value="0.0273972602739726" calcext:value-type="float">
            <text:p>0.027397260273972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table:formula="of:=[.C105]/([.C105]+[.B105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formula="of:=[.C106]/([.C106]+[.B106])" office:value-type="float" office:value="0.0472972972972973" calcext:value-type="float">
            <text:p>0.047297297297297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table:formula="of:=[.C107]/([.C107]+[.B107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108]/([.C108]+[.B108])" office:value-type="float" office:value="0.0275862068965517" calcext:value-type="float">
            <text:p>0.027586206896551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table:formula="of:=[.C109]/([.C109]+[.B109])" office:value-type="float" office:value="0.0410958904109589" calcext:value-type="float">
            <text:p>0.041095890410958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table:formula="of:=[.C110]/([.C110]+[.B110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table:formula="of:=[.C111]/([.C111]+[.B111])" office:value-type="float" office:value="0.0479452054794521" calcext:value-type="float">
            <text:p>0.047945205479452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112]/([.C112]+[.B112])" office:value-type="float" office:value="0.0347222222222222" calcext:value-type="float">
            <text:p>0.034722222222222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113]/([.C113]+[.B113])" office:value-type="float" office:value="0.027972027972028" calcext:value-type="float">
            <text:p>0.027972027972028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114]/([.C114]+[.B114])" office:value-type="float" office:value="0.0347222222222222" calcext:value-type="float">
            <text:p>0.034722222222222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[.C115]/([.C115]+[.B115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[.C116]/([.C116]+[.B116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[.C117]/([.C117]+[.B117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table:formula="of:=[.C118]/([.C118]+[.B118])" office:value-type="float" office:value="0.0547945205479452" calcext:value-type="float">
            <text:p>0.05479452054794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[.C119]/([.C119]+[.B119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table:formula="of:=[.C120]/([.C120]+[.B120])" office:value-type="float" office:value="0.0921052631578947" calcext:value-type="float">
            <text:p>0.0921052631578947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table:formula="of:=[.C121]/([.C121]+[.B121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formula="of:=[.C122]/([.C122]+[.B122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formula="of:=[.C123]/([.C123]+[.B123])" office:value-type="float" office:value="0.0482758620689655" calcext:value-type="float">
            <text:p>0.0482758620689655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table:formula="of:=[.C124]/([.C124]+[.B124])" office:value-type="float" office:value="0.0675675675675676" calcext:value-type="float">
            <text:p>0.067567567567567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8" calcext:value-type="float">
            <text:p>8</text:p>
          </table:table-cell>
          <table:table-cell table:formula="of:=[.C125]/([.C125]+[.B125])" office:value-type="float" office:value="0.0547945205479452" calcext:value-type="float">
            <text:p>0.054794520547945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8" calcext:value-type="float">
            <text:p>138</text:p>
          </table:table-cell>
          <table:table-cell office:value-type="float" office:value="4" calcext:value-type="float">
            <text:p>4</text:p>
          </table:table-cell>
          <table:table-cell table:formula="of:=[.C126]/([.C126]+[.B126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8" calcext:value-type="float">
            <text:p>138</text:p>
          </table:table-cell>
          <table:table-cell office:value-type="float" office:value="7" calcext:value-type="float">
            <text:p>7</text:p>
          </table:table-cell>
          <table:table-cell table:formula="of:=[.C127]/([.C127]+[.B127])" office:value-type="float" office:value="0.0482758620689655" calcext:value-type="float">
            <text:p>0.048275862068965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table:formula="of:=[.C128]/([.C128]+[.B128])" office:value-type="float" office:value="0.0142857142857143" calcext:value-type="float">
            <text:p>0.01428571428571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129]/([.C129]+[.B129])" office:value-type="float" office:value="0.0283687943262411" calcext:value-type="float">
            <text:p>0.028368794326241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float" office:value="9" calcext:value-type="float">
            <text:p>9</text:p>
          </table:table-cell>
          <table:table-cell table:formula="of:=[.C130]/([.C130]+[.B130])" office:value-type="float" office:value="0.0616438356164384" calcext:value-type="float">
            <text:p>0.061643835616438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table:formula="of:=[.C131]/([.C131]+[.B131])" office:value-type="float" office:value="0.0352112676056338" calcext:value-type="float">
            <text:p>0.035211267605633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132]/([.C132]+[.B132])" office:value-type="float" office:value="0.0283687943262411" calcext:value-type="float">
            <text:p>0.028368794326241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133]/([.C133]+[.B133])" office:value-type="float" office:value="0.0354609929078014" calcext:value-type="float">
            <text:p>0.035460992907801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formula="of:=[.C134]/([.C134]+[.B134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6" calcext:value-type="float">
            <text:p>136</text:p>
          </table:table-cell>
          <table:table-cell office:value-type="float" office:value="6" calcext:value-type="float">
            <text:p>6</text:p>
          </table:table-cell>
          <table:table-cell table:formula="of:=[.C135]/([.C135]+[.B135])" office:value-type="float" office:value="0.0422535211267606" calcext:value-type="float">
            <text:p>0.0422535211267606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table:formula="of:=[.C136]/([.C136]+[.B136])" office:value-type="float" office:value="0.0684931506849315" calcext:value-type="float">
            <text:p>0.06849315068493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137]/([.C137]+[.B137])" office:value-type="float" office:value="0.0354609929078014" calcext:value-type="float">
            <text:p>0.0354609929078014</text:p>
          </table:table-cell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8" calcext:value-type="float">
            <text:p>8</text:p>
          </table:table-cell>
          <table:table-cell table:formula="of:=[.C138]/([.C138]+[.B138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table:formula="of:=[.C139]/([.C139]+[.B139])" office:value-type="float" office:value="0.0559440559440559" calcext:value-type="float">
            <text:p>0.0559440559440559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140]/([.C140]+[.B140])" office:value-type="float" office:value="0.0287769784172662" calcext:value-type="float">
            <text:p>0.028776978417266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formula="of:=[.C141]/([.C141]+[.B141])" office:value-type="float" office:value="0.0359712230215827" calcext:value-type="float">
            <text:p>0.0359712230215827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formula="of:=[.C142]/([.C142]+[.B142])" office:value-type="float" office:value="0.0359712230215827" calcext:value-type="float">
            <text:p>0.035971223021582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143]/([.C143]+[.B143])" office:value-type="float" office:value="0.0289855072463768" calcext:value-type="float">
            <text:p>0.028985507246376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table:formula="of:=[.C144]/([.C144]+[.B144])" office:value-type="float" office:value="0.0563380281690141" calcext:value-type="float">
            <text:p>0.056338028169014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145]/([.C145]+[.B145])" office:value-type="float" office:value="0.0147058823529412" calcext:value-type="float">
            <text:p>0.014705882352941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formula="of:=[.C146]/([.C146]+[.B146])" office:value-type="float" office:value="0.0359712230215827" calcext:value-type="float">
            <text:p>0.0359712230215827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147]/([.C147]+[.B147])" office:value-type="float" office:value="0.0289855072463768" calcext:value-type="float">
            <text:p>0.0289855072463768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34" calcext:value-type="float">
            <text:p>134</text:p>
          </table:table-cell>
          <table:table-cell office:value-type="float" office:value="8" calcext:value-type="float">
            <text:p>8</text:p>
          </table:table-cell>
          <table:table-cell table:formula="of:=[.C148]/([.C148]+[.B148])" office:value-type="float" office:value="0.0563380281690141" calcext:value-type="float">
            <text:p>0.056338028169014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table:formula="of:=[.C149]/([.C149]+[.B149])" office:value-type="float" office:value="0.049645390070922" calcext:value-type="float">
            <text:p>0.04964539007092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table:formula="of:=[.C150]/([.C150]+[.B150])" office:value-type="float" office:value="0.0359712230215827" calcext:value-type="float">
            <text:p>0.0359712230215827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33" calcext:value-type="float">
            <text:p>133</text:p>
          </table:table-cell>
          <table:table-cell office:value-type="float" office:value="12" calcext:value-type="float">
            <text:p>12</text:p>
          </table:table-cell>
          <table:table-cell table:formula="of:=[.C151]/([.C151]+[.B151])" office:value-type="float" office:value="0.0827586206896552" calcext:value-type="float">
            <text:p>0.08275862068965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formula="of:=[.C152]/([.C152]+[.B152])" office:value-type="float" office:value="0.0220588235294118" calcext:value-type="float">
            <text:p>0.02205882352941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32" calcext:value-type="float">
            <text:p>132</text:p>
          </table:table-cell>
          <table:table-cell office:value-type="float" office:value="7" calcext:value-type="float">
            <text:p>7</text:p>
          </table:table-cell>
          <table:table-cell table:formula="of:=[.C153]/([.C153]+[.B153])" office:value-type="float" office:value="0.0503597122302158" calcext:value-type="float">
            <text:p>0.050359712230215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32" calcext:value-type="float">
            <text:p>132</text:p>
          </table:table-cell>
          <table:table-cell office:value-type="float" office:value="3" calcext:value-type="float">
            <text:p>3</text:p>
          </table:table-cell>
          <table:table-cell table:formula="of:=[.C154]/([.C154]+[.B154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155]/([.C155]+[.B155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table:formula="of:=[.C156]/([.C156]+[.B156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table:formula="of:=[.C157]/([.C157]+[.B157])" office:value-type="float" office:value="0.0364963503649635" calcext:value-type="float">
            <text:p>0.03649635036496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158]/([.C158]+[.B158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31" calcext:value-type="float">
            <text:p>131</text:p>
          </table:table-cell>
          <table:table-cell office:value-type="float" office:value="9" calcext:value-type="float">
            <text:p>9</text:p>
          </table:table-cell>
          <table:table-cell table:formula="of:=[.C159]/([.C159]+[.B159])" office:value-type="float" office:value="0.0642857142857143" calcext:value-type="float">
            <text:p>0.064285714285714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[.C160]/([.C160]+[.B160])" office:value-type="float" office:value="0.0575539568345324" calcext:value-type="float">
            <text:p>0.057553956834532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formula="of:=[.C161]/([.C161]+[.B161])" office:value-type="float" office:value="0.0575539568345324" calcext:value-type="float">
            <text:p>0.057553956834532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table:formula="of:=[.C162]/([.C162]+[.B162])" office:value-type="float" office:value="0.0437956204379562" calcext:value-type="float">
            <text:p>0.043795620437956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31" calcext:value-type="float">
            <text:p>131</text:p>
          </table:table-cell>
          <table:table-cell office:value-type="float" office:value="7" calcext:value-type="float">
            <text:p>7</text:p>
          </table:table-cell>
          <table:table-cell table:formula="of:=[.C163]/([.C163]+[.B163])" office:value-type="float" office:value="0.0507246376811594" calcext:value-type="float">
            <text:p>0.050724637681159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164]/([.C164]+[.B164])" office:value-type="float" office:value="0.0223880597014925" calcext:value-type="float">
            <text:p>0.022388059701492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165]/([.C165]+[.B165])" office:value-type="float" office:value="0.0298507462686567" calcext:value-type="float">
            <text:p>0.029850746268656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table:formula="of:=[.C166]/([.C166]+[.B166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167]/([.C167]+[.B167])" office:value-type="float" office:value="0.0225563909774436" calcext:value-type="float">
            <text:p>0.022556390977443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table:formula="of:=[.C168]/([.C168]+[.B168])" office:value-type="float" office:value="0.0441176470588235" calcext:value-type="float">
            <text:p>0.04411764705882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169]/([.C169]+[.B169])" office:value-type="float" office:value="0.0300751879699248" calcext:value-type="float">
            <text:p>0.0300751879699248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170]/([.C170]+[.B170])" office:value-type="float" office:value="0.00769230769230769" calcext:value-type="float">
            <text:p>0.0076923076923076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171]/([.C171]+[.B171])" office:value-type="float" office:value="0.0300751879699248" calcext:value-type="float">
            <text:p>0.0300751879699248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formula="of:=[.C172]/([.C172]+[.B172])" office:value-type="float" office:value="0.0373134328358209" calcext:value-type="float">
            <text:p>0.037313432835820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173]/([.C173]+[.B173])" office:value-type="float" office:value="0.0300751879699248" calcext:value-type="float">
            <text:p>0.0300751879699248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29" calcext:value-type="float">
            <text:p>129</text:p>
          </table:table-cell>
          <table:table-cell office:value-type="float" office:value="9" calcext:value-type="float">
            <text:p>9</text:p>
          </table:table-cell>
          <table:table-cell table:formula="of:=[.C174]/([.C174]+[.B174])" office:value-type="float" office:value="0.0652173913043478" calcext:value-type="float">
            <text:p>0.065217391304347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[.C175]/([.C175]+[.B175])" office:value-type="float" office:value="0.037593984962406" calcext:value-type="float">
            <text:p>0.037593984962406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28" calcext:value-type="float">
            <text:p>128</text:p>
          </table:table-cell>
          <table:table-cell office:value-type="float" office:value="7" calcext:value-type="float">
            <text:p>7</text:p>
          </table:table-cell>
          <table:table-cell table:formula="of:=[.C176]/([.C176]+[.B176])" office:value-type="float" office:value="0.0518518518518519" calcext:value-type="float">
            <text:p>0.0518518518518519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formula="of:=[.C177]/([.C177]+[.B177])" office:value-type="float" office:value="0.0153846153846154" calcext:value-type="float">
            <text:p>0.015384615384615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table:formula="of:=[.C178]/([.C178]+[.B178])" office:value-type="float" office:value="0.037593984962406" calcext:value-type="float">
            <text:p>0.037593984962406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179]/([.C179]+[.B179])" office:value-type="float" office:value="0.0229007633587786" calcext:value-type="float">
            <text:p>0.022900763358778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28" calcext:value-type="float">
            <text:p>128</text:p>
          </table:table-cell>
          <table:table-cell office:value-type="float" office:value="9" calcext:value-type="float">
            <text:p>9</text:p>
          </table:table-cell>
          <table:table-cell table:formula="of:=[.C180]/([.C180]+[.B180])" office:value-type="float" office:value="0.0656934306569343" calcext:value-type="float">
            <text:p>0.065693430656934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27" calcext:value-type="float">
            <text:p>127</text:p>
          </table:table-cell>
          <table:table-cell office:value-type="float" office:value="11" calcext:value-type="float">
            <text:p>11</text:p>
          </table:table-cell>
          <table:table-cell table:formula="of:=[.C181]/([.C181]+[.B181])" office:value-type="float" office:value="0.0797101449275362" calcext:value-type="float">
            <text:p>0.0797101449275362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table:formula="of:=[.C182]/([.C182]+[.B182])" office:value-type="float" office:value="0.0230769230769231" calcext:value-type="float">
            <text:p>0.0230769230769231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formula="of:=[.C183]/([.C183]+[.B183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table:formula="of:=[.C184]/([.C184]+[.B184])" office:value-type="float" office:value="0.0597014925373134" calcext:value-type="float">
            <text:p>0.0597014925373134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formula="of:=[.C185]/([.C185]+[.B185])" office:value-type="float" office:value="0.0078740157480315" calcext:value-type="float">
            <text:p>0.007874015748031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formula="of:=[.C186]/([.C186]+[.B186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187]/([.C187]+[.B187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table:formula="of:=[.C188]/([.C188]+[.B188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189]/([.C189]+[.B189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26" calcext:value-type="float">
            <text:p>126</text:p>
          </table:table-cell>
          <table:table-cell office:value-type="float" office:value="9" calcext:value-type="float">
            <text:p>9</text:p>
          </table:table-cell>
          <table:table-cell table:formula="of:=[.C190]/([.C190]+[.B190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191]/([.C191]+[.B191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formula="of:=[.C192]/([.C192]+[.B192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table:formula="of:=[.C193]/([.C193]+[.B193])" office:value-type="float" office:value="0.0740740740740741" calcext:value-type="float">
            <text:p>0.074074074074074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table:formula="of:=[.C194]/([.C194]+[.B194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195]/([.C195]+[.B195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24" calcext:value-type="float">
            <text:p>124</text:p>
          </table:table-cell>
          <table:table-cell office:value-type="float" office:value="7" calcext:value-type="float">
            <text:p>7</text:p>
          </table:table-cell>
          <table:table-cell table:formula="of:=[.C196]/([.C196]+[.B196])" office:value-type="float" office:value="0.0534351145038168" calcext:value-type="float">
            <text:p>0.053435114503816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197]/([.C197]+[.B197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table:formula="of:=[.C198]/([.C198]+[.B198])" office:value-type="float" office:value="0.0461538461538462" calcext:value-type="float">
            <text:p>0.0461538461538462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23" calcext:value-type="float">
            <text:p>123</text:p>
          </table:table-cell>
          <table:table-cell office:value-type="float" office:value="8" calcext:value-type="float">
            <text:p>8</text:p>
          </table:table-cell>
          <table:table-cell table:formula="of:=[.C199]/([.C199]+[.B199])" office:value-type="float" office:value="0.0610687022900763" calcext:value-type="float">
            <text:p>0.061068702290076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formula="of:=[.C200]/([.C200]+[.B200])" office:value-type="float" office:value="0.00806451612903226" calcext:value-type="float">
            <text:p>0.0080645161290322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22" calcext:value-type="float">
            <text:p>122</text:p>
          </table:table-cell>
          <table:table-cell office:value-type="float" office:value="7" calcext:value-type="float">
            <text:p>7</text:p>
          </table:table-cell>
          <table:table-cell table:formula="of:=[.C201]/([.C201]+[.B201])" office:value-type="float" office:value="0.0542635658914729" calcext:value-type="float">
            <text:p>0.0542635658914729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[.C202]/([.C202]+[.B202]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[.C203]/([.C203]+[.B203]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table:formula="of:=[.C204]/([.C204]+[.B204])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formula="of:=[.C205]/([.C205]+[.B205])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formula="of:=[.C206]/([.C206]+[.B206])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22" calcext:value-type="float">
            <text:p>122</text:p>
          </table:table-cell>
          <table:table-cell office:value-type="float" office:value="3" calcext:value-type="float">
            <text:p>3</text:p>
          </table:table-cell>
          <table:table-cell table:formula="of:=[.C207]/([.C207]+[.B207])" office:value-type="float" office:value="0.024" calcext:value-type="float">
            <text:p>0.02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[.C208]/([.C208]+[.B208]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formula="of:=[.C209]/([.C209]+[.B209])" office:value-type="float" office:value="0.00813008130081301" calcext:value-type="float">
            <text:p>0.00813008130081301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22" calcext:value-type="float">
            <text:p>122</text:p>
          </table:table-cell>
          <table:table-cell office:value-type="float" office:value="11" calcext:value-type="float">
            <text:p>11</text:p>
          </table:table-cell>
          <table:table-cell table:formula="of:=[.C210]/([.C210]+[.B210])" office:value-type="float" office:value="0.0827067669172932" calcext:value-type="float">
            <text:p>0.082706766917293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formula="of:=[.C211]/([.C211]+[.B211])" office:value-type="float" office:value="0.0393700787401575" calcext:value-type="float">
            <text:p>0.039370078740157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212]/([.C212]+[.B2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21" calcext:value-type="float">
            <text:p>121</text:p>
          </table:table-cell>
          <table:table-cell office:value-type="float" office:value="8" calcext:value-type="float">
            <text:p>8</text:p>
          </table:table-cell>
          <table:table-cell table:formula="of:=[.C213]/([.C213]+[.B213])" office:value-type="float" office:value="0.062015503875969" calcext:value-type="float">
            <text:p>0.062015503875969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21" calcext:value-type="float">
            <text:p>121</text:p>
          </table:table-cell>
          <table:table-cell office:value-type="float" office:value="11" calcext:value-type="float">
            <text:p>11</text:p>
          </table:table-cell>
          <table:table-cell table:formula="of:=[.C214]/([.C214]+[.B214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[.C215]/([.C215]+[.B215])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formula="of:=[.C216]/([.C216]+[.B216])" office:value-type="float" office:value="0.0546875" calcext:value-type="float">
            <text:p>0.054687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table:formula="of:=[.C217]/([.C217]+[.B217])" office:value-type="float" office:value="0.032" calcext:value-type="float">
            <text:p>0.032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formula="of:=[.C218]/([.C218]+[.B218])" office:value-type="float" office:value="0.0546875" calcext:value-type="float">
            <text:p>0.054687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219]/([.C219]+[.B219])" office:value-type="float" office:value="0.0241935483870968" calcext:value-type="float">
            <text:p>0.024193548387096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formula="of:=[.C220]/([.C220]+[.B220])" office:value-type="float" office:value="0.047244094488189" calcext:value-type="float">
            <text:p>0.047244094488189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formula="of:=[.C221]/([.C221]+[.B221])" office:value-type="float" office:value="0.0396825396825397" calcext:value-type="float">
            <text:p>0.039682539682539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222]/([.C222]+[.B222])" office:value-type="float" office:value="0.0241935483870968" calcext:value-type="float">
            <text:p>0.0241935483870968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21" calcext:value-type="float">
            <text:p>121</text:p>
          </table:table-cell>
          <table:table-cell office:value-type="float" office:value="7" calcext:value-type="float">
            <text:p>7</text:p>
          </table:table-cell>
          <table:table-cell table:formula="of:=[.C223]/([.C223]+[.B223])" office:value-type="float" office:value="0.0546875" calcext:value-type="float">
            <text:p>0.054687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formula="of:=[.C224]/([.C224]+[.B224])" office:value-type="float" office:value="0.016260162601626" calcext:value-type="float">
            <text:p>0.01626016260162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formula="of:=[.C225]/([.C225]+[.B225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[.C226]/([.C226]+[.B226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formula="of:=[.C227]/([.C227]+[.B227])" office:value-type="float" office:value="0.00826446280991736" calcext:value-type="float">
            <text:p>0.00826446280991736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20" calcext:value-type="float">
            <text:p>120</text:p>
          </table:table-cell>
          <table:table-cell office:value-type="float" office:value="4" calcext:value-type="float">
            <text:p>4</text:p>
          </table:table-cell>
          <table:table-cell table:formula="of:=[.C228]/([.C228]+[.B228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229]/([.C229]+[.B229])" office:value-type="float" office:value="0.0165289256198347" calcext:value-type="float">
            <text:p>0.016528925619834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230]/([.C230]+[.B230])" office:value-type="float" office:value="0.0165289256198347" calcext:value-type="float">
            <text:p>0.0165289256198347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table:formula="of:=[.C231]/([.C231]+[.B231])" office:value-type="float" office:value="0.0634920634920635" calcext:value-type="float">
            <text:p>0.063492063492063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10" calcext:value-type="float">
            <text:p>10</text:p>
          </table:table-cell>
          <table:table-cell table:formula="of:=[.C232]/([.C232]+[.B232])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formula="of:=[.C233]/([.C233]+[.B233])" office:value-type="float" office:value="0.0166666666666667" calcext:value-type="float">
            <text:p>0.016666666666666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18" calcext:value-type="float">
            <text:p>118</text:p>
          </table:table-cell>
          <table:table-cell office:value-type="float" office:value="7" calcext:value-type="float">
            <text:p>7</text:p>
          </table:table-cell>
          <table:table-cell table:formula="of:=[.C234]/([.C234]+[.B234])"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17" calcext:value-type="float">
            <text:p>117</text:p>
          </table:table-cell>
          <table:table-cell office:value-type="float" office:value="9" calcext:value-type="float">
            <text:p>9</text:p>
          </table:table-cell>
          <table:table-cell table:formula="of:=[.C235]/([.C235]+[.B235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formula="of:=[.C236]/([.C236]+[.B236])" office:value-type="float" office:value="0.0330578512396694" calcext:value-type="float">
            <text:p>0.033057851239669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table:formula="of:=[.C237]/([.C237]+[.B237])" office:value-type="float" office:value="0.040983606557377" calcext:value-type="float">
            <text:p>0.04098360655737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table:formula="of:=[.C238]/([.C238]+[.B238])"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239]/([.C239]+[.B239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240]/([.C240]+[.B240])" office:value-type="float" office:value="0.0168067226890756" calcext:value-type="float">
            <text:p>0.016806722689075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table:formula="of:=[.C241]/([.C241]+[.B241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242]/([.C242]+[.B242])" office:value-type="float" office:value="0.00854700854700855" calcext:value-type="float">
            <text:p>0.0085470085470085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243]/([.C243]+[.B243])" office:value-type="float" office:value="0.0254237288135593" calcext:value-type="float">
            <text:p>0.0254237288135593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C244]/([.C244]+[.B244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C245]/([.C245]+[.B245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15" calcext:value-type="float">
            <text:p>115</text:p>
          </table:table-cell>
          <table:table-cell office:value-type="float" office:value="8" calcext:value-type="float">
            <text:p>8</text:p>
          </table:table-cell>
          <table:table-cell table:formula="of:=[.C246]/([.C246]+[.B246])" office:value-type="float" office:value="0.0650406504065041" calcext:value-type="float">
            <text:p>0.065040650406504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47]/([.C247]+[.B247])" office:value-type="float" office:value="0.0336134453781513" calcext:value-type="float">
            <text:p>0.03361344537815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C248]/([.C248]+[.B248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49]/([.C249]+[.B249])" office:value-type="float" office:value="0.0336134453781513" calcext:value-type="float">
            <text:p>0.033613445378151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50]/([.C250]+[.B250])" office:value-type="float" office:value="0.0336134453781513" calcext:value-type="float">
            <text:p>0.033613445378151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formula="of:=[.C251]/([.C251]+[.B251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252]/([.C252]+[.B252])" office:value-type="float" office:value="0.0336134453781513" calcext:value-type="float">
            <text:p>0.0336134453781513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14" calcext:value-type="float">
            <text:p>114</text:p>
          </table:table-cell>
          <table:table-cell office:value-type="float" office:value="8" calcext:value-type="float">
            <text:p>8</text:p>
          </table:table-cell>
          <table:table-cell table:formula="of:=[.C253]/([.C253]+[.B253])" office:value-type="float" office:value="0.0655737704918033" calcext:value-type="float">
            <text:p>0.0655737704918033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14" calcext:value-type="float">
            <text:p>114</text:p>
          </table:table-cell>
          <table:table-cell office:value-type="float" office:value="2" calcext:value-type="float">
            <text:p>2</text:p>
          </table:table-cell>
          <table:table-cell table:formula="of:=[.C254]/([.C254]+[.B254])" office:value-type="float" office:value="0.0172413793103448" calcext:value-type="float">
            <text:p>0.01724137931034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table:formula="of:=[.C255]/([.C255]+[.B255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table:formula="of:=[.C256]/([.C256]+[.B256])" office:value-type="float" office:value="0.0731707317073171" calcext:value-type="float">
            <text:p>0.073170731707317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table:formula="of:=[.C257]/([.C257]+[.B257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formula="of:=[.C258]/([.C258]+[.B258])" office:value-type="float" office:value="0.0578512396694215" calcext:value-type="float">
            <text:p>0.057851239669421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59]/([.C259]+[.B259])" office:value-type="float" office:value="0.0341880341880342" calcext:value-type="float">
            <text:p>0.034188034188034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60]/([.C260]+[.B260])" office:value-type="float" office:value="0.0341880341880342" calcext:value-type="float">
            <text:p>0.034188034188034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261]/([.C261]+[.B261])" office:value-type="float" office:value="0.0341880341880342" calcext:value-type="float">
            <text:p>0.0341880341880342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table:formula="of:=[.C262]/([.C262]+[.B262])" office:value-type="float" office:value="0.0504201680672269" calcext:value-type="float">
            <text:p>0.050420168067226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table:formula="of:=[.C263]/([.C263]+[.B263])" office:value-type="float" office:value="0.0087719298245614" calcext:value-type="float">
            <text:p>0.008771929824561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table:formula="of:=[.C264]/([.C264]+[.B264])" office:value-type="float" office:value="0.0423728813559322" calcext:value-type="float">
            <text:p>0.0423728813559322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table:formula="of:=[.C265]/([.C265]+[.B265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266]/([.C266]+[.B266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formula="of:=[.C267]/([.C267]+[.B267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[.C268]/([.C268]+[.B268])" office:value-type="float" office:value="0.0427350427350427" calcext:value-type="float">
            <text:p>0.042735042735042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[.C269]/([.C269]+[.B269])" office:value-type="float" office:value="0.0427350427350427" calcext:value-type="float">
            <text:p>0.042735042735042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table:formula="of:=[.C270]/([.C270]+[.B270])" office:value-type="float" office:value="0.0427350427350427" calcext:value-type="float">
            <text:p>0.0427350427350427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table:formula="of:=[.C271]/([.C271]+[.B271])" office:value-type="float" office:value="0.0431034482758621" calcext:value-type="float">
            <text:p>0.0431034482758621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272]/([.C272]+[.B272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[.C273]/([.C273]+[.B273])" office:value-type="float" office:value="0.0517241379310345" calcext:value-type="float">
            <text:p>0.051724137931034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274]/([.C274]+[.B274])" office:value-type="float" office:value="0.0178571428571429" calcext:value-type="float">
            <text:p>0.0178571428571429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C275]/([.C275]+[.B275])" office:value-type="float" office:value="0.00900900900900901" calcext:value-type="float">
            <text:p>0.00900900900900901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" calcext:value-type="float">
            <text:p>110</text:p>
          </table:table-cell>
          <table:table-cell office:value-type="float" office:value="13" calcext:value-type="float">
            <text:p>13</text:p>
          </table:table-cell>
          <table:table-cell table:formula="of:=[.C276]/([.C276]+[.B276])" office:value-type="float" office:value="0.105691056910569" calcext:value-type="float">
            <text:p>0.105691056910569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formula="of:=[.C277]/([.C277]+[.B277])" office:value-type="float" office:value="0.00900900900900901" calcext:value-type="float">
            <text:p>0.00900900900900901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table:formula="of:=[.C278]/([.C278]+[.B278])" office:value-type="float" office:value="0.0517241379310345" calcext:value-type="float">
            <text:p>0.0517241379310345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[.C279]/([.C279]+[.B279])" office:value-type="float" office:value="0.043859649122807" calcext:value-type="float">
            <text:p>0.043859649122807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  <table:table-cell table:formula="of:=[.C280]/([.C280]+[.B280])" office:value-type="float" office:value="0.076271186440678" calcext:value-type="float">
            <text:p>0.076271186440678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281]/([.C281]+[.B281])" office:value-type="float" office:value="0.018018018018018" calcext:value-type="float">
            <text:p>0.01801801801801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3" calcext:value-type="float">
            <text:p>3</text:p>
          </table:table-cell>
          <table:table-cell table:formula="of:=[.C282]/([.C282]+[.B282])" office:value-type="float" office:value="0.0267857142857143" calcext:value-type="float">
            <text:p>0.0267857142857143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formula="of:=[.C283]/([.C283]+[.B283])" office:value-type="float" office:value="0.0442477876106195" calcext:value-type="float">
            <text:p>0.044247787610619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formula="of:=[.C284]/([.C284]+[.B284])"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C285]/([.C285]+[.B285])" office:value-type="float" office:value="0.036036036036036" calcext:value-type="float">
            <text:p>0.036036036036036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[.C286]/([.C286]+[.B286])" office:value-type="float" office:value="0.0446428571428571" calcext:value-type="float">
            <text:p>0.0446428571428571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C287]/([.C287]+[.B287])" office:value-type="float" office:value="0.036036036036036" calcext:value-type="float">
            <text:p>0.03603603603603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[.C288]/([.C288]+[.B288])" office:value-type="float" office:value="0.0446428571428571" calcext:value-type="float">
            <text:p>0.0446428571428571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[.C289]/([.C289]+[.B289])" office:value-type="float" office:value="0.0446428571428571" calcext:value-type="float">
            <text:p>0.0446428571428571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07" calcext:value-type="float">
            <text:p>107</text:p>
          </table:table-cell>
          <table:table-cell office:value-type="float" office:value="3" calcext:value-type="float">
            <text:p>3</text:p>
          </table:table-cell>
          <table:table-cell table:formula="of:=[.C290]/([.C290]+[.B290])" office:value-type="float" office:value="0.0272727272727273" calcext:value-type="float">
            <text:p>0.0272727272727273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291]/([.C291]+[.B291])" office:value-type="float" office:value="0.00925925925925926" calcext:value-type="float">
            <text:p>0.0092592592592592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C292]/([.C292]+[.B292])" office:value-type="float" office:value="0.036036036036036" calcext:value-type="float">
            <text:p>0.03603603603603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table:formula="of:=[.C293]/([.C293]+[.B293])" office:value-type="float" office:value="0.036036036036036" calcext:value-type="float">
            <text:p>0.03603603603603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formula="of:=[.C294]/([.C294]+[.B294])" office:value-type="float" office:value="0.0446428571428571" calcext:value-type="float">
            <text:p>0.044642857142857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[.C295]/([.C295]+[.B295])" office:value-type="float" office:value="0.0701754385964912" calcext:value-type="float">
            <text:p>0.0701754385964912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296]/([.C296]+[.B296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06" calcext:value-type="float">
            <text:p>106</text:p>
          </table:table-cell>
          <table:table-cell office:value-type="float" office:value="8" calcext:value-type="float">
            <text:p>8</text:p>
          </table:table-cell>
          <table:table-cell table:formula="of:=[.C297]/([.C297]+[.B297])" office:value-type="float" office:value="0.0701754385964912" calcext:value-type="float">
            <text:p>0.0701754385964912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table:formula="of:=[.C298]/([.C298]+[.B298])" office:value-type="float" office:value="0.0535714285714286" calcext:value-type="float">
            <text:p>0.0535714285714286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299]/([.C299]+[.B299])" office:value-type="float" office:value="0.0275229357798165" calcext:value-type="float">
            <text:p>0.0275229357798165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table:formula="of:=[.C300]/([.C300]+[.B300])" office:value-type="float" office:value="0.094017094017094" calcext:value-type="float">
            <text:p>0.09401709401709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301]/([.C301]+[.B301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table:formula="of:=[.C302]/([.C302]+[.B302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formula="of:=[.C303]/([.C303]+[.B303])" office:value-type="float" office:value="0.0185185185185185" calcext:value-type="float">
            <text:p>0.018518518518518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06" calcext:value-type="float">
            <text:p>106</text:p>
          </table:table-cell>
          <table:table-cell office:value-type="float" office:value="11" calcext:value-type="float">
            <text:p>11</text:p>
          </table:table-cell>
          <table:table-cell table:formula="of:=[.C304]/([.C304]+[.B304])" office:value-type="float" office:value="0.094017094017094" calcext:value-type="float">
            <text:p>0.09401709401709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305]/([.C305]+[.B30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table:formula="of:=[.C306]/([.C306]+[.B306])" office:value-type="float" office:value="0.0619469026548673" calcext:value-type="float">
            <text:p>0.061946902654867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307]/([.C307]+[.B307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[.C308]/([.C308]+[.B308])" office:value-type="float" office:value="0.045045045045045" calcext:value-type="float">
            <text:p>0.045045045045045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05" calcext:value-type="float">
            <text:p>105</text:p>
          </table:table-cell>
          <table:table-cell office:value-type="float" office:value="14" calcext:value-type="float">
            <text:p>14</text:p>
          </table:table-cell>
          <table:table-cell table:formula="of:=[.C309]/([.C309]+[.B309])" office:value-type="float" office:value="0.117647058823529" calcext:value-type="float">
            <text:p>0.1176470588235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05" calcext:value-type="float">
            <text:p>105</text:p>
          </table:table-cell>
          <table:table-cell office:value-type="float" office:value="3" calcext:value-type="float">
            <text:p>3</text:p>
          </table:table-cell>
          <table:table-cell table:formula="of:=[.C310]/([.C310]+[.B310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11]/([.C311]+[.B311])" office:value-type="float" office:value="0.036697247706422" calcext:value-type="float">
            <text:p>0.03669724770642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  <table:table-cell table:formula="of:=[.C312]/([.C312]+[.B312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table:formula="of:=[.C313]/([.C313]+[.B313])" office:value-type="float" office:value="0.0280373831775701" calcext:value-type="float">
            <text:p>0.0280373831775701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314]/([.C314]+[.B314])" office:value-type="float" office:value="0.00952380952380952" calcext:value-type="float">
            <text:p>0.00952380952380952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table:formula="of:=[.C315]/([.C315]+[.B315])" office:value-type="float" office:value="0.0373831775700935" calcext:value-type="float">
            <text:p>0.037383177570093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table:formula="of:=[.C316]/([.C316]+[.B316])" office:value-type="float" office:value="0.055045871559633" calcext:value-type="float">
            <text:p>0.05504587155963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03" calcext:value-type="float">
            <text:p>103</text:p>
          </table:table-cell>
          <table:table-cell office:value-type="float" office:value="2" calcext:value-type="float">
            <text:p>2</text:p>
          </table:table-cell>
          <table:table-cell table:formula="of:=[.C317]/([.C317]+[.B317])" office:value-type="float" office:value="0.0190476190476191" calcext:value-type="float">
            <text:p>0.0190476190476191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formula="of:=[.C318]/([.C318]+[.B318])" office:value-type="float" office:value="0.0283018867924528" calcext:value-type="float">
            <text:p>0.028301886792452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[.C319]/([.C319]+[.B319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[.C320]/([.C320]+[.B320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C321]/([.C321]+[.B321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C322]/([.C322]+[.B322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formula="of:=[.C323]/([.C323]+[.B323])" office:value-type="float" office:value="0.0192307692307692" calcext:value-type="float">
            <text:p>0.0192307692307692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C324]/([.C324]+[.B324])" office:value-type="float" office:value="0.0467289719626168" calcext:value-type="float">
            <text:p>0.0467289719626168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table:formula="of:=[.C325]/([.C325]+[.B325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[.C326]/([.C326]+[.B326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[.C327]/([.C327]+[.B327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table:formula="of:=[.C328]/([.C328]+[.B328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table:formula="of:=[.C329]/([.C329]+[.B329])" office:value-type="float" office:value="0.0467289719626168" calcext:value-type="float">
            <text:p>0.046728971962616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formula="of:=[.C330]/([.C330]+[.B330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table:formula="of:=[.C331]/([.C331]+[.B331])" office:value-type="float" office:value="0.0192307692307692" calcext:value-type="float">
            <text:p>0.019230769230769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table:formula="of:=[.C332]/([.C332]+[.B332])" office:value-type="float" office:value="0.00970873786407767" calcext:value-type="float">
            <text:p>0.00970873786407767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333]/([.C333]+[.B333])" office:value-type="float" office:value="0.0380952380952381" calcext:value-type="float">
            <text:p>0.03809523809523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formula="of:=[.C334]/([.C334]+[.B334])" office:value-type="float" office:value="0.0560747663551402" calcext:value-type="float">
            <text:p>0.0560747663551402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formula="of:=[.C335]/([.C335]+[.B335])" office:value-type="float" office:value="0.0288461538461538" calcext:value-type="float">
            <text:p>0.028846153846153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table:formula="of:=[.C336]/([.C336]+[.B336])" office:value-type="float" office:value="0.0560747663551402" calcext:value-type="float">
            <text:p>0.0560747663551402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[.C337]/([.C337]+[.B337])" office:value-type="float" office:value="0.0194174757281553" calcext:value-type="float">
            <text:p>0.0194174757281553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table:formula="of:=[.C338]/([.C338]+[.B338])" office:value-type="float" office:value="0.0194174757281553" calcext:value-type="float">
            <text:p>0.0194174757281553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C339]/([.C339]+[.B339])" office:value-type="float" office:value="0.029126213592233" calcext:value-type="float">
            <text:p>0.029126213592233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table:formula="of:=[.C340]/([.C340]+[.B340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C341]/([.C341]+[.B341])" office:value-type="float" office:value="0.0566037735849057" calcext:value-type="float">
            <text:p>0.0566037735849057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C342]/([.C342]+[.B342])" office:value-type="float" office:value="0.029126213592233" calcext:value-type="float">
            <text:p>0.02912621359223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[.C343]/([.C343]+[.B343])" office:value-type="float" office:value="0.029126213592233" calcext:value-type="float">
            <text:p>0.029126213592233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formula="of:=[.C344]/([.C344]+[.B344])" office:value-type="float" office:value="0.0654205607476635" calcext:value-type="float">
            <text:p>0.065420560747663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formula="of:=[.C345]/([.C345]+[.B345])" office:value-type="float" office:value="0.0566037735849057" calcext:value-type="float">
            <text:p>0.0566037735849057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formula="of:=[.C346]/([.C346]+[.B346])" office:value-type="float" office:value="0.0740740740740741" calcext:value-type="float">
            <text:p>0.0740740740740741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347]/([.C347]+[.B347])" office:value-type="float" office:value="0.0099009900990099" calcext:value-type="float">
            <text:p>0.009900990099009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table:formula="of:=[.C348]/([.C348]+[.B348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49]/([.C349]+[.B349])" office:value-type="float" office:value="0.0198019801980198" calcext:value-type="float">
            <text:p>0.0198019801980198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350]/([.C350]+[.B35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[.C351]/([.C351]+[.B351])" office:value-type="float" office:value="0.0485436893203883" calcext:value-type="float">
            <text:p>0.048543689320388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formula="of:=[.C352]/([.C352]+[.B352])" office:value-type="float" office:value="0.0297029702970297" calcext:value-type="float">
            <text:p>0.0297029702970297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98" calcext:value-type="float">
            <text:p>98</text:p>
          </table:table-cell>
          <table:table-cell office:value-type="float" office:value="2" calcext:value-type="float">
            <text:p>2</text:p>
          </table:table-cell>
          <table:table-cell table:formula="of:=[.C353]/([.C353]+[.B353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table:formula="of:=[.C354]/([.C354]+[.B354])" office:value-type="float" office:value="0.0485436893203883" calcext:value-type="float">
            <text:p>0.0485436893203883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table:formula="of:=[.C355]/([.C355]+[.B355])" office:value-type="float" office:value="0.058252427184466" calcext:value-type="float">
            <text:p>0.058252427184466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formula="of:=[.C356]/([.C356]+[.B356])" office:value-type="float" office:value="0.03" calcext:value-type="float">
            <text:p>0.0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table:formula="of:=[.C357]/([.C357]+[.B357])" office:value-type="float" office:value="0.0396039603960396" calcext:value-type="float">
            <text:p>0.039603960396039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97" calcext:value-type="float">
            <text:p>97</text:p>
          </table:table-cell>
          <table:table-cell office:value-type="float" office:value="7" calcext:value-type="float">
            <text:p>7</text:p>
          </table:table-cell>
          <table:table-cell table:formula="of:=[.C358]/([.C358]+[.B358])" office:value-type="float" office:value="0.0673076923076923" calcext:value-type="float">
            <text:p>0.0673076923076923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359]/([.C359]+[.B3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60]/([.C360]+[.B360])" office:value-type="float" office:value="0.0102040816326531" calcext:value-type="float">
            <text:p>0.010204081632653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formula="of:=[.C361]/([.C361]+[.B361])" office:value-type="float" office:value="0.0679611650485437" calcext:value-type="float">
            <text:p>0.067961165048543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[.C362]/([.C362]+[.B362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[.C363]/([.C363]+[.B363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table:formula="of:=[.C364]/([.C364]+[.B364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[.C365]/([.C365]+[.B365])" office:value-type="float" office:value="0.0204081632653061" calcext:value-type="float">
            <text:p>0.0204081632653061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table:formula="of:=[.C366]/([.C366]+[.B366])" office:value-type="float" office:value="0.0204081632653061" calcext:value-type="float">
            <text:p>0.020408163265306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table:formula="of:=[.C367]/([.C367]+[.B367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table:formula="of:=[.C368]/([.C368]+[.B368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[.C369]/([.C369]+[.B369])" office:value-type="float" office:value="0.0306122448979592" calcext:value-type="float">
            <text:p>0.030612244897959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table:formula="of:=[.C370]/([.C370]+[.B370])" office:value-type="float" office:value="0.0206185567010309" calcext:value-type="float">
            <text:p>0.020618556701030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[.C371]/([.C371]+[.B371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95" calcext:value-type="float">
            <text:p>95</text:p>
          </table:table-cell>
          <table:table-cell office:value-type="float" office:value="5" calcext:value-type="float">
            <text:p>5</text:p>
          </table:table-cell>
          <table:table-cell table:formula="of:=[.C372]/([.C372]+[.B372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formula="of:=[.C373]/([.C373]+[.B373])" office:value-type="float" office:value="0.0306122448979592" calcext:value-type="float">
            <text:p>0.030612244897959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[.C374]/([.C374]+[.B374])" office:value-type="float" office:value="0.0594059405940594" calcext:value-type="float">
            <text:p>0.059405940594059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[.C375]/([.C375]+[.B375])" office:value-type="float" office:value="0.104761904761905" calcext:value-type="float">
            <text:p>0.104761904761905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table:formula="of:=[.C376]/([.C376]+[.B376])" office:value-type="float" office:value="0.0784313725490196" calcext:value-type="float">
            <text:p>0.078431372549019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[.C377]/([.C377]+[.B377])" office:value-type="float" office:value="0.0309278350515464" calcext:value-type="float">
            <text:p>0.0309278350515464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table:formula="of:=[.C378]/([.C378]+[.B378])" office:value-type="float" office:value="0.0505050505050505" calcext:value-type="float">
            <text:p>0.050505050505050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table:formula="of:=[.C379]/([.C379]+[.B379])" office:value-type="float" office:value="0.0309278350515464" calcext:value-type="float">
            <text:p>0.030927835051546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formula="of:=[.C380]/([.C380]+[.B380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93" calcext:value-type="float">
            <text:p>93</text:p>
          </table:table-cell>
          <table:table-cell office:value-type="float" office:value="8" calcext:value-type="float">
            <text:p>8</text:p>
          </table:table-cell>
          <table:table-cell table:formula="of:=[.C381]/([.C381]+[.B381])" office:value-type="float" office:value="0.0792079207920792" calcext:value-type="float">
            <text:p>0.079207920792079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[.C382]/([.C382]+[.B382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[.C383]/([.C383]+[.B383])" office:value-type="float" office:value="0.0412371134020619" calcext:value-type="float">
            <text:p>0.041237113402061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formula="of:=[.C384]/([.C384]+[.B384])" office:value-type="float" office:value="0.0210526315789474" calcext:value-type="float">
            <text:p>0.0210526315789474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385]/([.C385]+[.B385])" office:value-type="float" office:value="0.0315789473684211" calcext:value-type="float">
            <text:p>0.031578947368421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C386]/([.C386]+[.B386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87]/([.C387]+[.B3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formula="of:=[.C388]/([.C388]+[.B388])" office:value-type="float" office:value="0.0707070707070707" calcext:value-type="float">
            <text:p>0.0707070707070707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89]/([.C389]+[.B389])" office:value-type="float" office:value="0.010752688172043" calcext:value-type="float">
            <text:p>0.01075268817204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formula="of:=[.C390]/([.C390]+[.B390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91]/([.C391]+[.B391])" office:value-type="float" office:value="0.0421052631578947" calcext:value-type="float">
            <text:p>0.042105263157894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formula="of:=[.C392]/([.C392]+[.B392])" office:value-type="float" office:value="0.0108695652173913" calcext:value-type="float">
            <text:p>0.010869565217391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[.C393]/([.C393]+[.B393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94]/([.C394]+[.B394])" office:value-type="float" office:value="0.0421052631578947" calcext:value-type="float">
            <text:p>0.042105263157894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formula="of:=[.C395]/([.C395]+[.B395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396]/([.C396]+[.B396])" office:value-type="float" office:value="0.0421052631578947" calcext:value-type="float">
            <text:p>0.042105263157894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[.C397]/([.C397]+[.B397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table:formula="of:=[.C398]/([.C398]+[.B398])" office:value-type="float" office:value="0.0319148936170213" calcext:value-type="float">
            <text:p>0.031914893617021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399]/([.C399]+[.B399])" office:value-type="float" office:value="0.0217391304347826" calcext:value-type="float">
            <text:p>0.0217391304347826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[.C400]/([.C400]+[.B400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01]/([.C401]+[.B401])" office:value-type="float" office:value="0.0217391304347826" calcext:value-type="float">
            <text:p>0.02173913043478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02]/([.C402]+[.B402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03]/([.C403]+[.B403])" office:value-type="float" office:value="0.0430107526881721" calcext:value-type="float">
            <text:p>0.043010752688172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formula="of:=[.C404]/([.C404]+[.B404])" office:value-type="float" office:value="0.0111111111111111" calcext:value-type="float">
            <text:p>0.011111111111111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table:formula="of:=[.C405]/([.C405]+[.B405])" office:value-type="float" office:value="0.0531914893617021" calcext:value-type="float">
            <text:p>0.053191489361702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formula="of:=[.C406]/([.C406]+[.B406])" office:value-type="float" office:value="0.0729166666666667" calcext:value-type="float">
            <text:p>0.072916666666666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07]/([.C407]+[.B4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08]/([.C408]+[.B408])" office:value-type="float" office:value="0.0430107526881721" calcext:value-type="float">
            <text:p>0.043010752688172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89" calcext:value-type="float">
            <text:p>89</text:p>
          </table:table-cell>
          <table:table-cell office:value-type="float" office:value="3" calcext:value-type="float">
            <text:p>3</text:p>
          </table:table-cell>
          <table:table-cell table:formula="of:=[.C409]/([.C409]+[.B409])" office:value-type="float" office:value="0.0326086956521739" calcext:value-type="float">
            <text:p>0.032608695652173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10]/([.C410]+[.B410])" office:value-type="float" office:value="0.0430107526881721" calcext:value-type="float">
            <text:p>0.043010752688172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[.C411]/([.C411]+[.B411])" office:value-type="float" office:value="0.0537634408602151" calcext:value-type="float">
            <text:p>0.053763440860215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[.C412]/([.C412]+[.B412])" office:value-type="float" office:value="0.032967032967033" calcext:value-type="float">
            <text:p>0.032967032967033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table:formula="of:=[.C413]/([.C413]+[.B413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formula="of:=[.C414]/([.C414]+[.B414])" office:value-type="float" office:value="0.032967032967033" calcext:value-type="float">
            <text:p>0.032967032967033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C415]/([.C415]+[.B415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formula="of:=[.C416]/([.C416]+[.B416])" office:value-type="float" office:value="0.0736842105263158" calcext:value-type="float">
            <text:p>0.073684210526315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table:formula="of:=[.C417]/([.C417]+[.B417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table:formula="of:=[.C418]/([.C418]+[.B418])" office:value-type="float" office:value="0.0537634408602151" calcext:value-type="float">
            <text:p>0.053763440860215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19]/([.C419]+[.B419])" office:value-type="float" office:value="0.0112359550561798" calcext:value-type="float">
            <text:p>0.011235955056179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[.C420]/([.C420]+[.B420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table:formula="of:=[.C421]/([.C421]+[.B421])" office:value-type="float" office:value="0.0543478260869565" calcext:value-type="float">
            <text:p>0.054347826086956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22]/([.C422]+[.B4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23]/([.C423]+[.B423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424]/([.C424]+[.B424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formula="of:=[.C425]/([.C425]+[.B425])" office:value-type="float" office:value="0.0114942528735632" calcext:value-type="float">
            <text:p>0.011494252873563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table:formula="of:=[.C426]/([.C426]+[.B426])" office:value-type="float" office:value="0.0549450549450549" calcext:value-type="float">
            <text:p>0.054945054945054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427]/([.C427]+[.B427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28]/([.C428]+[.B428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formula="of:=[.C429]/([.C429]+[.B429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0]/([.C430]+[.B430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86" calcext:value-type="float">
            <text:p>86</text:p>
          </table:table-cell>
          <table:table-cell office:value-type="float" office:value="3" calcext:value-type="float">
            <text:p>3</text:p>
          </table:table-cell>
          <table:table-cell table:formula="of:=[.C431]/([.C431]+[.B431])" office:value-type="float" office:value="0.0337078651685393" calcext:value-type="float">
            <text:p>0.033707865168539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32]/([.C432]+[.B432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table:formula="of:=[.C433]/([.C433]+[.B433])" office:value-type="float" office:value="0.0340909090909091" calcext:value-type="float">
            <text:p>0.034090909090909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table:formula="of:=[.C434]/([.C434]+[.B434])" office:value-type="float" office:value="0.0229885057471264" calcext:value-type="float">
            <text:p>0.022988505747126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4" calcext:value-type="float">
            <text:p>84</text:p>
          </table:table-cell>
          <table:table-cell office:value-type="float" office:value="7" calcext:value-type="float">
            <text:p>7</text:p>
          </table:table-cell>
          <table:table-cell table:formula="of:=[.C435]/([.C435]+[.B435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C436]/([.C436]+[.B436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formula="of:=[.C437]/([.C437]+[.B437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C438]/([.C438]+[.B438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  <table:table-cell table:formula="of:=[.C439]/([.C439]+[.B439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table:formula="of:=[.C440]/([.C440]+[.B440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C441]/([.C441]+[.B441])" office:value-type="float" office:value="0.0568181818181818" calcext:value-type="float">
            <text:p>0.0568181818181818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table:formula="of:=[.C442]/([.C442]+[.B442])" office:value-type="float" office:value="0.0568181818181818" calcext:value-type="float">
            <text:p>0.0568181818181818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formula="of:=[.C443]/([.C443]+[.B443])" office:value-type="float" office:value="0.0235294117647059" calcext:value-type="float">
            <text:p>0.023529411764705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44]/([.C444]+[.B444])" office:value-type="float" office:value="0.0119047619047619" calcext:value-type="float">
            <text:p>0.0119047619047619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formula="of:=[.C445]/([.C445]+[.B445])" office:value-type="float" office:value="0.0681818181818182" calcext:value-type="float">
            <text:p>0.068181818181818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formula="of:=[.C446]/([.C446]+[.B446])" office:value-type="float" office:value="0.0120481927710843" calcext:value-type="float">
            <text:p>0.0120481927710843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formula="of:=[.C447]/([.C447]+[.B447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[.C448]/([.C448]+[.B448])" office:value-type="float" office:value="0.0574712643678161" calcext:value-type="float">
            <text:p>0.0574712643678161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table:formula="of:=[.C449]/([.C449]+[.B449])" office:value-type="float" office:value="0.0352941176470588" calcext:value-type="float">
            <text:p>0.0352941176470588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table:formula="of:=[.C450]/([.C450]+[.B450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C451]/([.C451]+[.B451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C452]/([.C452]+[.B452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 table:formula="of:=[.C453]/([.C453]+[.B453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table:formula="of:=[.C454]/([.C454]+[.B454])" office:value-type="float" office:value="0.0240963855421687" calcext:value-type="float">
            <text:p>0.024096385542168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C455]/([.C455]+[.B455])" office:value-type="float" office:value="0.0121951219512195" calcext:value-type="float">
            <text:p>0.012195121951219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[.C456]/([.C456]+[.B456])" office:value-type="float" office:value="0.0470588235294118" calcext:value-type="float">
            <text:p>0.0470588235294118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[.C457]/([.C457]+[.B457])" office:value-type="float" office:value="0.0470588235294118" calcext:value-type="float">
            <text:p>0.0470588235294118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formula="of:=[.C458]/([.C458]+[.B458])" office:value-type="float" office:value="0.0121951219512195" calcext:value-type="float">
            <text:p>0.012195121951219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59]/([.C459]+[.B459])" office:value-type="float" office:value="0.0123456790123457" calcext:value-type="float">
            <text:p>0.0123456790123457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[.C460]/([.C460]+[.B460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formula="of:=[.C461]/([.C461]+[.B461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table:formula="of:=[.C462]/([.C462]+[.B462])" office:value-type="float" office:value="0.0697674418604651" calcext:value-type="float">
            <text:p>0.0697674418604651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[.C463]/([.C463]+[.B463])" office:value-type="float" office:value="0.0481927710843374" calcext:value-type="float">
            <text:p>0.048192771084337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formula="of:=[.C464]/([.C464]+[.B464])" office:value-type="float" office:value="0.0125" calcext:value-type="float">
            <text:p>0.012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[.C465]/([.C465]+[.B465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table:formula="of:=[.C466]/([.C466]+[.B466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67]/([.C467]+[.B4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formula="of:=[.C468]/([.C468]+[.B468])" office:value-type="float" office:value="0.0126582278481013" calcext:value-type="float">
            <text:p>0.012658227848101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table:formula="of:=[.C469]/([.C469]+[.B469])" office:value-type="float" office:value="0.104651162790698" calcext:value-type="float">
            <text:p>0.104651162790698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C470]/([.C470]+[.B470])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C471]/([.C471]+[.B471])" office:value-type="float" office:value="0.0609756097560976" calcext:value-type="float">
            <text:p>0.0609756097560976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C472]/([.C472]+[.B472])" office:value-type="float" office:value="0.0253164556962025" calcext:value-type="float">
            <text:p>0.025316455696202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C473]/([.C473]+[.B473])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table:formula="of:=[.C474]/([.C474]+[.B474])" office:value-type="float" office:value="0.072289156626506" calcext:value-type="float">
            <text:p>0.072289156626506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C475]/([.C475]+[.B475])" office:value-type="float" office:value="0.0253164556962025" calcext:value-type="float">
            <text:p>0.025316455696202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table:formula="of:=[.C476]/([.C476]+[.B476])" office:value-type="float" office:value="0.0493827160493827" calcext:value-type="float">
            <text:p>0.049382716049382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formula="of:=[.C477]/([.C477]+[.B477])" office:value-type="float" office:value="0.0609756097560976" calcext:value-type="float">
            <text:p>0.0609756097560976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table:formula="of:=[.C478]/([.C478]+[.B478])" office:value-type="float" office:value="0.0375" calcext:value-type="float">
            <text:p>0.0375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formula="of:=[.C479]/([.C479]+[.B479])" office:value-type="float" office:value="0.0128205128205128" calcext:value-type="float">
            <text:p>0.0128205128205128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[.C480]/([.C480]+[.B480])" office:value-type="float" office:value="0.0253164556962025" calcext:value-type="float">
            <text:p>0.025316455696202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formula="of:=[.C481]/([.C481]+[.B481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C482]/([.C482]+[.B482])" office:value-type="float" office:value="0.0379746835443038" calcext:value-type="float">
            <text:p>0.037974683544303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483]/([.C483]+[.B483])" office:value-type="float" office:value="0.012987012987013" calcext:value-type="float">
            <text:p>0.01298701298701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table:formula="of:=[.C484]/([.C484]+[.B484])" office:value-type="float" office:value="0.0731707317073171" calcext:value-type="float">
            <text:p>0.073170731707317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formula="of:=[.C485]/([.C485]+[.B485])" office:value-type="float" office:value="0.012987012987013" calcext:value-type="float">
            <text:p>0.012987012987013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table:formula="of:=[.C486]/([.C486]+[.B486])" office:value-type="float" office:value="0.0379746835443038" calcext:value-type="float">
            <text:p>0.037974683544303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[.C487]/([.C487]+[.B487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88]/([.C488]+[.B4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[.C489]/([.C489]+[.B489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[.C490]/([.C490]+[.B490])" office:value-type="float" office:value="0.025974025974026" calcext:value-type="float">
            <text:p>0.025974025974026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table:formula="of:=[.C491]/([.C491]+[.B491])" office:value-type="float" office:value="0.0506329113924051" calcext:value-type="float">
            <text:p>0.050632911392405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492]/([.C492]+[.B4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table:formula="of:=[.C493]/([.C493]+[.B493])" office:value-type="float" office:value="0.0864197530864197" calcext:value-type="float">
            <text:p>0.0864197530864197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[.C494]/([.C494]+[.B494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[.C495]/([.C495]+[.B495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[.C496]/([.C496]+[.B496])" office:value-type="float" office:value="0.0632911392405063" calcext:value-type="float">
            <text:p>0.0632911392405063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[.C497]/([.C497]+[.B497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[.C498]/([.C498]+[.B498])" office:value-type="float" office:value="0.0512820512820513" calcext:value-type="float">
            <text:p>0.051282051282051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formula="of:=[.C499]/([.C499]+[.B499])" office:value-type="float" office:value="0.0133333333333333" calcext:value-type="float">
            <text:p>0.0133333333333333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[.C500]/([.C500]+[.B500])" office:value-type="float" office:value="0.038961038961039" calcext:value-type="float">
            <text:p>0.038961038961039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table:formula="of:=[.C501]/([.C501]+[.B501])" office:value-type="float" office:value="0.0394736842105263" calcext:value-type="float">
            <text:p>0.039473684210526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table:formula="of:=[.C502]/([.C502]+[.B502])" office:value-type="float" office:value="0.0266666666666667" calcext:value-type="float">
            <text:p>0.0266666666666667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table:formula="of:=[.C503]/([.C503]+[.B503])" office:value-type="float" office:value="0.051948051948052" calcext:value-type="float">
            <text:p>0.051948051948052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formula="of:=[.C504]/([.C504]+[.B504])" office:value-type="float" office:value="0.0641025641025641" calcext:value-type="float">
            <text:p>0.0641025641025641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[.C505]/([.C505]+[.B505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506]/([.C506]+[.B506])" office:value-type="float" office:value="0.0136986301369863" calcext:value-type="float">
            <text:p>0.013698630136986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formula="of:=[.C507]/([.C507]+[.B507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[.C508]/([.C508]+[.B508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formula="of:=[.C509]/([.C509]+[.B509])" office:value-type="float" office:value="0.0136986301369863" calcext:value-type="float">
            <text:p>0.0136986301369863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table:formula="of:=[.C510]/([.C510]+[.B510])" office:value-type="float" office:value="0.04" calcext:value-type="float">
            <text:p>0.0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[.C511]/([.C511]+[.B511])" office:value-type="float" office:value="0.0657894736842105" calcext:value-type="float">
            <text:p>0.0657894736842105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C512]/([.C512]+[.B512])" office:value-type="float" office:value="0.0273972602739726" calcext:value-type="float">
            <text:p>0.0273972602739726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C513]/([.C513]+[.B513])" office:value-type="float" office:value="0.0273972602739726" calcext:value-type="float">
            <text:p>0.0273972602739726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table:formula="of:=[.C514]/([.C514]+[.B514])" office:value-type="float" office:value="0.10126582278481" calcext:value-type="float">
            <text:p>0.10126582278481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C515]/([.C515]+[.B515])" office:value-type="float" office:value="0.0273972602739726" calcext:value-type="float">
            <text:p>0.027397260273972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[.C516]/([.C516]+[.B516])" office:value-type="float" office:value="0.1125" calcext:value-type="float">
            <text:p>0.1125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517]/([.C517]+[.B5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C518]/([.C518]+[.B518])" office:value-type="float" office:value="0.0273972602739726" calcext:value-type="float">
            <text:p>0.0273972602739726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C519]/([.C519]+[.B519])" office:value-type="float" office:value="0.0405405405405405" calcext:value-type="float">
            <text:p>0.040540540540540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[.C520]/([.C520]+[.B520])" office:value-type="float" office:value="0.0657894736842105" calcext:value-type="float">
            <text:p>0.0657894736842105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[.C521]/([.C521]+[.B521])" office:value-type="float" office:value="0.0405405405405405" calcext:value-type="float">
            <text:p>0.040540540540540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formula="of:=[.C522]/([.C522]+[.B522])" office:value-type="float" office:value="0.0273972602739726" calcext:value-type="float">
            <text:p>0.0273972602739726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70" calcext:value-type="float">
            <text:p>70</text:p>
          </table:table-cell>
          <table:table-cell office:value-type="float" office:value="8" calcext:value-type="float">
            <text:p>8</text:p>
          </table:table-cell>
          <table:table-cell table:formula="of:=[.C523]/([.C523]+[.B523])" office:value-type="float" office:value="0.102564102564103" calcext:value-type="float">
            <text:p>0.10256410256410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table:formula="of:=[.C524]/([.C524]+[.B524])" office:value-type="float" office:value="0.0410958904109589" calcext:value-type="float">
            <text:p>0.0410958904109589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525]/([.C525]+[.B525])" office:value-type="float" office:value="0.0142857142857143" calcext:value-type="float">
            <text:p>0.014285714285714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C526]/([.C526]+[.B526])" office:value-type="float" office:value="0.0547945205479452" calcext:value-type="float">
            <text:p>0.054794520547945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527]/([.C527]+[.B5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C528]/([.C528]+[.B528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C529]/([.C529]+[.B529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C530]/([.C530]+[.B530])" office:value-type="float" office:value="0.0547945205479452" calcext:value-type="float">
            <text:p>0.054794520547945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C531]/([.C531]+[.B531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C532]/([.C532]+[.B532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C533]/([.C533]+[.B533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C534]/([.C534]+[.B534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[.C535]/([.C535]+[.B535])" office:value-type="float" office:value="0.028169014084507" calcext:value-type="float">
            <text:p>0.0281690140845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536]/([.C536]+[.B536])" office:value-type="float" office:value="0.0142857142857143" calcext:value-type="float">
            <text:p>0.0142857142857143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table:formula="of:=[.C537]/([.C537]+[.B537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C538]/([.C538]+[.B538])" office:value-type="float" office:value="0.0547945205479452" calcext:value-type="float">
            <text:p>0.054794520547945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539]/([.C539]+[.B5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formula="of:=[.C540]/([.C540]+[.B540])" office:value-type="float" office:value="0.0547945205479452" calcext:value-type="float">
            <text:p>0.054794520547945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541]/([.C541]+[.B5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542]/([.C542]+[.B542])" office:value-type="float" office:value="0.0142857142857143" calcext:value-type="float">
            <text:p>0.014285714285714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C543]/([.C543]+[.B543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[.C544]/([.C544]+[.B544])" office:value-type="float" office:value="0.0422535211267606" calcext:value-type="float">
            <text:p>0.042253521126760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545]/([.C545]+[.B545])" office:value-type="float" office:value="0.0144927536231884" calcext:value-type="float">
            <text:p>0.014492753623188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table:formula="of:=[.C546]/([.C546]+[.B546])" office:value-type="float" office:value="0.0422535211267606" calcext:value-type="float">
            <text:p>0.0422535211267606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table:formula="of:=[.C547]/([.C547]+[.B547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548]/([.C548]+[.B548])" office:value-type="float" office:value="0.0144927536231884" calcext:value-type="float">
            <text:p>0.014492753623188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C549]/([.C549]+[.B549])" office:value-type="float" office:value="0.0147058823529412" calcext:value-type="float">
            <text:p>0.0147058823529412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[.C550]/([.C550]+[.B550])" office:value-type="float" office:value="0.0428571428571429" calcext:value-type="float">
            <text:p>0.0428571428571429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C551]/([.C551]+[.B551])" office:value-type="float" office:value="0.0147058823529412" calcext:value-type="float">
            <text:p>0.014705882352941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552]/([.C552]+[.B552])" office:value-type="float" office:value="0.0289855072463768" calcext:value-type="float">
            <text:p>0.0289855072463768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formula="of:=[.C553]/([.C553]+[.B553])" office:value-type="float" office:value="0.0694444444444444" calcext:value-type="float">
            <text:p>0.0694444444444444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table:formula="of:=[.C554]/([.C554]+[.B554])" office:value-type="float" office:value="0.0945945945945946" calcext:value-type="float">
            <text:p>0.0945945945945946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C555]/([.C555]+[.B555])" office:value-type="float" office:value="0.0147058823529412" calcext:value-type="float">
            <text:p>0.014705882352941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table:formula="of:=[.C556]/([.C556]+[.B556])" office:value-type="float" office:value="0.0563380281690141" calcext:value-type="float">
            <text:p>0.0563380281690141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C557]/([.C557]+[.B557])" office:value-type="float" office:value="0.0147058823529412" calcext:value-type="float">
            <text:p>0.01470588235294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formula="of:=[.C558]/([.C558]+[.B558])" office:value-type="float" office:value="0.0147058823529412" calcext:value-type="float">
            <text:p>0.0147058823529412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[.C559]/([.C559]+[.B559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C560]/([.C560]+[.B560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C561]/([.C561]+[.B561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[.C562]/([.C562]+[.B562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C563]/([.C563]+[.B563])" office:value-type="float" office:value="0.0149253731343284" calcext:value-type="float">
            <text:p>0.0149253731343284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table:formula="of:=[.C564]/([.C564]+[.B564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C565]/([.C565]+[.B565])" office:value-type="float" office:value="0.0579710144927536" calcext:value-type="float">
            <text:p>0.0579710144927536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[.C566]/([.C566]+[.B566])" office:value-type="float" office:value="0.0151515151515152" calcext:value-type="float">
            <text:p>0.015151515151515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567]/([.C567]+[.B567])" office:value-type="float" office:value="0.0298507462686567" calcext:value-type="float">
            <text:p>0.0298507462686567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[.C568]/([.C568]+[.B568])" office:value-type="float" office:value="0.0441176470588235" calcext:value-type="float">
            <text:p>0.0441176470588235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569]/([.C569]+[.B569])" office:value-type="float" office:value="0.0298507462686567" calcext:value-type="float">
            <text:p>0.0298507462686567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table:formula="of:=[.C570]/([.C570]+[.B570])" office:value-type="float" office:value="0.0579710144927536" calcext:value-type="float">
            <text:p>0.057971014492753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formula="of:=[.C571]/([.C571]+[.B571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C572]/([.C572]+[.B572])" office:value-type="float" office:value="0.0153846153846154" calcext:value-type="float">
            <text:p>0.0153846153846154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table:formula="of:=[.C573]/([.C573]+[.B573])" office:value-type="float" office:value="0.0597014925373134" calcext:value-type="float">
            <text:p>0.0597014925373134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C574]/([.C574]+[.B574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table:formula="of:=[.C575]/([.C575]+[.B575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C576]/([.C576]+[.B576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C577]/([.C577]+[.B577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formula="of:=[.C578]/([.C578]+[.B578])" office:value-type="float" office:value="0.0307692307692308" calcext:value-type="float">
            <text:p>0.0307692307692308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C579]/([.C579]+[.B579])" office:value-type="float" office:value="0.0461538461538462" calcext:value-type="float">
            <text:p>0.046153846153846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580]/([.C580]+[.B580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581]/([.C581]+[.B5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582]/([.C582]+[.B582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table:formula="of:=[.C583]/([.C583]+[.B583])" office:value-type="float" office:value="0.0461538461538462" calcext:value-type="float">
            <text:p>0.0461538461538462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formula="of:=[.C584]/([.C584]+[.B584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585]/([.C585]+[.B585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586]/([.C586]+[.B586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587]/([.C587]+[.B587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  <table:table-cell table:formula="of:=[.C588]/([.C588]+[.B588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C589]/([.C589]+[.B589])" office:value-type="float" office:value="0.0615384615384615" calcext:value-type="float">
            <text:p>0.061538461538461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590]/([.C590]+[.B590])" office:value-type="float" office:value="0.0161290322580645" calcext:value-type="float">
            <text:p>0.0161290322580645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  <table:table-cell table:formula="of:=[.C591]/([.C591]+[.B591])" office:value-type="float" office:value="0.0615384615384615" calcext:value-type="float">
            <text:p>0.0615384615384615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[.C592]/([.C592]+[.B592])" office:value-type="float" office:value="0.046875" calcext:value-type="float">
            <text:p>0.04687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table:formula="of:=[.C593]/([.C593]+[.B593])" office:value-type="float" office:value="0.0317460317460317" calcext:value-type="float">
            <text:p>0.0317460317460317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formula="of:=[.C594]/([.C594]+[.B594])" office:value-type="float" office:value="0.0161290322580645" calcext:value-type="float">
            <text:p>0.0161290322580645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C595]/([.C595]+[.B595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596]/([.C596]+[.B596])" office:value-type="float" office:value="0.0163934426229508" calcext:value-type="float">
            <text:p>0.0163934426229508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597]/([.C597]+[.B5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[.C598]/([.C598]+[.B598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599]/([.C599]+[.B599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[.C600]/([.C600]+[.B600])" office:value-type="float" office:value="0.0163934426229508" calcext:value-type="float">
            <text:p>0.0163934426229508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[.C601]/([.C601]+[.B601])" office:value-type="float" office:value="0.078125" calcext:value-type="float">
            <text:p>0.0781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602]/([.C602]+[.B60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[.C603]/([.C603]+[.B603])" office:value-type="float" office:value="0.0491803278688525" calcext:value-type="float">
            <text:p>0.049180327868852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604]/([.C604]+[.B604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605]/([.C605]+[.B605])" office:value-type="float" office:value="0.0169491525423729" calcext:value-type="float">
            <text:p>0.0169491525423729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table:formula="of:=[.C606]/([.C606]+[.B606])" office:value-type="float" office:value="0.0645161290322581" calcext:value-type="float">
            <text:p>0.0645161290322581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formula="of:=[.C607]/([.C607]+[.B607])" office:value-type="float" office:value="0.0169491525423729" calcext:value-type="float">
            <text:p>0.0169491525423729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608]/([.C608]+[.B608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C609]/([.C609]+[.B609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610]/([.C610]+[.B610])" office:value-type="float" office:value="0.0172413793103448" calcext:value-type="float">
            <text:p>0.017241379310344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table:formula="of:=[.C611]/([.C611]+[.B611])" office:value-type="float" office:value="0.0338983050847458" calcext:value-type="float">
            <text:p>0.033898305084745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612]/([.C612]+[.B612])" office:value-type="float" office:value="0.0172413793103448" calcext:value-type="float">
            <text:p>0.0172413793103448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[.C613]/([.C613]+[.B613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[.C614]/([.C614]+[.B614])" office:value-type="float" office:value="0.0172413793103448" calcext:value-type="float">
            <text:p>0.017241379310344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615]/([.C615]+[.B615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616]/([.C616]+[.B616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617]/([.C617]+[.B617])" office:value-type="float" office:value="0.0175438596491228" calcext:value-type="float">
            <text:p>0.0175438596491228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formula="of:=[.C618]/([.C618]+[.B618])" office:value-type="float" office:value="0.0175438596491228" calcext:value-type="float">
            <text:p>0.017543859649122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table:formula="of:=[.C619]/([.C619]+[.B619])" office:value-type="float" office:value="0.0350877192982456" calcext:value-type="float">
            <text:p>0.0350877192982456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620]/([.C620]+[.B6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C621]/([.C621]+[.B621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C622]/([.C622]+[.B622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623]/([.C623]+[.B623])"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formula="of:=[.C624]/([.C624]+[.B624])" office:value-type="float" office:value="0.0847457627118644" calcext:value-type="float">
            <text:p>0.0847457627118644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C625]/([.C625]+[.B625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626]/([.C626]+[.B626])"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C627]/([.C627]+[.B627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C628]/([.C628]+[.B628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formula="of:=[.C629]/([.C629]+[.B629])" office:value-type="float" office:value="0.0181818181818182" calcext:value-type="float">
            <text:p>0.018181818181818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table:formula="of:=[.C630]/([.C630]+[.B630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C631]/([.C631]+[.B631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[.C632]/([.C632]+[.B632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633]/([.C633]+[.B633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formula="of:=[.C634]/([.C634]+[.B634])" office:value-type="float" office:value="0.0185185185185185" calcext:value-type="float">
            <text:p>0.0185185185185185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635]/([.C635]+[.B6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C636]/([.C636]+[.B636])" office:value-type="float" office:value="0.0701754385964912" calcext:value-type="float">
            <text:p>0.07017543859649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637]/([.C637]+[.B6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formula="of:=[.C638]/([.C638]+[.B638])" office:value-type="float" office:value="0.0701754385964912" calcext:value-type="float">
            <text:p>0.07017543859649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639]/([.C639]+[.B639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table:formula="of:=[.C640]/([.C640]+[.B640])" office:value-type="float" office:value="0.101694915254237" calcext:value-type="float">
            <text:p>0.10169491525423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[.C641]/([.C641]+[.B641])" office:value-type="float" office:value="0.0363636363636364" calcext:value-type="float">
            <text:p>0.036363636363636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[.C642]/([.C642]+[.B642])" office:value-type="float" office:value="0.0535714285714286" calcext:value-type="float">
            <text:p>0.0535714285714286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formula="of:=[.C643]/([.C643]+[.B643])" office:value-type="float" office:value="0.037037037037037" calcext:value-type="float">
            <text:p>0.037037037037037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[.C644]/([.C644]+[.B644])" office:value-type="float" office:value="0.0188679245283019" calcext:value-type="float">
            <text:p>0.0188679245283019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C645]/([.C645]+[.B645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[.C646]/([.C646]+[.B646])" office:value-type="float" office:value="0.0377358490566038" calcext:value-type="float">
            <text:p>0.037735849056603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[.C647]/([.C647]+[.B647])" office:value-type="float" office:value="0.0192307692307692" calcext:value-type="float">
            <text:p>0.019230769230769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648]/([.C648]+[.B6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[.C649]/([.C649]+[.B649])" office:value-type="float" office:value="0.0566037735849057" calcext:value-type="float">
            <text:p>0.0566037735849057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C650]/([.C650]+[.B650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651]/([.C651]+[.B651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formula="of:=[.C652]/([.C652]+[.B652])" office:value-type="float" office:value="0.0196078431372549" calcext:value-type="float">
            <text:p>0.0196078431372549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C653]/([.C653]+[.B653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[.C654]/([.C654]+[.B654])" office:value-type="float" office:value="0.0384615384615385" calcext:value-type="float">
            <text:p>0.0384615384615385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[.C655]/([.C655]+[.B655])" office:value-type="float" office:value="0.0392156862745098" calcext:value-type="float">
            <text:p>0.039215686274509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C656]/([.C656]+[.B656])" office:value-type="float" office:value="0.0576923076923077" calcext:value-type="float">
            <text:p>0.057692307692307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[.C657]/([.C657]+[.B657])" office:value-type="float" office:value="0.0576923076923077" calcext:value-type="float">
            <text:p>0.0576923076923077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table:formula="of:=[.C658]/([.C658]+[.B658])" office:value-type="float" office:value="0.0754716981132075" calcext:value-type="float">
            <text:p>0.0754716981132075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659]/([.C659]+[.B659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formula="of:=[.C660]/([.C660]+[.B660])" office:value-type="float" office:value="0.02" calcext:value-type="float">
            <text:p>0.02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formula="of:=[.C661]/([.C661]+[.B661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formula="of:=[.C662]/([.C662]+[.B662])" office:value-type="float" office:value="0.0204081632653061" calcext:value-type="float">
            <text:p>0.0204081632653061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663]/([.C663]+[.B663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C664]/([.C664]+[.B664]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665]/([.C665]+[.B665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formula="of:=[.C666]/([.C666]+[.B666])" office:value-type="float" office:value="0.0961538461538462" calcext:value-type="float">
            <text:p>0.0961538461538462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667]/([.C667]+[.B6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table:formula="of:=[.C668]/([.C668]+[.B668])"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669]/([.C669]+[.B6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C670]/([.C670]+[.B670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671]/([.C671]+[.B6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formula="of:=[.C672]/([.C672]+[.B672])" office:value-type="float" office:value="0.0408163265306122" calcext:value-type="float">
            <text:p>0.0408163265306122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673]/([.C673]+[.B67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formula="of:=[.C674]/([.C674]+[.B674])" office:value-type="float" office:value="0.0208333333333333" calcext:value-type="float">
            <text:p>0.0208333333333333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675]/([.C675]+[.B6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[.C676]/([.C676]+[.B676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formula="of:=[.C677]/([.C677]+[.B677])" office:value-type="float" office:value="0.0212765957446808" calcext:value-type="float">
            <text:p>0.021276595744680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table:formula="of:=[.C678]/([.C678]+[.B678])" office:value-type="float" office:value="0.0612244897959184" calcext:value-type="float">
            <text:p>0.061224489795918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679]/([.C679]+[.B679])" office:value-type="float" office:value="0.0217391304347826" calcext:value-type="float">
            <text:p>0.021739130434782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680]/([.C680]+[.B680])" office:value-type="float" office:value="0.0217391304347826" calcext:value-type="float">
            <text:p>0.0217391304347826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681]/([.C681]+[.B6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682]/([.C682]+[.B682])" office:value-type="float" office:value="0.0217391304347826" calcext:value-type="float">
            <text:p>0.021739130434782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formula="of:=[.C683]/([.C683]+[.B683])" office:value-type="float" office:value="0.0217391304347826" calcext:value-type="float">
            <text:p>0.021739130434782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formula="of:=[.C684]/([.C684]+[.B684])" office:value-type="float" office:value="0.0425531914893617" calcext:value-type="float">
            <text:p>0.0425531914893617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685]/([.C685]+[.B6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686]/([.C686]+[.B686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table:formula="of:=[.C687]/([.C687]+[.B687])" office:value-type="float" office:value="0.0638297872340425" calcext:value-type="float">
            <text:p>0.063829787234042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688]/([.C688]+[.B688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C689]/([.C689]+[.B689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formula="of:=[.C690]/([.C690]+[.B690])" office:value-type="float" office:value="0.0222222222222222" calcext:value-type="float">
            <text:p>0.0222222222222222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[.C691]/([.C691]+[.B691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692]/([.C692]+[.B6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C693]/([.C693]+[.B693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C694]/([.C694]+[.B694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695]/([.C695]+[.B695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formula="of:=[.C696]/([.C696]+[.B696])" office:value-type="float" office:value="0.0652173913043478" calcext:value-type="float">
            <text:p>0.065217391304347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697]/([.C697]+[.B697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formula="of:=[.C698]/([.C698]+[.B698])" office:value-type="float" office:value="0.0851063829787234" calcext:value-type="float">
            <text:p>0.0851063829787234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699]/([.C699]+[.B6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formula="of:=[.C700]/([.C700]+[.B700])" office:value-type="float" office:value="0.0227272727272727" calcext:value-type="float">
            <text:p>0.022727272727272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701]/([.C701]+[.B7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formula="of:=[.C702]/([.C702]+[.B702])" office:value-type="float" office:value="0.0444444444444444" calcext:value-type="float">
            <text:p>0.0444444444444444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C703]/([.C703]+[.B703])" office:value-type="float" office:value="0.0869565217391304" calcext:value-type="float">
            <text:p>0.0869565217391304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704]/([.C704]+[.B704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705]/([.C705]+[.B705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formula="of:=[.C706]/([.C706]+[.B706])" office:value-type="float" office:value="0.0869565217391304" calcext:value-type="float">
            <text:p>0.0869565217391304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707]/([.C707]+[.B707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[.C708]/([.C708]+[.B708])" office:value-type="float" office:value="0.0232558139534884" calcext:value-type="float">
            <text:p>0.0232558139534884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09]/([.C709]+[.B7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710]/([.C710]+[.B7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C711]/([.C711]+[.B711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712]/([.C712]+[.B712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table:formula="of:=[.C713]/([.C713]+[.B713])" office:value-type="float" office:value="0.0465116279069768" calcext:value-type="float">
            <text:p>0.0465116279069768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714]/([.C714]+[.B714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715]/([.C715]+[.B715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716]/([.C716]+[.B716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717]/([.C717]+[.B717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718]/([.C718]+[.B718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719]/([.C719]+[.B7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C720]/([.C720]+[.B720])" office:value-type="float" office:value="0.0238095238095238" calcext:value-type="float">
            <text:p>0.023809523809523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721]/([.C721]+[.B721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722]/([.C722]+[.B722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723]/([.C723]+[.B723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724]/([.C724]+[.B724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725]/([.C725]+[.B725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formula="of:=[.C726]/([.C726]+[.B726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727]/([.C727]+[.B7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formula="of:=[.C728]/([.C728]+[.B728])" office:value-type="float" office:value="0.024390243902439" calcext:value-type="float">
            <text:p>0.024390243902439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729]/([.C729]+[.B729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730]/([.C730]+[.B730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formula="of:=[.C731]/([.C731]+[.B731])" office:value-type="float" office:value="0.025" calcext:value-type="float">
            <text:p>0.02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table:formula="of:=[.C732]/([.C732]+[.B732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733]/([.C733]+[.B733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formula="of:=[.C734]/([.C734]+[.B734])" office:value-type="float" office:value="0.0487804878048781" calcext:value-type="float">
            <text:p>0.0487804878048781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C735]/([.C735]+[.B735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formula="of:=[.C736]/([.C736]+[.B736])" office:value-type="float" office:value="0.116279069767442" calcext:value-type="float">
            <text:p>0.116279069767442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737]/([.C737]+[.B737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C738]/([.C738]+[.B738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formula="of:=[.C739]/([.C739]+[.B739])" office:value-type="float" office:value="0.0256410256410256" calcext:value-type="float">
            <text:p>0.0256410256410256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table:formula="of:=[.C740]/([.C740]+[.B740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1]/([.C741]+[.B7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formula="of:=[.C742]/([.C742]+[.B742])" office:value-type="float" office:value="0.0263157894736842" calcext:value-type="float">
            <text:p>0.0263157894736842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3]/([.C743]+[.B7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44]/([.C744]+[.B74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C745]/([.C745]+[.B745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746]/([.C746]+[.B746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747]/([.C747]+[.B747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formula="of:=[.C748]/([.C748]+[.B748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9]/([.C749]+[.B7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formula="of:=[.C750]/([.C750]+[.B750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formula="of:=[.C751]/([.C751]+[.B751])" office:value-type="float" office:value="0.027027027027027" calcext:value-type="float">
            <text:p>0.027027027027027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2]/([.C752]+[.B75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753]/([.C753]+[.B753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754]/([.C754]+[.B754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755]/([.C755]+[.B755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756]/([.C756]+[.B756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57]/([.C757]+[.B7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[.C758]/([.C758]+[.B758])" office:value-type="float" office:value="0.0277777777777778" calcext:value-type="float">
            <text:p>0.0277777777777778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formula="of:=[.C759]/([.C759]+[.B759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C760]/([.C760]+[.B760])" office:value-type="float" office:value="0.0285714285714286" calcext:value-type="float">
            <text:p>0.0285714285714286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1]/([.C761]+[.B7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762]/([.C762]+[.B76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formula="of:=[.C763]/([.C763]+[.B763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764]/([.C764]+[.B764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5]/([.C765]+[.B7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table:formula="of:=[.C766]/([.C766]+[.B766])" office:value-type="float" office:value="0.131578947368421" calcext:value-type="float">
            <text:p>0.131578947368421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767]/([.C767]+[.B7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C768]/([.C768]+[.B768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formula="of:=[.C769]/([.C769]+[.B769])" office:value-type="float" office:value="0.0571428571428571" calcext:value-type="float">
            <text:p>0.0571428571428571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formula="of:=[.C770]/([.C770]+[.B770])" office:value-type="float" office:value="0.0294117647058823" calcext:value-type="float">
            <text:p>0.029411764705882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771]/([.C771]+[.B771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772]/([.C772]+[.B772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[.C773]/([.C773]+[.B773])" office:value-type="float" office:value="0.0303030303030303" calcext:value-type="float">
            <text:p>0.0303030303030303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[.C774]/([.C774]+[.B774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775]/([.C775]+[.B7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776]/([.C776]+[.B776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777]/([.C777]+[.B777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formula="of:=[.C778]/([.C778]+[.B778])" office:value-type="float" office:value="0.0882352941176471" calcext:value-type="float">
            <text:p>0.0882352941176471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779]/([.C779]+[.B7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C780]/([.C780]+[.B780])" office:value-type="float" office:value="0.114285714285714" calcext:value-type="float">
            <text:p>0.114285714285714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781]/([.C781]+[.B781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782]/([.C782]+[.B782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formula="of:=[.C783]/([.C783]+[.B783])" office:value-type="float" office:value="0.114285714285714" calcext:value-type="float">
            <text:p>0.114285714285714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formula="of:=[.C784]/([.C784]+[.B784])" office:value-type="float" office:value="0.138888888888889" calcext:value-type="float">
            <text:p>0.13888888888888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785]/([.C785]+[.B785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formula="of:=[.C786]/([.C786]+[.B786])" office:value-type="float" office:value="0.03125" calcext:value-type="float">
            <text:p>0.03125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formula="of:=[.C787]/([.C787]+[.B787])" office:value-type="float" office:value="0.0606060606060606" calcext:value-type="float">
            <text:p>0.0606060606060606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788]/([.C788]+[.B78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789]/([.C789]+[.B789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790]/([.C790]+[.B790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791]/([.C791]+[.B791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792]/([.C792]+[.B792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793]/([.C793]+[.B793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794]/([.C794]+[.B794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formula="of:=[.C795]/([.C795]+[.B795])" office:value-type="float" office:value="0.032258064516129" calcext:value-type="float">
            <text:p>0.03225806451612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C796]/([.C796]+[.B796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797]/([.C797]+[.B7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798]/([.C798]+[.B7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799]/([.C799]+[.B799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800]/([.C800]+[.B800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801]/([.C801]+[.B80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802]/([.C802]+[.B802])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803]/([.C803]+[.B80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formula="of:=[.C804]/([.C804]+[.B804])" office:value-type="float" office:value="0.09375" calcext:value-type="float">
            <text:p>0.09375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805]/([.C805]+[.B805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806]/([.C806]+[.B806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807]/([.C807]+[.B8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[.C808]/([.C808]+[.B808])" office:value-type="float" office:value="0.0333333333333333" calcext:value-type="float">
            <text:p>0.0333333333333333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809]/([.C809]+[.B8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810]/([.C810]+[.B8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formula="of:=[.C811]/([.C811]+[.B811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formula="of:=[.C812]/([.C812]+[.B812])" office:value-type="float" office:value="0.0344827586206897" calcext:value-type="float">
            <text:p>0.0344827586206897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813]/([.C813]+[.B813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814]/([.C814]+[.B814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815]/([.C815]+[.B8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816]/([.C816]+[.B816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817]/([.C817]+[.B8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formula="of:=[.C818]/([.C818]+[.B818])" office:value-type="float" office:value="0.0689655172413793" calcext:value-type="float">
            <text:p>0.0689655172413793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819]/([.C819]+[.B8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[.C820]/([.C820]+[.B820])" office:value-type="float" office:value="0.0357142857142857" calcext:value-type="float">
            <text:p>0.0357142857142857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821]/([.C821]+[.B8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822]/([.C822]+[.B82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823]/([.C823]+[.B8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824]/([.C824]+[.B82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825]/([.C825]+[.B8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826]/([.C826]+[.B826])" office:value-type="float" office:value="0.0740740740740741" calcext:value-type="float">
            <text:p>0.074074074074074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827]/([.C827]+[.B82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828]/([.C828]+[.B82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table:formula="of:=[.C829]/([.C829]+[.B829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830]/([.C830]+[.B8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831]/([.C831]+[.B8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832]/([.C832]+[.B832])"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833]/([.C833]+[.B8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834]/([.C834]+[.B834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835]/([.C835]+[.B835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836]/([.C836]+[.B836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837]/([.C837]+[.B837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[.C838]/([.C838]+[.B838])" office:value-type="float" office:value="0.0416666666666667" calcext:value-type="float">
            <text:p>0.041666666666666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839]/([.C839]+[.B8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840]/([.C840]+[.B8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841]/([.C841]+[.B8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842]/([.C842]+[.B842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843]/([.C843]+[.B843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844]/([.C844]+[.B844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845]/([.C845]+[.B845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846]/([.C846]+[.B846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847]/([.C847]+[.B8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848]/([.C848]+[.B848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849]/([.C849]+[.B8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850]/([.C850]+[.B850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851]/([.C851]+[.B851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852]/([.C852]+[.B852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853]/([.C853]+[.B8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854]/([.C854]+[.B854])" office:value-type="float" office:value="0.0434782608695652" calcext:value-type="float">
            <text:p>0.0434782608695652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855]/([.C855]+[.B855])" office:value-type="float" office:value="0.0454545454545455" calcext:value-type="float">
            <text:p>0.0454545454545455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856]/([.C856]+[.B856])" office:value-type="float" office:value="0.0869565217391304" calcext:value-type="float">
            <text:p>0.0869565217391304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57]/([.C857]+[.B8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858]/([.C858]+[.B85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859]/([.C859]+[.B859])" office:value-type="float" office:value="0.0476190476190476" calcext:value-type="float">
            <text:p>0.047619047619047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60]/([.C860]+[.B86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861]/([.C861]+[.B8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[.C862]/([.C862]+[.B862]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863]/([.C863]+[.B8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864]/([.C864]+[.B86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865]/([.C865]+[.B8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66]/([.C866]+[.B866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867]/([.C867]+[.B8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68]/([.C868]+[.B868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69]/([.C869]+[.B869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870]/([.C870]+[.B870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71]/([.C871]+[.B871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872]/([.C872]+[.B872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73]/([.C873]+[.B873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74]/([.C874]+[.B874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75]/([.C875]+[.B875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76]/([.C876]+[.B876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77]/([.C877]+[.B877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878]/([.C878]+[.B878])" office:value-type="float" office:value="0.0526315789473684" calcext:value-type="float">
            <text:p>0.0526315789473684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879]/([.C879]+[.B879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880]/([.C880]+[.B880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881]/([.C881]+[.B881])" office:value-type="float" office:value="0.0555555555555556" calcext:value-type="float">
            <text:p>0.0555555555555556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82]/([.C882]+[.B88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883]/([.C883]+[.B8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884]/([.C884]+[.B884])" office:value-type="float" office:value="0.0588235294117647" calcext:value-type="float">
            <text:p>0.0588235294117647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885]/([.C885]+[.B8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886]/([.C886]+[.B886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887]/([.C887]+[.B887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888]/([.C888]+[.B888])" office:value-type="float" office:value="0.0625" calcext:value-type="float">
            <text:p>0.062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889]/([.C889]+[.B8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890]/([.C890]+[.B890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891]/([.C891]+[.B8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892]/([.C892]+[.B892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893]/([.C893]+[.B8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894]/([.C894]+[.B894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895]/([.C895]+[.B8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896]/([.C896]+[.B896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897]/([.C897]+[.B8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898]/([.C898]+[.B898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899]/([.C899]+[.B89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900]/([.C900]+[.B900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901]/([.C901]+[.B901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02]/([.C902]+[.B902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903]/([.C903]+[.B903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904]/([.C904]+[.B904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905]/([.C905]+[.B905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906]/([.C906]+[.B906])" office:value-type="float" office:value="0.0666666666666667" calcext:value-type="float">
            <text:p>0.0666666666666667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907]/([.C907]+[.B90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908]/([.C908]+[.B90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909]/([.C909]+[.B90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910]/([.C910]+[.B910])" office:value-type="float" office:value="0.0714285714285714" calcext:value-type="float">
            <text:p>0.0714285714285714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911]/([.C911]+[.B9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912]/([.C912]+[.B9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913]/([.C913]+[.B9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914]/([.C914]+[.B914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915]/([.C915]+[.B9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916]/([.C916]+[.B916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917]/([.C917]+[.B9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918]/([.C918]+[.B918])" office:value-type="float" office:value="0.0769230769230769" calcext:value-type="float">
            <text:p>0.0769230769230769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919]/([.C919]+[.B9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920]/([.C920]+[.B9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921]/([.C921]+[.B9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922]/([.C922]+[.B922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923]/([.C923]+[.B92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924]/([.C924]+[.B924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925]/([.C925]+[.B92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926]/([.C926]+[.B926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927]/([.C927]+[.B927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928]/([.C928]+[.B928])" office:value-type="float" office:value="0.0833333333333333" calcext:value-type="float">
            <text:p>0.0833333333333333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929]/([.C929]+[.B92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930]/([.C930]+[.B93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31]/([.C931]+[.B93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32]/([.C932]+[.B932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33]/([.C933]+[.B93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934]/([.C934]+[.B934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35]/([.C935]+[.B93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936]/([.C936]+[.B936])" office:value-type="float" office:value="0.0909090909090909" calcext:value-type="float">
            <text:p>0.090909090909090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37]/([.C937]+[.B93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938]/([.C938]+[.B93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939]/([.C939]+[.B93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40]/([.C940]+[.B940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941]/([.C941]+[.B94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942]/([.C942]+[.B942])"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43]/([.C943]+[.B94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944]/([.C944]+[.B944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45]/([.C945]+[.B94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946]/([.C946]+[.B946])" office:value-type="float" office:value="0.111111111111111" calcext:value-type="float">
            <text:p>0.111111111111111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47]/([.C947]+[.B94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948]/([.C948]+[.B94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949]/([.C949]+[.B94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950]/([.C950]+[.B950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951]/([.C951]+[.B95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952]/([.C952]+[.B952])" office:value-type="float" office:value="0.125" calcext:value-type="float">
            <text:p>0.125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953]/([.C953]+[.B95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954]/([.C954]+[.B95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55]/([.C955]+[.B95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56]/([.C956]+[.B956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57]/([.C957]+[.B95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58]/([.C958]+[.B958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59]/([.C959]+[.B95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60]/([.C960]+[.B960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61]/([.C961]+[.B96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62]/([.C962]+[.B962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63]/([.C963]+[.B96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64]/([.C964]+[.B964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65]/([.C965]+[.B96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966]/([.C966]+[.B966])" office:value-type="float" office:value="0.142857142857143" calcext:value-type="float">
            <text:p>0.14285714285714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67]/([.C967]+[.B96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968]/([.C968]+[.B96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969]/([.C969]+[.B96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970]/([.C970]+[.B970])" office:value-type="float" office:value="0.166666666666667" calcext:value-type="float">
            <text:p>0.166666666666667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971]/([.C971]+[.B97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972]/([.C972]+[.B97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973]/([.C973]+[.B973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974]/([.C974]+[.B974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75]/([.C975]+[.B97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976]/([.C976]+[.B976])"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77]/([.C977]+[.B97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978]/([.C978]+[.B97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79]/([.C979]+[.B97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80]/([.C980]+[.B980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81]/([.C981]+[.B98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82]/([.C982]+[.B982])" office:value-type="float" office:value="0.25" calcext:value-type="float">
            <text:p>0.2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83]/([.C983]+[.B98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984]/([.C984]+[.B98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85]/([.C985]+[.B98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86]/([.C986]+[.B986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87]/([.C987]+[.B9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88]/([.C988]+[.B988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89]/([.C989]+[.B98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990]/([.C990]+[.B990])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91]/([.C991]+[.B99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992]/([.C992]+[.B99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3]/([.C993]+[.B99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94]/([.C994]+[.B994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5]/([.C995]+[.B99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996]/([.C996]+[.B996])"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7]/([.C997]+[.B99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998]/([.C998]+[.B99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999]/([.C999]+[.B999])" office:value-type="string" office:string-value="" calcext:value-type="error">
            <text:p>#¡DIV/0!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C1000]/([.C1000]+[.B100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C1001]/([.C1001]+[.B1001])" office:value-type="string" office:string-value="" calcext:value-type="error">
            <text:p>#¡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MX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7T16:15:36.177000000</dc:date>
    <meta:editing-duration>PT2M54S</meta:editing-duration>
    <meta:editing-cycles>1</meta:editing-cycles>
    <meta:document-statistic meta:table-count="1" meta:cell-count="4001" meta:object-count="1"/>
    <meta:generator>LibreOffice/7.2.1.2$Windows_X86_64 LibreOffice_project/87b77fad49947c1441b67c559c339af8f3517e2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2.672cm" svg:y="3.703cm" style:legend-expansion="high" chart:style-name="ch2"/>
        <chart:plot-area chart:style-name="ch3" table:cell-range-address="liar_witness_999.A2:liar_witness_999.D1001" chart:data-source-has-labels="both" svg:x="0.32cm" svg:y="0.18cm" svg:width="12.032cm" svg:height="8.64cm">
          <chart:coordinate-region svg:x="1.127cm" svg:y="0.301cm" svg:width="10.497cm" svg:height="7.516cm"/>
          <chart:axis chart:dimension="x" chart:name="primary-x" chart:style-name="ch4" chartooo:axis-type="auto">
            <chartooo:date-scale/>
            <chart:categories table:cell-range-address="liar_witness_999.A3:liar_witness_999.A100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liar_witness_999.B3:liar_witness_999.B1001" chart:label-cell-address="liar_witness_999.B2:liar_witness_999.B2" chart:class="chart:bar">
            <chart:data-point chart:repeated="999"/>
          </chart:series>
          <chart:series chart:attached-axis="primary-y" chart:style-name="ch9" chart:values-cell-range-address="liar_witness_999.C3:liar_witness_999.C1001" chart:label-cell-address="liar_witness_999.C2:liar_witness_999.C2" chart:class="chart:bar">
            <chart:data-point chart:repeated="999"/>
          </chart:series>
          <chart:series chart:attached-axis="secondary-y" chart:style-name="ch10" chart:values-cell-range-address="liar_witness_999.D3:liar_witness_999.D1001" chart:label-cell-address="liar_witness_999.D2:liar_witness_999.D2" chart:class="chart:line">
            <chart:data-point chart:repeated="99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uths</text:p>
                <draw:g>
                  <svg:desc>liar_witness_999.B2:liar_witness_999.B2</svg:desc>
                </draw:g>
              </table:table-cell>
              <table:table-cell office:value-type="string">
                <text:p>lies</text:p>
                <draw:g>
                  <svg:desc>liar_witness_999.C2:liar_witness_999.C2</svg:desc>
                </draw:g>
              </table:table-cell>
              <table:table-cell office:value-type="string">
                <text:p>Relative Lies</text:p>
                <draw:g>
                  <svg:desc>liar_witness_999.D2:liar_witness_999.D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liar_witness_999.A3:liar_witness_999.A1001</svg:desc>
                </draw:g>
              </table:table-cell>
              <table:table-cell office:value-type="float" office:value="167">
                <text:p>167</text:p>
                <draw:g>
                  <svg:desc>liar_witness_999.B3:liar_witness_999.B1001</svg:desc>
                </draw:g>
              </table:table-cell>
              <table:table-cell office:value-type="float" office:value="332">
                <text:p>332</text:p>
                <draw:g>
                  <svg:desc>liar_witness_999.C3:liar_witness_999.C1001</svg:desc>
                </draw:g>
              </table:table-cell>
              <table:table-cell office:value-type="float" office:value="0.665330661322645">
                <text:p>0.665330661322645</text:p>
                <draw:g>
                  <svg:desc>liar_witness_999.D3:liar_witness_999.D100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67">
                <text:p>167</text:p>
              </table:table-cell>
              <table:table-cell office:value-type="float" office:value="2">
                <text:p>2</text:p>
              </table:table-cell>
              <table:table-cell office:value-type="float" office:value="0.0118343195266272">
                <text:p>0.011834319526627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66">
                <text:p>166</text:p>
              </table:table-cell>
              <table:table-cell office:value-type="float" office:value="2">
                <text:p>2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66">
                <text:p>166</text:p>
              </table:table-cell>
              <table:table-cell office:value-type="float" office:value="3">
                <text:p>3</text:p>
              </table:table-cell>
              <table:table-cell office:value-type="float" office:value="0.0177514792899408">
                <text:p>0.017751479289940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65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0.0119760479041916">
                <text:p>0.011976047904191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65">
                <text:p>165</text:p>
              </table:table-cell>
              <table:table-cell office:value-type="float" office:value="4">
                <text:p>4</text:p>
              </table:table-cell>
              <table:table-cell office:value-type="float" office:value="0.0236686390532544">
                <text:p>0.023668639053254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64">
                <text:p>164</text:p>
              </table:table-cell>
              <table:table-cell office:value-type="float" office:value="11">
                <text:p>11</text:p>
              </table:table-cell>
              <table:table-cell office:value-type="float" office:value="0.0628571428571429">
                <text:p>0.062857142857142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64">
                <text:p>164</text:p>
              </table:table-cell>
              <table:table-cell office:value-type="float" office:value="5">
                <text:p>5</text:p>
              </table:table-cell>
              <table:table-cell office:value-type="float" office:value="0.029585798816568">
                <text:p>0.029585798816568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64">
                <text:p>164</text:p>
              </table:table-cell>
              <table:table-cell office:value-type="float" office:value="4">
                <text:p>4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63">
                <text:p>163</text:p>
              </table:table-cell>
              <table:table-cell office:value-type="float" office:value="5">
                <text:p>5</text:p>
              </table:table-cell>
              <table:table-cell office:value-type="float" office:value="0.0297619047619048">
                <text:p>0.029761904761904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63">
                <text:p>163</text:p>
              </table:table-cell>
              <table:table-cell office:value-type="float" office:value="7">
                <text:p>7</text:p>
              </table:table-cell>
              <table:table-cell office:value-type="float" office:value="0.0411764705882353">
                <text:p>0.0411764705882353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62">
                <text:p>162</text:p>
              </table:table-cell>
              <table:table-cell office:value-type="float" office:value="4">
                <text:p>4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2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0.0414201183431953">
                <text:p>0.0414201183431953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62">
                <text:p>162</text:p>
              </table:table-cell>
              <table:table-cell office:value-type="float" office:value="1">
                <text:p>1</text:p>
              </table:table-cell>
              <table:table-cell office:value-type="float" office:value="0.00613496932515337">
                <text:p>0.0061349693251533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62">
                <text:p>162</text:p>
              </table:table-cell>
              <table:table-cell office:value-type="float" office:value="8">
                <text:p>8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61">
                <text:p>161</text:p>
              </table:table-cell>
              <table:table-cell office:value-type="float" office:value="3">
                <text:p>3</text:p>
              </table:table-cell>
              <table:table-cell office:value-type="float" office:value="0.0182926829268293">
                <text:p>0.018292682926829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61">
                <text:p>161</text:p>
              </table:table-cell>
              <table:table-cell office:value-type="float" office:value="7">
                <text:p>7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60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0.0419161676646707">
                <text:p>0.041916167664670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60">
                <text:p>160</text:p>
              </table:table-cell>
              <table:table-cell office:value-type="float" office:value="5">
                <text:p>5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160">
                <text:p>160</text:p>
              </table:table-cell>
              <table:table-cell office:value-type="float" office:value="4">
                <text:p>4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160">
                <text:p>160</text:p>
              </table:table-cell>
              <table:table-cell office:value-type="float" office:value="7">
                <text:p>7</text:p>
              </table:table-cell>
              <table:table-cell office:value-type="float" office:value="0.0419161676646707">
                <text:p>0.041916167664670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59">
                <text:p>159</text:p>
              </table:table-cell>
              <table:table-cell office:value-type="float" office:value="7">
                <text:p>7</text:p>
              </table:table-cell>
              <table:table-cell office:value-type="float" office:value="0.0421686746987952">
                <text:p>0.042168674698795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0304878048780488">
                <text:p>0.030487804878048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59">
                <text:p>159</text:p>
              </table:table-cell>
              <table:table-cell office:value-type="float" office:value="3">
                <text:p>3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59">
                <text:p>159</text:p>
              </table:table-cell>
              <table:table-cell office:value-type="float" office:value="10">
                <text:p>10</text:p>
              </table:table-cell>
              <table:table-cell office:value-type="float" office:value="0.0591715976331361">
                <text:p>0.059171597633136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159">
                <text:p>159</text:p>
              </table:table-cell>
              <table:table-cell office:value-type="float" office:value="8">
                <text:p>8</text:p>
              </table:table-cell>
              <table:table-cell office:value-type="float" office:value="0.0479041916167665">
                <text:p>0.047904191616766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59">
                <text:p>159</text:p>
              </table:table-cell>
              <table:table-cell office:value-type="float" office:value="5">
                <text:p>5</text:p>
              </table:table-cell>
              <table:table-cell office:value-type="float" office:value="0.0304878048780488">
                <text:p>0.0304878048780488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158">
                <text:p>158</text:p>
              </table:table-cell>
              <table:table-cell office:value-type="float" office:value="7">
                <text:p>7</text:p>
              </table:table-cell>
              <table:table-cell office:value-type="float" office:value="0.0424242424242424">
                <text:p>0.042424242424242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158">
                <text:p>158</text:p>
              </table:table-cell>
              <table:table-cell office:value-type="float" office:value="11">
                <text:p>11</text:p>
              </table:table-cell>
              <table:table-cell office:value-type="float" office:value="0.0650887573964497">
                <text:p>0.065088757396449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157">
                <text:p>157</text:p>
              </table:table-cell>
              <table:table-cell office:value-type="float" office:value="6">
                <text:p>6</text:p>
              </table:table-cell>
              <table:table-cell office:value-type="float" office:value="0.0368098159509202">
                <text:p>0.036809815950920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11">
                <text:p>11</text:p>
              </table:table-cell>
              <table:table-cell office:value-type="float" office:value="0.0654761904761905">
                <text:p>0.065476190476190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157">
                <text:p>157</text:p>
              </table:table-cell>
              <table:table-cell office:value-type="float" office:value="1">
                <text:p>1</text:p>
              </table:table-cell>
              <table:table-cell office:value-type="float" office:value="0.00632911392405063">
                <text:p>0.0063291139240506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157">
                <text:p>157</text:p>
              </table:table-cell>
              <table:table-cell office:value-type="float" office:value="8">
                <text:p>8</text:p>
              </table:table-cell>
              <table:table-cell office:value-type="float" office:value="0.0484848484848485">
                <text:p>0.0484848484848485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157">
                <text:p>157</text:p>
              </table:table-cell>
              <table:table-cell office:value-type="float" office:value="3">
                <text:p>3</text:p>
              </table:table-cell>
              <table:table-cell office:value-type="float" office:value="0.01875">
                <text:p>0.0187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157">
                <text:p>157</text:p>
              </table:table-cell>
              <table:table-cell office:value-type="float" office:value="4">
                <text:p>4</text:p>
              </table:table-cell>
              <table:table-cell office:value-type="float" office:value="0.0248447204968944">
                <text:p>0.024844720496894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0.0602409638554217">
                <text:p>0.060240963855421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156">
                <text:p>156</text:p>
              </table:table-cell>
              <table:table-cell office:value-type="float" office:value="10">
                <text:p>10</text:p>
              </table:table-cell>
              <table:table-cell office:value-type="float" office:value="0.0602409638554217">
                <text:p>0.060240963855421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56">
                <text:p>156</text:p>
              </table:table-cell>
              <table:table-cell office:value-type="float" office:value="2">
                <text:p>2</text:p>
              </table:table-cell>
              <table:table-cell office:value-type="float" office:value="0.0126582278481013">
                <text:p>0.0126582278481013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155">
                <text:p>155</text:p>
              </table:table-cell>
              <table:table-cell office:value-type="float" office:value="8">
                <text:p>8</text:p>
              </table:table-cell>
              <table:table-cell office:value-type="float" office:value="0.049079754601227">
                <text:p>0.04907975460122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155">
                <text:p>155</text:p>
              </table:table-cell>
              <table:table-cell office:value-type="float" office:value="2">
                <text:p>2</text:p>
              </table:table-cell>
              <table:table-cell office:value-type="float" office:value="0.0127388535031847">
                <text:p>0.012738853503184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154">
                <text:p>154</text:p>
              </table:table-cell>
              <table:table-cell office:value-type="float" office:value="10">
                <text:p>10</text:p>
              </table:table-cell>
              <table:table-cell office:value-type="float" office:value="0.0609756097560976">
                <text:p>0.060975609756097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54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0.0552147239263804">
                <text:p>0.055214723926380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54">
                <text:p>154</text:p>
              </table:table-cell>
              <table:table-cell office:value-type="float" office:value="3">
                <text:p>3</text:p>
              </table:table-cell>
              <table:table-cell office:value-type="float" office:value="0.0191082802547771">
                <text:p>0.019108280254777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154">
                <text:p>154</text:p>
              </table:table-cell>
              <table:table-cell office:value-type="float" office:value="9">
                <text:p>9</text:p>
              </table:table-cell>
              <table:table-cell office:value-type="float" office:value="0.0552147239263804">
                <text:p>0.0552147239263804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153">
                <text:p>153</text:p>
              </table:table-cell>
              <table:table-cell office:value-type="float" office:value="12">
                <text:p>12</text:p>
              </table:table-cell>
              <table:table-cell office:value-type="float" office:value="0.0727272727272727">
                <text:p>0.07272727272727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153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0254777070063694">
                <text:p>0.025477707006369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53">
                <text:p>153</text:p>
              </table:table-cell>
              <table:table-cell office:value-type="float" office:value="9">
                <text:p>9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0254777070063694">
                <text:p>0.0254777070063694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53">
                <text:p>153</text:p>
              </table:table-cell>
              <table:table-cell office:value-type="float" office:value="4">
                <text:p>4</text:p>
              </table:table-cell>
              <table:table-cell office:value-type="float" office:value="0.0254777070063694">
                <text:p>0.025477707006369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0.0318471337579618">
                <text:p>0.031847133757961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52">
                <text:p>152</text:p>
              </table:table-cell>
              <table:table-cell office:value-type="float" office:value="6">
                <text:p>6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152">
                <text:p>152</text:p>
              </table:table-cell>
              <table:table-cell office:value-type="float" office:value="5">
                <text:p>5</text:p>
              </table:table-cell>
              <table:table-cell office:value-type="float" office:value="0.0318471337579618">
                <text:p>0.031847133757961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152">
                <text:p>152</text:p>
              </table:table-cell>
              <table:table-cell office:value-type="float" office:value="6">
                <text:p>6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152">
                <text:p>152</text:p>
              </table:table-cell>
              <table:table-cell office:value-type="float" office:value="8">
                <text:p>8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152">
                <text:p>152</text:p>
              </table:table-cell>
              <table:table-cell office:value-type="float" office:value="4">
                <text:p>4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0.0258064516129032">
                <text:p>0.025806451612903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51">
                <text:p>151</text:p>
              </table:table-cell>
              <table:table-cell office:value-type="float" office:value="4">
                <text:p>4</text:p>
              </table:table-cell>
              <table:table-cell office:value-type="float" office:value="0.0258064516129032">
                <text:p>0.0258064516129032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  <table:table-cell office:value-type="float" office:value="4">
                <text:p>4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150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150">
                <text:p>150</text:p>
              </table:table-cell>
              <table:table-cell office:value-type="float" office:value="5">
                <text:p>5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150">
                <text:p>150</text:p>
              </table:table-cell>
              <table:table-cell office:value-type="float" office:value="16">
                <text:p>16</text:p>
              </table:table-cell>
              <table:table-cell office:value-type="float" office:value="0.0963855421686747">
                <text:p>0.096385542168674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50">
                <text:p>150</text:p>
              </table:table-cell>
              <table:table-cell office:value-type="float" office:value="3">
                <text:p>3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50">
                <text:p>150</text:p>
              </table:table-cell>
              <table:table-cell office:value-type="float" office:value="2">
                <text:p>2</text:p>
              </table:table-cell>
              <table:table-cell office:value-type="float" office:value="0.0131578947368421">
                <text:p>0.013157894736842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149">
                <text:p>149</text:p>
              </table:table-cell>
              <table:table-cell office:value-type="float" office:value="4">
                <text:p>4</text:p>
              </table:table-cell>
              <table:table-cell office:value-type="float" office:value="0.0261437908496732">
                <text:p>0.026143790849673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149">
                <text:p>149</text:p>
              </table:table-cell>
              <table:table-cell office:value-type="float" office:value="15">
                <text:p>15</text:p>
              </table:table-cell>
              <table:table-cell office:value-type="float" office:value="0.0914634146341463">
                <text:p>0.0914634146341463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149">
                <text:p>149</text:p>
              </table:table-cell>
              <table:table-cell office:value-type="float" office:value="5">
                <text:p>5</text:p>
              </table:table-cell>
              <table:table-cell office:value-type="float" office:value="0.0324675324675325">
                <text:p>0.032467532467532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49">
                <text:p>149</text:p>
              </table:table-cell>
              <table:table-cell office:value-type="float" office:value="9">
                <text:p>9</text:p>
              </table:table-cell>
              <table:table-cell office:value-type="float" office:value="0.0569620253164557">
                <text:p>0.056962025316455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148">
                <text:p>148</text:p>
              </table:table-cell>
              <table:table-cell office:value-type="float" office:value="1">
                <text:p>1</text:p>
              </table:table-cell>
              <table:table-cell office:value-type="float" office:value="0.00671140939597315">
                <text:p>0.00671140939597315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148">
                <text:p>148</text:p>
              </table:table-cell>
              <table:table-cell office:value-type="float" office:value="5">
                <text:p>5</text:p>
              </table:table-cell>
              <table:table-cell office:value-type="float" office:value="0.0326797385620915">
                <text:p>0.0326797385620915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0.0516129032258065">
                <text:p>0.0516129032258065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147">
                <text:p>147</text:p>
              </table:table-cell>
              <table:table-cell office:value-type="float" office:value="8">
                <text:p>8</text:p>
              </table:table-cell>
              <table:table-cell office:value-type="float" office:value="0.0516129032258065">
                <text:p>0.051612903225806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  <table:table-cell office:value-type="float" office:value="7">
                <text:p>7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47">
                <text:p>147</text:p>
              </table:table-cell>
              <table:table-cell office:value-type="float" office:value="11">
                <text:p>11</text:p>
              </table:table-cell>
              <table:table-cell office:value-type="float" office:value="0.069620253164557">
                <text:p>0.06962025316455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147">
                <text:p>147</text:p>
              </table:table-cell>
              <table:table-cell office:value-type="float" office:value="1">
                <text:p>1</text:p>
              </table:table-cell>
              <table:table-cell office:value-type="float" office:value="0.00675675675675676">
                <text:p>0.0067567567567567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147">
                <text:p>147</text:p>
              </table:table-cell>
              <table:table-cell office:value-type="float" office:value="6">
                <text:p>6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46">
                <text:p>146</text:p>
              </table:table-cell>
              <table:table-cell office:value-type="float" office:value="4">
                <text:p>4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46">
                <text:p>146</text:p>
              </table:table-cell>
              <table:table-cell office:value-type="float" office:value="6">
                <text:p>6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46">
                <text:p>146</text:p>
              </table:table-cell>
              <table:table-cell office:value-type="float" office:value="8">
                <text:p>8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146">
                <text:p>146</text:p>
              </table:table-cell>
              <table:table-cell office:value-type="float" office:value="9">
                <text:p>9</text:p>
              </table:table-cell>
              <table:table-cell office:value-type="float" office:value="0.0580645161290323">
                <text:p>0.0580645161290323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145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0.0584415584415584">
                <text:p>0.0584415584415584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45">
                <text:p>145</text:p>
              </table:table-cell>
              <table:table-cell office:value-type="float" office:value="2">
                <text:p>2</text:p>
              </table:table-cell>
              <table:table-cell office:value-type="float" office:value="0.0136054421768707">
                <text:p>0.013605442176870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45">
                <text:p>145</text:p>
              </table:table-cell>
              <table:table-cell office:value-type="float" office:value="5">
                <text:p>5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145">
                <text:p>145</text:p>
              </table:table-cell>
              <table:table-cell office:value-type="float" office:value="6">
                <text:p>6</text:p>
              </table:table-cell>
              <table:table-cell office:value-type="float" office:value="0.0397350993377483">
                <text:p>0.0397350993377483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145">
                <text:p>145</text:p>
              </table:table-cell>
              <table:table-cell office:value-type="float" office:value="10">
                <text:p>10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145">
                <text:p>145</text:p>
              </table:table-cell>
              <table:table-cell office:value-type="float" office:value="7">
                <text:p>7</text:p>
              </table:table-cell>
              <table:table-cell office:value-type="float" office:value="0.0460526315789474">
                <text:p>0.046052631578947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144">
                <text:p>144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144">
                <text:p>144</text:p>
              </table:table-cell>
              <table:table-cell office:value-type="float" office:value="10">
                <text:p>10</text:p>
              </table:table-cell>
              <table:table-cell office:value-type="float" office:value="0.0649350649350649">
                <text:p>0.0649350649350649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144">
                <text:p>144</text:p>
              </table:table-cell>
              <table:table-cell office:value-type="float" office:value="4">
                <text:p>4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144">
                <text:p>144</text:p>
              </table:table-cell>
              <table:table-cell office:value-type="float" office:value="11">
                <text:p>11</text:p>
              </table:table-cell>
              <table:table-cell office:value-type="float" office:value="0.0709677419354839">
                <text:p>0.0709677419354839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144">
                <text:p>144</text:p>
              </table:table-cell>
              <table:table-cell office:value-type="float" office:value="2">
                <text:p>2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144">
                <text:p>144</text:p>
              </table:table-cell>
              <table:table-cell office:value-type="float" office:value="6">
                <text:p>6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143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143">
                <text:p>143</text:p>
              </table:table-cell>
              <table:table-cell office:value-type="float" office:value="5">
                <text:p>5</text:p>
              </table:table-cell>
              <table:table-cell office:value-type="float" office:value="0.0337837837837838">
                <text:p>0.0337837837837838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143">
                <text:p>143</text:p>
              </table:table-cell>
              <table:table-cell office:value-type="float" office:value="8">
                <text:p>8</text:p>
              </table:table-cell>
              <table:table-cell office:value-type="float" office:value="0.0529801324503311">
                <text:p>0.0529801324503311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43">
                <text:p>143</text:p>
              </table:table-cell>
              <table:table-cell office:value-type="float" office:value="7">
                <text:p>7</text:p>
              </table:table-cell>
              <table:table-cell office:value-type="float" office:value="0.0466666666666667">
                <text:p>0.046666666666666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142">
                <text:p>142</text:p>
              </table:table-cell>
              <table:table-cell office:value-type="float" office:value="8">
                <text:p>8</text:p>
              </table:table-cell>
              <table:table-cell office:value-type="float" office:value="0.0533333333333333">
                <text:p>0.0533333333333333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142">
                <text:p>142</text:p>
              </table:table-cell>
              <table:table-cell office:value-type="float" office:value="4">
                <text:p>4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141">
                <text:p>141</text:p>
              </table:table-cell>
              <table:table-cell office:value-type="float" office:value="6">
                <text:p>6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141">
                <text:p>141</text:p>
              </table:table-cell>
              <table:table-cell office:value-type="float" office:value="7">
                <text:p>7</text:p>
              </table:table-cell>
              <table:table-cell office:value-type="float" office:value="0.0472972972972973">
                <text:p>0.0472972972972973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141">
                <text:p>141</text:p>
              </table:table-cell>
              <table:table-cell office:value-type="float" office:value="3">
                <text:p>3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141">
                <text:p>141</text:p>
              </table:table-cell>
              <table:table-cell office:value-type="float" office:value="4">
                <text:p>4</text:p>
              </table:table-cell>
              <table:table-cell office:value-type="float" office:value="0.0275862068965517">
                <text:p>0.027586206896551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140">
                <text:p>140</text:p>
              </table:table-cell>
              <table:table-cell office:value-type="float" office:value="6">
                <text:p>6</text:p>
              </table:table-cell>
              <table:table-cell office:value-type="float" office:value="0.0410958904109589">
                <text:p>0.041095890410958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140">
                <text:p>140</text:p>
              </table:table-cell>
              <table:table-cell office:value-type="float" office:value="5">
                <text:p>5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139">
                <text:p>139</text:p>
              </table:table-cell>
              <table:table-cell office:value-type="float" office:value="7">
                <text:p>7</text:p>
              </table:table-cell>
              <table:table-cell office:value-type="float" office:value="0.0479452054794521">
                <text:p>0.047945205479452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139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139">
                <text:p>139</text:p>
              </table:table-cell>
              <table:table-cell office:value-type="float" office:value="4">
                <text:p>4</text:p>
              </table:table-cell>
              <table:table-cell office:value-type="float" office:value="0.027972027972028">
                <text:p>0.027972027972028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39">
                <text:p>139</text:p>
              </table:table-cell>
              <table:table-cell office:value-type="float" office:value="5">
                <text:p>5</text:p>
              </table:table-cell>
              <table:table-cell office:value-type="float" office:value="0.0347222222222222">
                <text:p>0.034722222222222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138">
                <text:p>138</text:p>
              </table:table-cell>
              <table:table-cell office:value-type="float" office:value="8">
                <text:p>8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138">
                <text:p>138</text:p>
              </table:table-cell>
              <table:table-cell office:value-type="float" office:value="14">
                <text:p>14</text:p>
              </table:table-cell>
              <table:table-cell office:value-type="float" office:value="0.0921052631578947">
                <text:p>0.092105263157894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138">
                <text:p>138</text:p>
              </table:table-cell>
              <table:table-cell office:value-type="float" office:value="6">
                <text:p>6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38">
                <text:p>138</text:p>
              </table:table-cell>
              <table:table-cell office:value-type="float" office:value="3">
                <text:p>3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138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0.0482758620689655">
                <text:p>0.0482758620689655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138">
                <text:p>138</text:p>
              </table:table-cell>
              <table:table-cell office:value-type="float" office:value="10">
                <text:p>10</text:p>
              </table:table-cell>
              <table:table-cell office:value-type="float" office:value="0.0675675675675676">
                <text:p>0.067567567567567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138">
                <text:p>138</text:p>
              </table:table-cell>
              <table:table-cell office:value-type="float" office:value="8">
                <text:p>8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4">
                <text:p>4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138">
                <text:p>138</text:p>
              </table:table-cell>
              <table:table-cell office:value-type="float" office:value="7">
                <text:p>7</text:p>
              </table:table-cell>
              <table:table-cell office:value-type="float" office:value="0.0482758620689655">
                <text:p>0.0482758620689655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138">
                <text:p>138</text:p>
              </table:table-cell>
              <table:table-cell office:value-type="float" office:value="2">
                <text:p>2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0283687943262411">
                <text:p>0.0283687943262411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137">
                <text:p>137</text:p>
              </table:table-cell>
              <table:table-cell office:value-type="float" office:value="9">
                <text:p>9</text:p>
              </table:table-cell>
              <table:table-cell office:value-type="float" office:value="0.0616438356164384">
                <text:p>0.0616438356164384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137">
                <text:p>137</text:p>
              </table:table-cell>
              <table:table-cell office:value-type="float" office:value="5">
                <text:p>5</text:p>
              </table:table-cell>
              <table:table-cell office:value-type="float" office:value="0.0352112676056338">
                <text:p>0.035211267605633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137">
                <text:p>137</text:p>
              </table:table-cell>
              <table:table-cell office:value-type="float" office:value="4">
                <text:p>4</text:p>
              </table:table-cell>
              <table:table-cell office:value-type="float" office:value="0.0283687943262411">
                <text:p>0.0283687943262411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0.0354609929078014">
                <text:p>0.0354609929078014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136">
                <text:p>136</text:p>
              </table:table-cell>
              <table:table-cell office:value-type="float" office:value="6">
                <text:p>6</text:p>
              </table:table-cell>
              <table:table-cell office:value-type="float" office:value="0.0422535211267606">
                <text:p>0.0422535211267606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136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0.0684931506849315">
                <text:p>0.068493150684931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136">
                <text:p>136</text:p>
              </table:table-cell>
              <table:table-cell office:value-type="float" office:value="5">
                <text:p>5</text:p>
              </table:table-cell>
              <table:table-cell office:value-type="float" office:value="0.0354609929078014">
                <text:p>0.0354609929078014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8">
                <text:p>8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135">
                <text:p>135</text:p>
              </table:table-cell>
              <table:table-cell office:value-type="float" office:value="8">
                <text:p>8</text:p>
              </table:table-cell>
              <table:table-cell office:value-type="float" office:value="0.0559440559440559">
                <text:p>0.055944055944055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135">
                <text:p>135</text:p>
              </table:table-cell>
              <table:table-cell office:value-type="float" office:value="4">
                <text:p>4</text:p>
              </table:table-cell>
              <table:table-cell office:value-type="float" office:value="0.0287769784172662">
                <text:p>0.0287769784172662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0359712230215827">
                <text:p>0.035971223021582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0359712230215827">
                <text:p>0.035971223021582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134">
                <text:p>134</text:p>
              </table:table-cell>
              <table:table-cell office:value-type="float" office:value="8">
                <text:p>8</text:p>
              </table:table-cell>
              <table:table-cell office:value-type="float" office:value="0.0563380281690141">
                <text:p>0.0563380281690141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134">
                <text:p>134</text:p>
              </table:table-cell>
              <table:table-cell office:value-type="float" office:value="2">
                <text:p>2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0359712230215827">
                <text:p>0.035971223021582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134">
                <text:p>134</text:p>
              </table:table-cell>
              <table:table-cell office:value-type="float" office:value="4">
                <text:p>4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134">
                <text:p>134</text:p>
              </table:table-cell>
              <table:table-cell office:value-type="float" office:value="8">
                <text:p>8</text:p>
              </table:table-cell>
              <table:table-cell office:value-type="float" office:value="0.0563380281690141">
                <text:p>0.0563380281690141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134">
                <text:p>134</text:p>
              </table:table-cell>
              <table:table-cell office:value-type="float" office:value="7">
                <text:p>7</text:p>
              </table:table-cell>
              <table:table-cell office:value-type="float" office:value="0.049645390070922">
                <text:p>0.049645390070922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134">
                <text:p>134</text:p>
              </table:table-cell>
              <table:table-cell office:value-type="float" office:value="5">
                <text:p>5</text:p>
              </table:table-cell>
              <table:table-cell office:value-type="float" office:value="0.0359712230215827">
                <text:p>0.035971223021582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133">
                <text:p>133</text:p>
              </table:table-cell>
              <table:table-cell office:value-type="float" office:value="12">
                <text:p>12</text:p>
              </table:table-cell>
              <table:table-cell office:value-type="float" office:value="0.0827586206896552">
                <text:p>0.082758620689655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33">
                <text:p>133</text:p>
              </table:table-cell>
              <table:table-cell office:value-type="float" office:value="3">
                <text:p>3</text:p>
              </table:table-cell>
              <table:table-cell office:value-type="float" office:value="0.0220588235294118">
                <text:p>0.0220588235294118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132">
                <text:p>132</text:p>
              </table:table-cell>
              <table:table-cell office:value-type="float" office:value="7">
                <text:p>7</text:p>
              </table:table-cell>
              <table:table-cell office:value-type="float" office:value="0.0503597122302158">
                <text:p>0.0503597122302158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132">
                <text:p>132</text:p>
              </table:table-cell>
              <table:table-cell office:value-type="float" office:value="3">
                <text:p>3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132">
                <text:p>132</text:p>
              </table:table-cell>
              <table:table-cell office:value-type="float" office:value="6">
                <text:p>6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132">
                <text:p>132</text:p>
              </table:table-cell>
              <table:table-cell office:value-type="float" office:value="5">
                <text:p>5</text:p>
              </table:table-cell>
              <table:table-cell office:value-type="float" office:value="0.0364963503649635">
                <text:p>0.0364963503649635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132">
                <text:p>132</text:p>
              </table:table-cell>
              <table:table-cell office:value-type="float" office:value="4">
                <text:p>4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131">
                <text:p>131</text:p>
              </table:table-cell>
              <table:table-cell office:value-type="float" office:value="9">
                <text:p>9</text:p>
              </table:table-cell>
              <table:table-cell office:value-type="float" office:value="0.0642857142857143">
                <text:p>0.0642857142857143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  <table:table-cell office:value-type="float" office:value="0.0575539568345324">
                <text:p>0.0575539568345324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131">
                <text:p>131</text:p>
              </table:table-cell>
              <table:table-cell office:value-type="float" office:value="8">
                <text:p>8</text:p>
              </table:table-cell>
              <table:table-cell office:value-type="float" office:value="0.0575539568345324">
                <text:p>0.0575539568345324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31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0.0437956204379562">
                <text:p>0.043795620437956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131">
                <text:p>131</text:p>
              </table:table-cell>
              <table:table-cell office:value-type="float" office:value="7">
                <text:p>7</text:p>
              </table:table-cell>
              <table:table-cell office:value-type="float" office:value="0.0507246376811594">
                <text:p>0.0507246376811594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131">
                <text:p>131</text:p>
              </table:table-cell>
              <table:table-cell office:value-type="float" office:value="3">
                <text:p>3</text:p>
              </table:table-cell>
              <table:table-cell office:value-type="float" office:value="0.0223880597014925">
                <text:p>0.0223880597014925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130">
                <text:p>130</text:p>
              </table:table-cell>
              <table:table-cell office:value-type="float" office:value="4">
                <text:p>4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130">
                <text:p>130</text:p>
              </table:table-cell>
              <table:table-cell office:value-type="float" office:value="5">
                <text:p>5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30">
                <text:p>130</text:p>
              </table:table-cell>
              <table:table-cell office:value-type="float" office:value="3">
                <text:p>3</text:p>
              </table:table-cell>
              <table:table-cell office:value-type="float" office:value="0.0225563909774436">
                <text:p>0.0225563909774436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.0300751879699248">
                <text:p>0.0300751879699248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  <table:table-cell office:value-type="float" office:value="0.00769230769230769">
                <text:p>0.00769230769230769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.0300751879699248">
                <text:p>0.0300751879699248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129">
                <text:p>129</text:p>
              </table:table-cell>
              <table:table-cell office:value-type="float" office:value="5">
                <text:p>5</text:p>
              </table:table-cell>
              <table:table-cell office:value-type="float" office:value="0.0373134328358209">
                <text:p>0.0373134328358209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129">
                <text:p>129</text:p>
              </table:table-cell>
              <table:table-cell office:value-type="float" office:value="4">
                <text:p>4</text:p>
              </table:table-cell>
              <table:table-cell office:value-type="float" office:value="0.0300751879699248">
                <text:p>0.0300751879699248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129">
                <text:p>129</text:p>
              </table:table-cell>
              <table:table-cell office:value-type="float" office:value="9">
                <text:p>9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128">
                <text:p>128</text:p>
              </table:table-cell>
              <table:table-cell office:value-type="float" office:value="7">
                <text:p>7</text:p>
              </table:table-cell>
              <table:table-cell office:value-type="float" office:value="0.0518518518518519">
                <text:p>0.0518518518518519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128">
                <text:p>128</text:p>
              </table:table-cell>
              <table:table-cell office:value-type="float" office:value="5">
                <text:p>5</text:p>
              </table:table-cell>
              <table:table-cell office:value-type="float" office:value="0.037593984962406">
                <text:p>0.037593984962406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128">
                <text:p>128</text:p>
              </table:table-cell>
              <table:table-cell office:value-type="float" office:value="3">
                <text:p>3</text:p>
              </table:table-cell>
              <table:table-cell office:value-type="float" office:value="0.0229007633587786">
                <text:p>0.022900763358778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128">
                <text:p>128</text:p>
              </table:table-cell>
              <table:table-cell office:value-type="float" office:value="9">
                <text:p>9</text:p>
              </table:table-cell>
              <table:table-cell office:value-type="float" office:value="0.0656934306569343">
                <text:p>0.0656934306569343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127">
                <text:p>127</text:p>
              </table:table-cell>
              <table:table-cell office:value-type="float" office:value="11">
                <text:p>11</text:p>
              </table:table-cell>
              <table:table-cell office:value-type="float" office:value="0.0797101449275362">
                <text:p>0.0797101449275362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7">
                <text:p>127</text:p>
              </table:table-cell>
              <table:table-cell office:value-type="float" office:value="3">
                <text:p>3</text:p>
              </table:table-cell>
              <table:table-cell office:value-type="float" office:value="0.0230769230769231">
                <text:p>0.0230769230769231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126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0.0597014925373134">
                <text:p>0.0597014925373134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126">
                <text:p>126</text:p>
              </table:table-cell>
              <table:table-cell office:value-type="float" office:value="1">
                <text:p>1</text:p>
              </table:table-cell>
              <table:table-cell office:value-type="float" office:value="0.0078740157480315">
                <text:p>0.007874015748031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126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126">
                <text:p>126</text:p>
              </table:table-cell>
              <table:table-cell office:value-type="float" office:value="6">
                <text:p>6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126">
                <text:p>126</text:p>
              </table:table-cell>
              <table:table-cell office:value-type="float" office:value="3">
                <text:p>3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126">
                <text:p>126</text:p>
              </table:table-cell>
              <table:table-cell office:value-type="float" office:value="9">
                <text:p>9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126">
                <text:p>126</text:p>
              </table:table-cell>
              <table:table-cell office:value-type="float" office:value="4">
                <text:p>4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126">
                <text:p>126</text:p>
              </table:table-cell>
              <table:table-cell office:value-type="float" office:value="7">
                <text:p>7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125">
                <text:p>125</text:p>
              </table:table-cell>
              <table:table-cell office:value-type="float" office:value="10">
                <text:p>10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125">
                <text:p>125</text:p>
              </table:table-cell>
              <table:table-cell office:value-type="float" office:value="5">
                <text:p>5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124">
                <text:p>124</text:p>
              </table:table-cell>
              <table:table-cell office:value-type="float" office:value="4">
                <text:p>4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124">
                <text:p>124</text:p>
              </table:table-cell>
              <table:table-cell office:value-type="float" office:value="7">
                <text:p>7</text:p>
              </table:table-cell>
              <table:table-cell office:value-type="float" office:value="0.0534351145038168">
                <text:p>0.0534351145038168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24">
                <text:p>124</text:p>
              </table:table-cell>
              <table:table-cell office:value-type="float" office:value="4">
                <text:p>4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124">
                <text:p>124</text:p>
              </table:table-cell>
              <table:table-cell office:value-type="float" office:value="6">
                <text:p>6</text:p>
              </table:table-cell>
              <table:table-cell office:value-type="float" office:value="0.0461538461538462">
                <text:p>0.0461538461538462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123">
                <text:p>123</text:p>
              </table:table-cell>
              <table:table-cell office:value-type="float" office:value="8">
                <text:p>8</text:p>
              </table:table-cell>
              <table:table-cell office:value-type="float" office:value="0.0610687022900763">
                <text:p>0.0610687022900763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123">
                <text:p>123</text:p>
              </table:table-cell>
              <table:table-cell office:value-type="float" office:value="1">
                <text:p>1</text:p>
              </table:table-cell>
              <table:table-cell office:value-type="float" office:value="0.00806451612903226">
                <text:p>0.0080645161290322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122">
                <text:p>122</text:p>
              </table:table-cell>
              <table:table-cell office:value-type="float" office:value="7">
                <text:p>7</text:p>
              </table:table-cell>
              <table:table-cell office:value-type="float" office:value="0.0542635658914729">
                <text:p>0.054263565891472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0.0393700787401575">
                <text:p>0.0393700787401575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0.0393700787401575">
                <text:p>0.0393700787401575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122">
                <text:p>122</text:p>
              </table:table-cell>
              <table:table-cell office:value-type="float" office:value="6">
                <text:p>6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122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122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122">
                <text:p>122</text:p>
              </table:table-cell>
              <table:table-cell office:value-type="float" office:value="3">
                <text:p>3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0.0393700787401575">
                <text:p>0.0393700787401575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122">
                <text:p>122</text:p>
              </table:table-cell>
              <table:table-cell office:value-type="float" office:value="1">
                <text:p>1</text:p>
              </table:table-cell>
              <table:table-cell office:value-type="float" office:value="0.00813008130081301">
                <text:p>0.00813008130081301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122">
                <text:p>122</text:p>
              </table:table-cell>
              <table:table-cell office:value-type="float" office:value="11">
                <text:p>11</text:p>
              </table:table-cell>
              <table:table-cell office:value-type="float" office:value="0.0827067669172932">
                <text:p>0.0827067669172932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122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0.0393700787401575">
                <text:p>0.039370078740157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22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121">
                <text:p>121</text:p>
              </table:table-cell>
              <table:table-cell office:value-type="float" office:value="8">
                <text:p>8</text:p>
              </table:table-cell>
              <table:table-cell office:value-type="float" office:value="0.062015503875969">
                <text:p>0.062015503875969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121">
                <text:p>12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121">
                <text:p>121</text:p>
              </table:table-cell>
              <table:table-cell office:value-type="float" office:value="4">
                <text:p>4</text:p>
              </table:table-cell>
              <table:table-cell office:value-type="float" office:value="0.032">
                <text:p>0.032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0.0241935483870968">
                <text:p>0.024193548387096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121">
                <text:p>121</text:p>
              </table:table-cell>
              <table:table-cell office:value-type="float" office:value="6">
                <text:p>6</text:p>
              </table:table-cell>
              <table:table-cell office:value-type="float" office:value="0.047244094488189">
                <text:p>0.047244094488189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121">
                <text:p>121</text:p>
              </table:table-cell>
              <table:table-cell office:value-type="float" office:value="5">
                <text:p>5</text:p>
              </table:table-cell>
              <table:table-cell office:value-type="float" office:value="0.0396825396825397">
                <text:p>0.0396825396825397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0.0241935483870968">
                <text:p>0.024193548387096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121">
                <text:p>121</text:p>
              </table:table-cell>
              <table:table-cell office:value-type="float" office:value="7">
                <text:p>7</text:p>
              </table:table-cell>
              <table:table-cell office:value-type="float" office:value="0.0546875">
                <text:p>0.0546875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121">
                <text:p>121</text:p>
              </table:table-cell>
              <table:table-cell office:value-type="float" office:value="2">
                <text:p>2</text:p>
              </table:table-cell>
              <table:table-cell office:value-type="float" office:value="0.016260162601626">
                <text:p>0.016260162601626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120">
                <text:p>120</text:p>
              </table:table-cell>
              <table:table-cell office:value-type="float" office:value="6">
                <text:p>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20">
                <text:p>120</text:p>
              </table:table-cell>
              <table:table-cell office:value-type="float" office:value="1">
                <text:p>1</text:p>
              </table:table-cell>
              <table:table-cell office:value-type="float" office:value="0.00826446280991736">
                <text:p>0.00826446280991736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120">
                <text:p>120</text:p>
              </table:table-cell>
              <table:table-cell office:value-type="float" office:value="4">
                <text:p>4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0.0165289256198347">
                <text:p>0.0165289256198347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0.0165289256198347">
                <text:p>0.0165289256198347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118">
                <text:p>118</text:p>
              </table:table-cell>
              <table:table-cell office:value-type="float" office:value="8">
                <text:p>8</text:p>
              </table:table-cell>
              <table:table-cell office:value-type="float" office:value="0.0634920634920635">
                <text:p>0.0634920634920635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118">
                <text:p>118</text:p>
              </table:table-cell>
              <table:table-cell office:value-type="float" office:value="10">
                <text:p>10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118">
                <text:p>118</text:p>
              </table:table-cell>
              <table:table-cell office:value-type="float" office:value="2">
                <text:p>2</text:p>
              </table:table-cell>
              <table:table-cell office:value-type="float" office:value="0.0166666666666667">
                <text:p>0.0166666666666667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118">
                <text:p>118</text:p>
              </table:table-cell>
              <table:table-cell office:value-type="float" office:value="7">
                <text:p>7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117">
                <text:p>117</text:p>
              </table:table-cell>
              <table:table-cell office:value-type="float" office:value="9">
                <text:p>9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117">
                <text:p>117</text:p>
              </table:table-cell>
              <table:table-cell office:value-type="float" office:value="4">
                <text:p>4</text:p>
              </table:table-cell>
              <table:table-cell office:value-type="float" office:value="0.0330578512396694">
                <text:p>0.0330578512396694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117">
                <text:p>117</text:p>
              </table:table-cell>
              <table:table-cell office:value-type="float" office:value="5">
                <text:p>5</text:p>
              </table:table-cell>
              <table:table-cell office:value-type="float" office:value="0.040983606557377">
                <text:p>0.040983606557377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117">
                <text:p>117</text:p>
              </table:table-cell>
              <table:table-cell office:value-type="float" office:value="3">
                <text:p>3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117">
                <text:p>117</text:p>
              </table:table-cell>
              <table:table-cell office:value-type="float" office:value="2">
                <text:p>2</text:p>
              </table:table-cell>
              <table:table-cell office:value-type="float" office:value="0.0168067226890756">
                <text:p>0.0168067226890756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116">
                <text:p>116</text:p>
              </table:table-cell>
              <table:table-cell office:value-type="float" office:value="4">
                <text:p>4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16">
                <text:p>116</text:p>
              </table:table-cell>
              <table:table-cell office:value-type="float" office:value="1">
                <text:p>1</text:p>
              </table:table-cell>
              <table:table-cell office:value-type="float" office:value="0.00854700854700855">
                <text:p>0.00854700854700855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115">
                <text:p>115</text:p>
              </table:table-cell>
              <table:table-cell office:value-type="float" office:value="3">
                <text:p>3</text:p>
              </table:table-cell>
              <table:table-cell office:value-type="float" office:value="0.0254237288135593">
                <text:p>0.0254237288135593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115">
                <text:p>115</text:p>
              </table:table-cell>
              <table:table-cell office:value-type="float" office:value="8">
                <text:p>8</text:p>
              </table:table-cell>
              <table:table-cell office:value-type="float" office:value="0.0650406504065041">
                <text:p>0.0650406504065041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0.0336134453781513">
                <text:p>0.0336134453781513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0.0336134453781513">
                <text:p>0.0336134453781513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0.0336134453781513">
                <text:p>0.0336134453781513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115">
                <text:p>115</text:p>
              </table:table-cell>
              <table:table-cell office:value-type="float" office:value="5">
                <text:p>5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115">
                <text:p>115</text:p>
              </table:table-cell>
              <table:table-cell office:value-type="float" office:value="4">
                <text:p>4</text:p>
              </table:table-cell>
              <table:table-cell office:value-type="float" office:value="0.0336134453781513">
                <text:p>0.0336134453781513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114">
                <text:p>114</text:p>
              </table:table-cell>
              <table:table-cell office:value-type="float" office:value="8">
                <text:p>8</text:p>
              </table:table-cell>
              <table:table-cell office:value-type="float" office:value="0.0655737704918033">
                <text:p>0.0655737704918033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114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114">
                <text:p>114</text:p>
              </table:table-cell>
              <table:table-cell office:value-type="float" office:value="6">
                <text:p>6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114">
                <text:p>114</text:p>
              </table:table-cell>
              <table:table-cell office:value-type="float" office:value="9">
                <text:p>9</text:p>
              </table:table-cell>
              <table:table-cell office:value-type="float" office:value="0.0731707317073171">
                <text:p>0.0731707317073171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14">
                <text:p>114</text:p>
              </table:table-cell>
              <table:table-cell office:value-type="float" office:value="4">
                <text:p>4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114">
                <text:p>114</text:p>
              </table:table-cell>
              <table:table-cell office:value-type="float" office:value="7">
                <text:p>7</text:p>
              </table:table-cell>
              <table:table-cell office:value-type="float" office:value="0.0578512396694215">
                <text:p>0.0578512396694215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113">
                <text:p>113</text:p>
              </table:table-cell>
              <table:table-cell office:value-type="float" office:value="4">
                <text:p>4</text:p>
              </table:table-cell>
              <table:table-cell office:value-type="float" office:value="0.0341880341880342">
                <text:p>0.0341880341880342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113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0.0504201680672269">
                <text:p>0.0504201680672269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113">
                <text:p>113</text:p>
              </table:table-cell>
              <table:table-cell office:value-type="float" office:value="1">
                <text:p>1</text:p>
              </table:table-cell>
              <table:table-cell office:value-type="float" office:value="0.0087719298245614">
                <text:p>0.0087719298245614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113">
                <text:p>113</text:p>
              </table:table-cell>
              <table:table-cell office:value-type="float" office:value="5">
                <text:p>5</text:p>
              </table:table-cell>
              <table:table-cell office:value-type="float" office:value="0.0423728813559322">
                <text:p>0.0423728813559322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112">
                <text:p>112</text:p>
              </table:table-cell>
              <table:table-cell office:value-type="float" office:value="8">
                <text:p>8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112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112">
                <text:p>112</text:p>
              </table:table-cell>
              <table:table-cell office:value-type="float" office:value="5">
                <text:p>5</text:p>
              </table:table-cell>
              <table:table-cell office:value-type="float" office:value="0.0427350427350427">
                <text:p>0.0427350427350427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111">
                <text:p>111</text:p>
              </table:table-cell>
              <table:table-cell office:value-type="float" office:value="5">
                <text:p>5</text:p>
              </table:table-cell>
              <table:table-cell office:value-type="float" office:value="0.0431034482758621">
                <text:p>0.043103448275862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11">
                <text:p>111</text:p>
              </table:table-cell>
              <table:table-cell office:value-type="float" office:value="3">
                <text:p>3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110">
                <text:p>110</text:p>
              </table:table-cell>
              <table:table-cell office:value-type="float" office:value="2">
                <text:p>2</text:p>
              </table:table-cell>
              <table:table-cell office:value-type="float" office:value="0.0178571428571429">
                <text:p>0.0178571428571429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900900900900901">
                <text:p>0.00900900900900901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110">
                <text:p>110</text:p>
              </table:table-cell>
              <table:table-cell office:value-type="float" office:value="13">
                <text:p>13</text:p>
              </table:table-cell>
              <table:table-cell office:value-type="float" office:value="0.105691056910569">
                <text:p>0.10569105691056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110">
                <text:p>110</text:p>
              </table:table-cell>
              <table:table-cell office:value-type="float" office:value="1">
                <text:p>1</text:p>
              </table:table-cell>
              <table:table-cell office:value-type="float" office:value="0.00900900900900901">
                <text:p>0.00900900900900901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110">
                <text:p>110</text:p>
              </table:table-cell>
              <table:table-cell office:value-type="float" office:value="6">
                <text:p>6</text:p>
              </table:table-cell>
              <table:table-cell office:value-type="float" office:value="0.0517241379310345">
                <text:p>0.0517241379310345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109">
                <text:p>109</text:p>
              </table:table-cell>
              <table:table-cell office:value-type="float" office:value="5">
                <text:p>5</text:p>
              </table:table-cell>
              <table:table-cell office:value-type="float" office:value="0.043859649122807">
                <text:p>0.043859649122807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109">
                <text:p>109</text:p>
              </table:table-cell>
              <table:table-cell office:value-type="float" office:value="9">
                <text:p>9</text:p>
              </table:table-cell>
              <table:table-cell office:value-type="float" office:value="0.076271186440678">
                <text:p>0.076271186440678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0.018018018018018">
                <text:p>0.018018018018018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109">
                <text:p>109</text:p>
              </table:table-cell>
              <table:table-cell office:value-type="float" office:value="3">
                <text:p>3</text:p>
              </table:table-cell>
              <table:table-cell office:value-type="float" office:value="0.0267857142857143">
                <text:p>0.0267857142857143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108">
                <text:p>108</text:p>
              </table:table-cell>
              <table:table-cell office:value-type="float" office:value="5">
                <text:p>5</text:p>
              </table:table-cell>
              <table:table-cell office:value-type="float" office:value="0.0442477876106195">
                <text:p>0.0442477876106195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108">
                <text:p>108</text:p>
              </table:table-cell>
              <table:table-cell office:value-type="float" office:value="2">
                <text:p>2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107">
                <text:p>107</text:p>
              </table:table-cell>
              <table:table-cell office:value-type="float" office:value="3">
                <text:p>3</text:p>
              </table:table-cell>
              <table:table-cell office:value-type="float" office:value="0.0272727272727273">
                <text:p>0.0272727272727273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107">
                <text:p>107</text:p>
              </table:table-cell>
              <table:table-cell office:value-type="float" office:value="1">
                <text:p>1</text:p>
              </table:table-cell>
              <table:table-cell office:value-type="float" office:value="0.00925925925925926">
                <text:p>0.00925925925925926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107">
                <text:p>107</text:p>
              </table:table-cell>
              <table:table-cell office:value-type="float" office:value="4">
                <text:p>4</text:p>
              </table:table-cell>
              <table:table-cell office:value-type="float" office:value="0.036036036036036">
                <text:p>0.036036036036036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107">
                <text:p>107</text:p>
              </table:table-cell>
              <table:table-cell office:value-type="float" office:value="5">
                <text:p>5</text:p>
              </table:table-cell>
              <table:table-cell office:value-type="float" office:value="0.0446428571428571">
                <text:p>0.0446428571428571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106">
                <text:p>106</text:p>
              </table:table-cell>
              <table:table-cell office:value-type="float" office:value="8">
                <text:p>8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106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106">
                <text:p>106</text:p>
              </table:table-cell>
              <table:table-cell office:value-type="float" office:value="3">
                <text:p>3</text:p>
              </table:table-cell>
              <table:table-cell office:value-type="float" office:value="0.0275229357798165">
                <text:p>0.0275229357798165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106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0.094017094017094">
                <text:p>0.094017094017094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106">
                <text:p>106</text:p>
              </table:table-cell>
              <table:table-cell office:value-type="float" office:value="4">
                <text:p>4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301">
                <text:p>301</text:p>
              </table:table-cell>
              <table:table-cell office:value-type="float" office:value="106">
                <text:p>106</text:p>
              </table:table-cell>
              <table:table-cell office:value-type="float" office:value="2">
                <text:p>2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302">
                <text:p>302</text:p>
              </table:table-cell>
              <table:table-cell office:value-type="float" office:value="106">
                <text:p>106</text:p>
              </table:table-cell>
              <table:table-cell office:value-type="float" office:value="11">
                <text:p>11</text:p>
              </table:table-cell>
              <table:table-cell office:value-type="float" office:value="0.094017094017094">
                <text:p>0.094017094017094</text:p>
              </table:table-cell>
            </table:table-row>
            <table:table-row>
              <table:table-cell office:value-type="float" office:value="303">
                <text:p>303</text:p>
              </table:table-cell>
              <table:table-cell office:value-type="float" office:value="106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04">
                <text:p>304</text:p>
              </table:table-cell>
              <table:table-cell office:value-type="float" office:value="106">
                <text:p>106</text:p>
              </table:table-cell>
              <table:table-cell office:value-type="float" office:value="7">
                <text:p>7</text:p>
              </table:table-cell>
              <table:table-cell office:value-type="float" office:value="0.0619469026548673">
                <text:p>0.0619469026548673</text:p>
              </table:table-cell>
            </table:table-row>
            <table:table-row>
              <table:table-cell office:value-type="float" office:value="305">
                <text:p>305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306">
                <text:p>306</text:p>
              </table:table-cell>
              <table:table-cell office:value-type="float" office:value="106">
                <text:p>106</text:p>
              </table:table-cell>
              <table:table-cell office:value-type="float" office:value="5">
                <text:p>5</text:p>
              </table:table-cell>
              <table:table-cell office:value-type="float" office:value="0.045045045045045">
                <text:p>0.045045045045045</text:p>
              </table:table-cell>
            </table:table-row>
            <table:table-row>
              <table:table-cell office:value-type="float" office:value="307">
                <text:p>307</text:p>
              </table:table-cell>
              <table:table-cell office:value-type="float" office:value="105">
                <text:p>105</text:p>
              </table:table-cell>
              <table:table-cell office:value-type="float" office:value="14">
                <text:p>14</text:p>
              </table:table-cell>
              <table:table-cell office:value-type="float" office:value="0.117647058823529">
                <text:p>0.117647058823529</text:p>
              </table:table-cell>
            </table:table-row>
            <table:table-row>
              <table:table-cell office:value-type="float" office:value="308">
                <text:p>308</text:p>
              </table:table-cell>
              <table:table-cell office:value-type="float" office:value="105">
                <text:p>105</text:p>
              </table:table-cell>
              <table:table-cell office:value-type="float" office:value="3">
                <text:p>3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309">
                <text:p>309</text:p>
              </table:table-cell>
              <table:table-cell office:value-type="float" office:value="105">
                <text:p>105</text:p>
              </table:table-cell>
              <table:table-cell office:value-type="float" office:value="4">
                <text:p>4</text:p>
              </table:table-cell>
              <table:table-cell office:value-type="float" office:value="0.036697247706422">
                <text:p>0.03669724770642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105">
                <text:p>105</text:p>
              </table:table-cell>
              <table:table-cell office:value-type="float" office:value="5">
                <text:p>5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311">
                <text:p>311</text:p>
              </table:table-cell>
              <table:table-cell office:value-type="float" office:value="104">
                <text:p>104</text:p>
              </table:table-cell>
              <table:table-cell office:value-type="float" office:value="3">
                <text:p>3</text:p>
              </table:table-cell>
              <table:table-cell office:value-type="float" office:value="0.0280373831775701">
                <text:p>0.0280373831775701</text:p>
              </table:table-cell>
            </table:table-row>
            <table:table-row>
              <table:table-cell office:value-type="float" office:value="312">
                <text:p>312</text:p>
              </table:table-cell>
              <table:table-cell office:value-type="float" office:value="104">
                <text:p>104</text:p>
              </table:table-cell>
              <table:table-cell office:value-type="float" office:value="1">
                <text:p>1</text:p>
              </table:table-cell>
              <table:table-cell office:value-type="float" office:value="0.00952380952380952">
                <text:p>0.00952380952380952</text:p>
              </table:table-cell>
            </table:table-row>
            <table:table-row>
              <table:table-cell office:value-type="float" office:value="313">
                <text:p>313</text:p>
              </table:table-cell>
              <table:table-cell office:value-type="float" office:value="103">
                <text:p>103</text:p>
              </table:table-cell>
              <table:table-cell office:value-type="float" office:value="4">
                <text:p>4</text:p>
              </table:table-cell>
              <table:table-cell office:value-type="float" office:value="0.0373831775700935">
                <text:p>0.0373831775700935</text:p>
              </table:table-cell>
            </table:table-row>
            <table:table-row>
              <table:table-cell office:value-type="float" office:value="314">
                <text:p>314</text:p>
              </table:table-cell>
              <table:table-cell office:value-type="float" office:value="103">
                <text:p>103</text:p>
              </table:table-cell>
              <table:table-cell office:value-type="float" office:value="6">
                <text:p>6</text:p>
              </table:table-cell>
              <table:table-cell office:value-type="float" office:value="0.055045871559633">
                <text:p>0.055045871559633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103">
                <text:p>103</text:p>
              </table:table-cell>
              <table:table-cell office:value-type="float" office:value="2">
                <text:p>2</text:p>
              </table:table-cell>
              <table:table-cell office:value-type="float" office:value="0.0190476190476191">
                <text:p>0.0190476190476191</text:p>
              </table:table-cell>
            </table:table-row>
            <table:table-row>
              <table:table-cell office:value-type="float" office:value="316">
                <text:p>316</text:p>
              </table:table-cell>
              <table:table-cell office:value-type="float" office:value="103">
                <text:p>103</text:p>
              </table:table-cell>
              <table:table-cell office:value-type="float" office:value="3">
                <text:p>3</text:p>
              </table:table-cell>
              <table:table-cell office:value-type="float" office:value="0.0283018867924528">
                <text:p>0.0283018867924528</text:p>
              </table:table-cell>
            </table:table-row>
            <table:table-row>
              <table:table-cell office:value-type="float" office:value="317">
                <text:p>317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318">
                <text:p>318</text:p>
              </table:table-cell>
              <table:table-cell office:value-type="float" office:value="102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319">
                <text:p>319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321">
                <text:p>321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322">
                <text:p>322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0.0467289719626168">
                <text:p>0.0467289719626168</text:p>
              </table:table-cell>
            </table:table-row>
            <table:table-row>
              <table:table-cell office:value-type="float" office:value="323">
                <text:p>323</text:p>
              </table:table-cell>
              <table:table-cell office:value-type="float" office:value="102">
                <text:p>102</text:p>
              </table:table-cell>
              <table:table-cell office:value-type="float" office:value="4">
                <text:p>4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324">
                <text:p>324</text:p>
              </table:table-cell>
              <table:table-cell office:value-type="float" office:value="102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102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326">
                <text:p>326</text:p>
              </table:table-cell>
              <table:table-cell office:value-type="float" office:value="102">
                <text:p>102</text:p>
              </table:table-cell>
              <table:table-cell office:value-type="float" office:value="6">
                <text:p>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327">
                <text:p>327</text:p>
              </table:table-cell>
              <table:table-cell office:value-type="float" office:value="102">
                <text:p>102</text:p>
              </table:table-cell>
              <table:table-cell office:value-type="float" office:value="5">
                <text:p>5</text:p>
              </table:table-cell>
              <table:table-cell office:value-type="float" office:value="0.0467289719626168">
                <text:p>0.0467289719626168</text:p>
              </table:table-cell>
            </table:table-row>
            <table:table-row>
              <table:table-cell office:value-type="float" office:value="328">
                <text:p>328</text:p>
              </table:table-cell>
              <table:table-cell office:value-type="float" office:value="102">
                <text:p>102</text:p>
              </table:table-cell>
              <table:table-cell office:value-type="float" office:value="3">
                <text:p>3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329">
                <text:p>329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102">
                <text:p>102</text:p>
              </table:table-cell>
              <table:table-cell office:value-type="float" office:value="1">
                <text:p>1</text:p>
              </table:table-cell>
              <table:table-cell office:value-type="float" office:value="0.00970873786407767">
                <text:p>0.00970873786407767</text:p>
              </table:table-cell>
            </table:table-row>
            <table:table-row>
              <table:table-cell office:value-type="float" office:value="331">
                <text:p>331</text:p>
              </table:table-cell>
              <table:table-cell office:value-type="float" office:value="101">
                <text:p>101</text:p>
              </table:table-cell>
              <table:table-cell office:value-type="float" office:value="4">
                <text:p>4</text:p>
              </table:table-cell>
              <table:table-cell office:value-type="float" office:value="0.0380952380952381">
                <text:p>0.0380952380952381</text:p>
              </table:table-cell>
            </table:table-row>
            <table:table-row>
              <table:table-cell office:value-type="float" office:value="332">
                <text:p>332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0.0560747663551402">
                <text:p>0.0560747663551402</text:p>
              </table:table-cell>
            </table:table-row>
            <table:table-row>
              <table:table-cell office:value-type="float" office:value="333">
                <text:p>333</text:p>
              </table:table-cell>
              <table:table-cell office:value-type="float" office:value="101">
                <text:p>101</text:p>
              </table:table-cell>
              <table:table-cell office:value-type="float" office:value="3">
                <text:p>3</text:p>
              </table:table-cell>
              <table:table-cell office:value-type="float" office:value="0.0288461538461538">
                <text:p>0.0288461538461538</text:p>
              </table:table-cell>
            </table:table-row>
            <table:table-row>
              <table:table-cell office:value-type="float" office:value="334">
                <text:p>334</text:p>
              </table:table-cell>
              <table:table-cell office:value-type="float" office:value="101">
                <text:p>101</text:p>
              </table:table-cell>
              <table:table-cell office:value-type="float" office:value="6">
                <text:p>6</text:p>
              </table:table-cell>
              <table:table-cell office:value-type="float" office:value="0.0560747663551402">
                <text:p>0.0560747663551402</text:p>
              </table:table-cell>
            </table:table-row>
            <table:table-row>
              <table:table-cell office:value-type="float" office:value="335">
                <text:p>335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float" office:value="336">
                <text:p>336</text:p>
              </table:table-cell>
              <table:table-cell office:value-type="float" office:value="101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0.0194174757281553">
                <text:p>0.0194174757281553</text:p>
              </table:table-cell>
            </table:table-row>
            <table:table-row>
              <table:table-cell office:value-type="float" office:value="337">
                <text:p>337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29126213592233">
                <text:p>0.029126213592233</text:p>
              </table:table-cell>
            </table:table-row>
            <table:table-row>
              <table:table-cell office:value-type="float" office:value="338">
                <text:p>338</text:p>
              </table:table-cell>
              <table:table-cell office:value-type="float" office:value="100">
                <text:p>100</text:p>
              </table:table-cell>
              <table:table-cell office:value-type="float" office:value="5">
                <text:p>5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339">
                <text:p>339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29126213592233">
                <text:p>0.029126213592233</text:p>
              </table:table-cell>
            </table:table-row>
            <table:table-row>
              <table:table-cell office:value-type="float" office:value="341">
                <text:p>341</text:p>
              </table:table-cell>
              <table:table-cell office:value-type="float" office:value="100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0.029126213592233">
                <text:p>0.029126213592233</text:p>
              </table:table-cell>
            </table:table-row>
            <table:table-row>
              <table:table-cell office:value-type="float" office:value="342">
                <text:p>342</text:p>
              </table:table-cell>
              <table:table-cell office:value-type="float" office:value="100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0.0654205607476635">
                <text:p>0.0654205607476635</text:p>
              </table:table-cell>
            </table:table-row>
            <table:table-row>
              <table:table-cell office:value-type="float" office:value="343">
                <text:p>343</text:p>
              </table:table-cell>
              <table:table-cell office:value-type="float" office:value="100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float" office:value="344">
                <text:p>344</text:p>
              </table:table-cell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100">
                <text:p>100</text:p>
              </table:table-cell>
              <table:table-cell office:value-type="float" office:value="1">
                <text:p>1</text:p>
              </table:table-cell>
              <table:table-cell office:value-type="float" office:value="0.0099009900990099">
                <text:p>0.0099009900990099</text:p>
              </table:table-cell>
            </table:table-row>
            <table:table-row>
              <table:table-cell office:value-type="float" office:value="346">
                <text:p>346</text:p>
              </table:table-cell>
              <table:table-cell office:value-type="float" office:value="100">
                <text:p>100</text:p>
              </table:table-cell>
              <table:table-cell office:value-type="float" office:value="4">
                <text:p>4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347">
                <text:p>347</text:p>
              </table:table-cell>
              <table:table-cell office:value-type="float" office:value="99">
                <text:p>99</text:p>
              </table:table-cell>
              <table:table-cell office:value-type="float" office:value="2">
                <text:p>2</text:p>
              </table:table-cell>
              <table:table-cell office:value-type="float" office:value="0.0198019801980198">
                <text:p>0.0198019801980198</text:p>
              </table:table-cell>
            </table:table-row>
            <table:table-row>
              <table:table-cell office:value-type="float" office:value="348">
                <text:p>348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49">
                <text:p>349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0.0485436893203883">
                <text:p>0.0485436893203883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98">
                <text:p>98</text:p>
              </table:table-cell>
              <table:table-cell office:value-type="float" office:value="3">
                <text:p>3</text:p>
              </table:table-cell>
              <table:table-cell office:value-type="float" office:value="0.0297029702970297">
                <text:p>0.0297029702970297</text:p>
              </table:table-cell>
            </table:table-row>
            <table:table-row>
              <table:table-cell office:value-type="float" office:value="351">
                <text:p>351</text:p>
              </table:table-cell>
              <table:table-cell office:value-type="float" office:value="98">
                <text:p>98</text:p>
              </table:table-cell>
              <table:table-cell office:value-type="float" office:value="2">
                <text:p>2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352">
                <text:p>352</text:p>
              </table:table-cell>
              <table:table-cell office:value-type="float" office:value="98">
                <text:p>98</text:p>
              </table:table-cell>
              <table:table-cell office:value-type="float" office:value="5">
                <text:p>5</text:p>
              </table:table-cell>
              <table:table-cell office:value-type="float" office:value="0.0485436893203883">
                <text:p>0.0485436893203883</text:p>
              </table:table-cell>
            </table:table-row>
            <table:table-row>
              <table:table-cell office:value-type="float" office:value="353">
                <text:p>353</text:p>
              </table:table-cell>
              <table:table-cell office:value-type="float" office:value="97">
                <text:p>97</text:p>
              </table:table-cell>
              <table:table-cell office:value-type="float" office:value="6">
                <text:p>6</text:p>
              </table:table-cell>
              <table:table-cell office:value-type="float" office:value="0.058252427184466">
                <text:p>0.058252427184466</text:p>
              </table:table-cell>
            </table:table-row>
            <table:table-row>
              <table:table-cell office:value-type="float" office:value="354">
                <text:p>354</text:p>
              </table:table-cell>
              <table:table-cell office:value-type="float" office:value="97">
                <text:p>97</text:p>
              </table:table-cell>
              <table:table-cell office:value-type="float" office:value="3">
                <text:p>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float" office:value="355">
                <text:p>355</text:p>
              </table:table-cell>
              <table:table-cell office:value-type="float" office:value="97">
                <text:p>97</text:p>
              </table:table-cell>
              <table:table-cell office:value-type="float" office:value="4">
                <text:p>4</text:p>
              </table:table-cell>
              <table:table-cell office:value-type="float" office:value="0.0396039603960396">
                <text:p>0.0396039603960396</text:p>
              </table:table-cell>
            </table:table-row>
            <table:table-row>
              <table:table-cell office:value-type="float" office:value="356">
                <text:p>356</text:p>
              </table:table-cell>
              <table:table-cell office:value-type="float" office:value="97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0.0673076923076923">
                <text:p>0.0673076923076923</text:p>
              </table:table-cell>
            </table:table-row>
            <table:table-row>
              <table:table-cell office:value-type="float" office:value="357">
                <text:p>357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58">
                <text:p>358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0.0102040816326531">
                <text:p>0.0102040816326531</text:p>
              </table:table-cell>
            </table:table-row>
            <table:table-row>
              <table:table-cell office:value-type="float" office:value="359">
                <text:p>359</text:p>
              </table:table-cell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0.0679611650485437">
                <text:p>0.0679611650485437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61">
                <text:p>361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62">
                <text:p>362</text:p>
              </table:table-cell>
              <table:table-cell office:value-type="float" office:value="96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363">
                <text:p>363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364">
                <text:p>364</text:p>
              </table:table-cell>
              <table:table-cell office:value-type="float" office:value="96">
                <text:p>96</text:p>
              </table:table-cell>
              <table:table-cell office:value-type="float" office:value="2">
                <text:p>2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365">
                <text:p>365</text:p>
              </table:table-cell>
              <table:table-cell office:value-type="float" office:value="96">
                <text:p>96</text:p>
              </table:table-cell>
              <table:table-cell office:value-type="float" office:value="8">
                <text:p>8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366">
                <text:p>366</text:p>
              </table:table-cell>
              <table:table-cell office:value-type="float" office:value="96">
                <text:p>96</text:p>
              </table:table-cell>
              <table:table-cell office:value-type="float" office:value="4">
                <text:p>4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367">
                <text:p>367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0306122448979592">
                <text:p>0.0306122448979592</text:p>
              </table:table-cell>
            </table:table-row>
            <table:table-row>
              <table:table-cell office:value-type="float" office:value="368">
                <text:p>368</text:p>
              </table:table-cell>
              <table:table-cell office:value-type="float" office:value="95">
                <text:p>95</text:p>
              </table:table-cell>
              <table:table-cell office:value-type="float" office:value="2">
                <text:p>2</text:p>
              </table:table-cell>
              <table:table-cell office:value-type="float" office:value="0.0206185567010309">
                <text:p>0.0206185567010309</text:p>
              </table:table-cell>
            </table:table-row>
            <table:table-row>
              <table:table-cell office:value-type="float" office:value="369">
                <text:p>369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95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371">
                <text:p>371</text:p>
              </table:table-cell>
              <table:table-cell office:value-type="float" office:value="95">
                <text:p>95</text:p>
              </table:table-cell>
              <table:table-cell office:value-type="float" office:value="3">
                <text:p>3</text:p>
              </table:table-cell>
              <table:table-cell office:value-type="float" office:value="0.0306122448979592">
                <text:p>0.0306122448979592</text:p>
              </table:table-cell>
            </table:table-row>
            <table:table-row>
              <table:table-cell office:value-type="float" office:value="372">
                <text:p>372</text:p>
              </table:table-cell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  <table:table-cell office:value-type="float" office:value="0.0594059405940594">
                <text:p>0.0594059405940594</text:p>
              </table:table-cell>
            </table:table-row>
            <table:table-row>
              <table:table-cell office:value-type="float" office:value="373">
                <text:p>373</text:p>
              </table:table-cell>
              <table:table-cell office:value-type="float" office:value="94">
                <text:p>94</text:p>
              </table:table-cell>
              <table:table-cell office:value-type="float" office:value="11">
                <text:p>11</text:p>
              </table:table-cell>
              <table:table-cell office:value-type="float" office:value="0.104761904761905">
                <text:p>0.104761904761905</text:p>
              </table:table-cell>
            </table:table-row>
            <table:table-row>
              <table:table-cell office:value-type="float" office:value="374">
                <text:p>374</text:p>
              </table:table-cell>
              <table:table-cell office:value-type="float" office:value="94">
                <text:p>94</text:p>
              </table:table-cell>
              <table:table-cell office:value-type="float" office:value="8">
                <text:p>8</text:p>
              </table:table-cell>
              <table:table-cell office:value-type="float" office:value="0.0784313725490196">
                <text:p>0.0784313725490196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.0309278350515464">
                <text:p>0.0309278350515464</text:p>
              </table:table-cell>
            </table:table-row>
            <table:table-row>
              <table:table-cell office:value-type="float" office:value="376">
                <text:p>376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  <table:table-cell office:value-type="float" office:value="0.0505050505050505">
                <text:p>0.0505050505050505</text:p>
              </table:table-cell>
            </table:table-row>
            <table:table-row>
              <table:table-cell office:value-type="float" office:value="377">
                <text:p>377</text:p>
              </table:table-cell>
              <table:table-cell office:value-type="float" office:value="94">
                <text:p>94</text:p>
              </table:table-cell>
              <table:table-cell office:value-type="float" office:value="3">
                <text:p>3</text:p>
              </table:table-cell>
              <table:table-cell office:value-type="float" office:value="0.0309278350515464">
                <text:p>0.0309278350515464</text:p>
              </table:table-cell>
            </table:table-row>
            <table:table-row>
              <table:table-cell office:value-type="float" office:value="378">
                <text:p>378</text:p>
              </table:table-cell>
              <table:table-cell office:value-type="float" office:value="94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379">
                <text:p>379</text:p>
              </table:table-cell>
              <table:table-cell office:value-type="float" office:value="93">
                <text:p>93</text:p>
              </table:table-cell>
              <table:table-cell office:value-type="float" office:value="8">
                <text:p>8</text:p>
              </table:table-cell>
              <table:table-cell office:value-type="float" office:value="0.0792079207920792">
                <text:p>0.0792079207920792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381">
                <text:p>381</text:p>
              </table:table-cell>
              <table:table-cell office:value-type="float" office:value="93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0.0412371134020619">
                <text:p>0.0412371134020619</text:p>
              </table:table-cell>
            </table:table-row>
            <table:table-row>
              <table:table-cell office:value-type="float" office:value="382">
                <text:p>382</text:p>
              </table:table-cell>
              <table:table-cell office:value-type="float" office:value="93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0.0210526315789474">
                <text:p>0.0210526315789474</text:p>
              </table:table-cell>
            </table:table-row>
            <table:table-row>
              <table:table-cell office:value-type="float" office:value="383">
                <text:p>383</text:p>
              </table:table-cell>
              <table:table-cell office:value-type="float" office:value="92">
                <text:p>92</text:p>
              </table:table-cell>
              <table:table-cell office:value-type="float" office:value="3">
                <text:p>3</text:p>
              </table:table-cell>
              <table:table-cell office:value-type="float" office:value="0.0315789473684211">
                <text:p>0.0315789473684211</text:p>
              </table:table-cell>
            </table:table-row>
            <table:table-row>
              <table:table-cell office:value-type="float" office:value="384">
                <text:p>384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385">
                <text:p>385</text:p>
              </table:table-cell>
              <table:table-cell office:value-type="float" office:value="92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386">
                <text:p>386</text:p>
              </table:table-cell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0.0707070707070707">
                <text:p>0.0707070707070707</text:p>
              </table:table-cell>
            </table:table-row>
            <table:table-row>
              <table:table-cell office:value-type="float" office:value="387">
                <text:p>387</text:p>
              </table:table-cell>
              <table:table-cell office:value-type="float" office:value="92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0.010752688172043">
                <text:p>0.010752688172043</text:p>
              </table:table-cell>
            </table:table-row>
            <table:table-row>
              <table:table-cell office:value-type="float" office:value="388">
                <text:p>388</text:p>
              </table:table-cell>
              <table:table-cell office:value-type="float" office:value="92">
                <text:p>92</text:p>
              </table:table-cell>
              <table:table-cell office:value-type="float" office:value="2">
                <text:p>2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389">
                <text:p>389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421052631578947">
                <text:p>0.0421052631578947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  <table:table-cell office:value-type="float" office:value="0.0108695652173913">
                <text:p>0.0108695652173913</text:p>
              </table:table-cell>
            </table:table-row>
            <table:table-row>
              <table:table-cell office:value-type="float" office:value="391">
                <text:p>391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392">
                <text:p>392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421052631578947">
                <text:p>0.0421052631578947</text:p>
              </table:table-cell>
            </table:table-row>
            <table:table-row>
              <table:table-cell office:value-type="float" office:value="393">
                <text:p>393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394">
                <text:p>394</text:p>
              </table:table-cell>
              <table:table-cell office:value-type="float" office:value="91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0.0421052631578947">
                <text:p>0.0421052631578947</text:p>
              </table:table-cell>
            </table:table-row>
            <table:table-row>
              <table:table-cell office:value-type="float" office:value="395">
                <text:p>395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396">
                <text:p>396</text:p>
              </table:table-cell>
              <table:table-cell office:value-type="float" office:value="91">
                <text:p>91</text:p>
              </table:table-cell>
              <table:table-cell office:value-type="float" office:value="3">
                <text:p>3</text:p>
              </table:table-cell>
              <table:table-cell office:value-type="float" office:value="0.0319148936170213">
                <text:p>0.0319148936170213</text:p>
              </table:table-cell>
            </table:table-row>
            <table:table-row>
              <table:table-cell office:value-type="float" office:value="397">
                <text:p>397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398">
                <text:p>398</text:p>
              </table:table-cell>
              <table:table-cell office:value-type="float" office:value="90">
                <text:p>90</text:p>
              </table:table-cell>
              <table:table-cell office:value-type="float" office:value="5">
                <text:p>5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399">
                <text:p>399</text:p>
              </table:table-cell>
              <table:table-cell office:value-type="float" office:value="90">
                <text:p>90</text:p>
              </table:table-cell>
              <table:table-cell office:value-type="float" office:value="2">
                <text:p>2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90">
                <text:p>90</text:p>
              </table:table-cell>
              <table:table-cell office:value-type="float" office:value="4">
                <text:p>4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401">
                <text:p>401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float" office:value="402">
                <text:p>402</text:p>
              </table:table-cell>
              <table:table-cell office:value-type="float" office:value="89">
                <text:p>89</text:p>
              </table:table-cell>
              <table:table-cell office:value-type="float" office:value="1">
                <text:p>1</text:p>
              </table:table-cell>
              <table:table-cell office:value-type="float" office:value="0.0111111111111111">
                <text:p>0.0111111111111111</text:p>
              </table:table-cell>
            </table:table-row>
            <table:table-row>
              <table:table-cell office:value-type="float" office:value="403">
                <text:p>403</text:p>
              </table:table-cell>
              <table:table-cell office:value-type="float" office:value="89">
                <text:p>89</text:p>
              </table:table-cell>
              <table:table-cell office:value-type="float" office:value="5">
                <text:p>5</text:p>
              </table:table-cell>
              <table:table-cell office:value-type="float" office:value="0.0531914893617021">
                <text:p>0.0531914893617021</text:p>
              </table:table-cell>
            </table:table-row>
            <table:table-row>
              <table:table-cell office:value-type="float" office:value="404">
                <text:p>404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0.0729166666666667">
                <text:p>0.0729166666666667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89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06">
                <text:p>406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float" office:value="407">
                <text:p>407</text:p>
              </table:table-cell>
              <table:table-cell office:value-type="float" office:value="89">
                <text:p>89</text:p>
              </table:table-cell>
              <table:table-cell office:value-type="float" office:value="3">
                <text:p>3</text:p>
              </table:table-cell>
              <table:table-cell office:value-type="float" office:value="0.0326086956521739">
                <text:p>0.0326086956521739</text:p>
              </table:table-cell>
            </table:table-row>
            <table:table-row>
              <table:table-cell office:value-type="float" office:value="408">
                <text:p>408</text:p>
              </table:table-cell>
              <table:table-cell office:value-type="float" office:value="89">
                <text:p>89</text:p>
              </table:table-cell>
              <table:table-cell office:value-type="float" office:value="4">
                <text:p>4</text:p>
              </table:table-cell>
              <table:table-cell office:value-type="float" office:value="0.0430107526881721">
                <text:p>0.0430107526881721</text:p>
              </table:table-cell>
            </table:table-row>
            <table:table-row>
              <table:table-cell office:value-type="float" office:value="409">
                <text:p>409</text:p>
              </table:table-cell>
              <table:table-cell office:value-type="float" office:value="88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0.0537634408602151">
                <text:p>0.0537634408602151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0.032967032967033">
                <text:p>0.032967032967033</text:p>
              </table:table-cell>
            </table:table-row>
            <table:table-row>
              <table:table-cell office:value-type="float" office:value="411">
                <text:p>411</text:p>
              </table:table-cell>
              <table:table-cell office:value-type="float" office:value="88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412">
                <text:p>412</text:p>
              </table:table-cell>
              <table:table-cell office:value-type="float" office:value="88">
                <text:p>88</text:p>
              </table:table-cell>
              <table:table-cell office:value-type="float" office:value="3">
                <text:p>3</text:p>
              </table:table-cell>
              <table:table-cell office:value-type="float" office:value="0.032967032967033">
                <text:p>0.032967032967033</text:p>
              </table:table-cell>
            </table:table-row>
            <table:table-row>
              <table:table-cell office:value-type="float" office:value="413">
                <text:p>413</text:p>
              </table:table-cell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414">
                <text:p>414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  <table:table-cell office:value-type="float" office:value="0.0736842105263158">
                <text:p>0.0736842105263158</text:p>
              </table:table-cell>
            </table:table-row>
            <table:table-row>
              <table:table-cell office:value-type="float" office:value="415">
                <text:p>415</text:p>
              </table:table-cell>
              <table:table-cell office:value-type="float" office:value="88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416">
                <text:p>416</text:p>
              </table:table-cell>
              <table:table-cell office:value-type="float" office:value="88">
                <text:p>88</text:p>
              </table:table-cell>
              <table:table-cell office:value-type="float" office:value="5">
                <text:p>5</text:p>
              </table:table-cell>
              <table:table-cell office:value-type="float" office:value="0.0537634408602151">
                <text:p>0.0537634408602151</text:p>
              </table:table-cell>
            </table:table-row>
            <table:table-row>
              <table:table-cell office:value-type="float" office:value="417">
                <text:p>417</text:p>
              </table:table-cell>
              <table:table-cell office:value-type="float" office:value="88">
                <text:p>88</text:p>
              </table:table-cell>
              <table:table-cell office:value-type="float" office:value="1">
                <text:p>1</text:p>
              </table:table-cell>
              <table:table-cell office:value-type="float" office:value="0.0112359550561798">
                <text:p>0.0112359550561798</text:p>
              </table:table-cell>
            </table:table-row>
            <table:table-row>
              <table:table-cell office:value-type="float" office:value="418">
                <text:p>418</text:p>
              </table:table-cell>
              <table:table-cell office:value-type="float" office:value="88">
                <text:p>88</text:p>
              </table:table-cell>
              <table:table-cell office:value-type="float" office:value="4">
                <text:p>4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419">
                <text:p>419</text:p>
              </table:table-cell>
              <table:table-cell office:value-type="float" office:value="87">
                <text:p>87</text:p>
              </table:table-cell>
              <table:table-cell office:value-type="float" office:value="5">
                <text:p>5</text:p>
              </table:table-cell>
              <table:table-cell office:value-type="float" office:value="0.0543478260869565">
                <text:p>0.0543478260869565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21">
                <text:p>421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422">
                <text:p>422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423">
                <text:p>423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  <table:table-cell office:value-type="float" office:value="0.0114942528735632">
                <text:p>0.0114942528735632</text:p>
              </table:table-cell>
            </table:table-row>
            <table:table-row>
              <table:table-cell office:value-type="float" office:value="424">
                <text:p>424</text:p>
              </table:table-cell>
              <table:table-cell office:value-type="float" office:value="86">
                <text:p>86</text:p>
              </table:table-cell>
              <table:table-cell office:value-type="float" office:value="5">
                <text:p>5</text:p>
              </table:table-cell>
              <table:table-cell office:value-type="float" office:value="0.0549450549450549">
                <text:p>0.0549450549450549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426">
                <text:p>426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427">
                <text:p>427</text:p>
              </table:table-cell>
              <table:table-cell office:value-type="float" office:value="86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428">
                <text:p>428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429">
                <text:p>429</text:p>
              </table:table-cell>
              <table:table-cell office:value-type="float" office:value="86">
                <text:p>86</text:p>
              </table:table-cell>
              <table:table-cell office:value-type="float" office:value="3">
                <text:p>3</text:p>
              </table:table-cell>
              <table:table-cell office:value-type="float" office:value="0.0337078651685393">
                <text:p>0.0337078651685393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86">
                <text:p>86</text:p>
              </table:table-cell>
              <table:table-cell office:value-type="float" office:value="4">
                <text:p>4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431">
                <text:p>431</text:p>
              </table:table-cell>
              <table:table-cell office:value-type="float" office:value="85">
                <text:p>85</text:p>
              </table:table-cell>
              <table:table-cell office:value-type="float" office:value="3">
                <text:p>3</text:p>
              </table:table-cell>
              <table:table-cell office:value-type="float" office:value="0.0340909090909091">
                <text:p>0.0340909090909091</text:p>
              </table:table-cell>
            </table:table-row>
            <table:table-row>
              <table:table-cell office:value-type="float" office:value="432">
                <text:p>432</text:p>
              </table:table-cell>
              <table:table-cell office:value-type="float" office:value="85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0.0229885057471264">
                <text:p>0.0229885057471264</text:p>
              </table:table-cell>
            </table:table-row>
            <table:table-row>
              <table:table-cell office:value-type="float" office:value="433">
                <text:p>433</text:p>
              </table:table-cell>
              <table:table-cell office:value-type="float" office:value="84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434">
                <text:p>434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84">
                <text:p>84</text:p>
              </table:table-cell>
              <table:table-cell office:value-type="float" office:value="2">
                <text:p>2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436">
                <text:p>436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437">
                <text:p>437</text:p>
              </table:table-cell>
              <table:table-cell office:value-type="float" office:value="84">
                <text:p>84</text:p>
              </table:table-cell>
              <table:table-cell office:value-type="float" office:value="4">
                <text:p>4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438">
                <text:p>438</text:p>
              </table:table-cell>
              <table:table-cell office:value-type="float" office:value="84">
                <text:p>84</text:p>
              </table:table-cell>
              <table:table-cell office:value-type="float" office:value="3">
                <text:p>3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439">
                <text:p>439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83">
                <text:p>83</text:p>
              </table:table-cell>
              <table:table-cell office:value-type="float" office:value="5">
                <text:p>5</text:p>
              </table:table-cell>
              <table:table-cell office:value-type="float" office:value="0.0568181818181818">
                <text:p>0.0568181818181818</text:p>
              </table:table-cell>
            </table:table-row>
            <table:table-row>
              <table:table-cell office:value-type="float" office:value="441">
                <text:p>441</text:p>
              </table:table-cell>
              <table:table-cell office:value-type="float" office:value="83">
                <text:p>83</text:p>
              </table:table-cell>
              <table:table-cell office:value-type="float" office:value="2">
                <text:p>2</text:p>
              </table:table-cell>
              <table:table-cell office:value-type="float" office:value="0.0235294117647059">
                <text:p>0.0235294117647059</text:p>
              </table:table-cell>
            </table:table-row>
            <table:table-row>
              <table:table-cell office:value-type="float" office:value="442">
                <text:p>442</text:p>
              </table:table-cell>
              <table:table-cell office:value-type="float" office:value="83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0.0119047619047619">
                <text:p>0.0119047619047619</text:p>
              </table:table-cell>
            </table:table-row>
            <table:table-row>
              <table:table-cell office:value-type="float" office:value="443">
                <text:p>443</text:p>
              </table:table-cell>
              <table:table-cell office:value-type="float" office:value="82">
                <text:p>82</text:p>
              </table:table-cell>
              <table:table-cell office:value-type="float" office:value="6">
                <text:p>6</text:p>
              </table:table-cell>
              <table:table-cell office:value-type="float" office:value="0.0681818181818182">
                <text:p>0.0681818181818182</text:p>
              </table:table-cell>
            </table:table-row>
            <table:table-row>
              <table:table-cell office:value-type="float" office:value="444">
                <text:p>444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0.0120481927710843">
                <text:p>0.0120481927710843</text:p>
              </table:table-cell>
            </table:table-row>
            <table:table-row>
              <table:table-cell office:value-type="float" office:value="445">
                <text:p>445</text:p>
              </table:table-cell>
              <table:table-cell office:value-type="float" office:value="82">
                <text:p>82</text:p>
              </table:table-cell>
              <table:table-cell office:value-type="float" office:value="2">
                <text:p>2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446">
                <text:p>446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0.0574712643678161">
                <text:p>0.0574712643678161</text:p>
              </table:table-cell>
            </table:table-row>
            <table:table-row>
              <table:table-cell office:value-type="float" office:value="447">
                <text:p>447</text:p>
              </table:table-cell>
              <table:table-cell office:value-type="float" office:value="82">
                <text:p>82</text:p>
              </table:table-cell>
              <table:table-cell office:value-type="float" office:value="3">
                <text:p>3</text:p>
              </table:table-cell>
              <table:table-cell office:value-type="float" office:value="0.0352941176470588">
                <text:p>0.0352941176470588</text:p>
              </table:table-cell>
            </table:table-row>
            <table:table-row>
              <table:table-cell office:value-type="float" office:value="448">
                <text:p>448</text:p>
              </table:table-cell>
              <table:table-cell office:value-type="float" office:value="82">
                <text:p>82</text:p>
              </table:table-cell>
              <table:table-cell office:value-type="float" office:value="4">
                <text:p>4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449">
                <text:p>449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451">
                <text:p>451</text:p>
              </table:table-cell>
              <table:table-cell office:value-type="float" office:value="81">
                <text:p>81</text:p>
              </table:table-cell>
              <table:table-cell office:value-type="float" office:value="3">
                <text:p>3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452">
                <text:p>452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  <table:table-cell office:value-type="float" office:value="0.0240963855421687">
                <text:p>0.0240963855421687</text:p>
              </table:table-cell>
            </table:table-row>
            <table:table-row>
              <table:table-cell office:value-type="float" office:value="453">
                <text:p>453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float" office:value="454">
                <text:p>454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float" office:value="455">
                <text:p>455</text:p>
              </table:table-cell>
              <table:table-cell office:value-type="float" office:value="81">
                <text:p>81</text:p>
              </table:table-cell>
              <table:table-cell office:value-type="float" office:value="4">
                <text:p>4</text:p>
              </table:table-cell>
              <table:table-cell office:value-type="float" office:value="0.0470588235294118">
                <text:p>0.0470588235294118</text:p>
              </table:table-cell>
            </table:table-row>
            <table:table-row>
              <table:table-cell office:value-type="float" office:value="456">
                <text:p>456</text:p>
              </table:table-cell>
              <table:table-cell office:value-type="float" office:value="81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0121951219512195">
                <text:p>0.0121951219512195</text:p>
              </table:table-cell>
            </table:table-row>
            <table:table-row>
              <table:table-cell office:value-type="float" office:value="457">
                <text:p>457</text:p>
              </table:table-cell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float" office:value="458">
                <text:p>458</text:p>
              </table:table-cell>
              <table:table-cell office:value-type="float" office:value="80">
                <text:p>80</text:p>
              </table:table-cell>
              <table:table-cell office:value-type="float" office:value="4">
                <text:p>4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459">
                <text:p>459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0.0697674418604651">
                <text:p>0.0697674418604651</text:p>
              </table:table-cell>
            </table:table-row>
            <table:table-row>
              <table:table-cell office:value-type="float" office:value="461">
                <text:p>461</text:p>
              </table:table-cell>
              <table:table-cell office:value-type="float" office:value="79">
                <text:p>79</text:p>
              </table:table-cell>
              <table:table-cell office:value-type="float" office:value="4">
                <text:p>4</text:p>
              </table:table-cell>
              <table:table-cell office:value-type="float" office:value="0.0481927710843374">
                <text:p>0.0481927710843374</text:p>
              </table:table-cell>
            </table:table-row>
            <table:table-row>
              <table:table-cell office:value-type="float" office:value="462">
                <text:p>462</text:p>
              </table:table-cell>
              <table:table-cell office:value-type="float" office:value="79">
                <text:p>79</text:p>
              </table:table-cell>
              <table:table-cell office:value-type="float" office:value="1">
                <text:p>1</text:p>
              </table:table-cell>
              <table:table-cell office:value-type="float" office:value="0.0125">
                <text:p>0.0125</text:p>
              </table:table-cell>
            </table:table-row>
            <table:table-row>
              <table:table-cell office:value-type="float" office:value="463">
                <text:p>463</text:p>
              </table:table-cell>
              <table:table-cell office:value-type="float" office:value="78">
                <text:p>78</text:p>
              </table:table-cell>
              <table:table-cell office:value-type="float" office:value="4">
                <text:p>4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464">
                <text:p>464</text:p>
              </table:table-cell>
              <table:table-cell office:value-type="float" office:value="78">
                <text:p>78</text:p>
              </table:table-cell>
              <table:table-cell office:value-type="float" office:value="2">
                <text:p>2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465">
                <text:p>465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66">
                <text:p>466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0126582278481013">
                <text:p>0.0126582278481013</text:p>
              </table:table-cell>
            </table:table-row>
            <table:table-row>
              <table:table-cell office:value-type="float" office:value="467">
                <text:p>467</text:p>
              </table:table-cell>
              <table:table-cell office:value-type="float" office:value="77">
                <text:p>77</text:p>
              </table:table-cell>
              <table:table-cell office:value-type="float" office:value="9">
                <text:p>9</text:p>
              </table:table-cell>
              <table:table-cell office:value-type="float" office:value="0.104651162790698">
                <text:p>0.104651162790698</text:p>
              </table:table-cell>
            </table:table-row>
            <table:table-row>
              <table:table-cell office:value-type="float" office:value="468">
                <text:p>468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469">
                <text:p>469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609756097560976">
                <text:p>0.0609756097560976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471">
                <text:p>471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472">
                <text:p>472</text:p>
              </table:table-cell>
              <table:table-cell office:value-type="float" office:value="77">
                <text:p>77</text:p>
              </table:table-cell>
              <table:table-cell office:value-type="float" office:value="6">
                <text:p>6</text:p>
              </table:table-cell>
              <table:table-cell office:value-type="float" office:value="0.072289156626506">
                <text:p>0.072289156626506</text:p>
              </table:table-cell>
            </table:table-row>
            <table:table-row>
              <table:table-cell office:value-type="float" office:value="473">
                <text:p>473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474">
                <text:p>474</text:p>
              </table:table-cell>
              <table:table-cell office:value-type="float" office:value="77">
                <text:p>77</text:p>
              </table:table-cell>
              <table:table-cell office:value-type="float" office:value="4">
                <text:p>4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  <table:table-cell office:value-type="float" office:value="0.0609756097560976">
                <text:p>0.0609756097560976</text:p>
              </table:table-cell>
            </table:table-row>
            <table:table-row>
              <table:table-cell office:value-type="float" office:value="476">
                <text:p>476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  <table:table-cell office:value-type="float" office:value="0.0375">
                <text:p>0.0375</text:p>
              </table:table-cell>
            </table:table-row>
            <table:table-row>
              <table:table-cell office:value-type="float" office:value="477">
                <text:p>477</text:p>
              </table:table-cell>
              <table:table-cell office:value-type="float" office:value="77">
                <text:p>77</text:p>
              </table:table-cell>
              <table:table-cell office:value-type="float" office:value="1">
                <text:p>1</text:p>
              </table:table-cell>
              <table:table-cell office:value-type="float" office:value="0.0128205128205128">
                <text:p>0.0128205128205128</text:p>
              </table:table-cell>
            </table:table-row>
            <table:table-row>
              <table:table-cell office:value-type="float" office:value="478">
                <text:p>478</text:p>
              </table:table-cell>
              <table:table-cell office:value-type="float" office:value="77">
                <text:p>77</text:p>
              </table:table-cell>
              <table:table-cell office:value-type="float" office:value="2">
                <text:p>2</text:p>
              </table:table-cell>
              <table:table-cell office:value-type="float" office:value="0.0253164556962025">
                <text:p>0.0253164556962025</text:p>
              </table:table-cell>
            </table:table-row>
            <table:table-row>
              <table:table-cell office:value-type="float" office:value="479">
                <text:p>479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float" office:value="481">
                <text:p>481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float" office:value="482">
                <text:p>482</text:p>
              </table:table-cell>
              <table:table-cell office:value-type="float" office:value="76">
                <text:p>76</text:p>
              </table:table-cell>
              <table:table-cell office:value-type="float" office:value="6">
                <text:p>6</text:p>
              </table:table-cell>
              <table:table-cell office:value-type="float" office:value="0.0731707317073171">
                <text:p>0.0731707317073171</text:p>
              </table:table-cell>
            </table:table-row>
            <table:table-row>
              <table:table-cell office:value-type="float" office:value="483">
                <text:p>483</text:p>
              </table:table-cell>
              <table:table-cell office:value-type="float" office:value="76">
                <text:p>76</text:p>
              </table:table-cell>
              <table:table-cell office:value-type="float" office:value="1">
                <text:p>1</text:p>
              </table:table-cell>
              <table:table-cell office:value-type="float" office:value="0.012987012987013">
                <text:p>0.012987012987013</text:p>
              </table:table-cell>
            </table:table-row>
            <table:table-row>
              <table:table-cell office:value-type="float" office:value="484">
                <text:p>484</text:p>
              </table:table-cell>
              <table:table-cell office:value-type="float" office:value="76">
                <text:p>76</text:p>
              </table:table-cell>
              <table:table-cell office:value-type="float" office:value="3">
                <text:p>3</text:p>
              </table:table-cell>
              <table:table-cell office:value-type="float" office:value="0.0379746835443038">
                <text:p>0.0379746835443038</text:p>
              </table:table-cell>
            </table:table-row>
            <table:table-row>
              <table:table-cell office:value-type="float" office:value="485">
                <text:p>485</text:p>
              </table:table-cell>
              <table:table-cell office:value-type="float" office:value="76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486">
                <text:p>486</text:p>
              </table:table-cell>
              <table:table-cell office:value-type="float" office:value="76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87">
                <text:p>487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488">
                <text:p>488</text:p>
              </table:table-cell>
              <table:table-cell office:value-type="float" office:value="75">
                <text:p>75</text:p>
              </table:table-cell>
              <table:table-cell office:value-type="float" office:value="2">
                <text:p>2</text:p>
              </table:table-cell>
              <table:table-cell office:value-type="float" office:value="0.025974025974026">
                <text:p>0.025974025974026</text:p>
              </table:table-cell>
            </table:table-row>
            <table:table-row>
              <table:table-cell office:value-type="float" office:value="489">
                <text:p>489</text:p>
              </table:table-cell>
              <table:table-cell office:value-type="float" office:value="75">
                <text:p>75</text:p>
              </table:table-cell>
              <table:table-cell office:value-type="float" office:value="4">
                <text:p>4</text:p>
              </table:table-cell>
              <table:table-cell office:value-type="float" office:value="0.0506329113924051">
                <text:p>0.0506329113924051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75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91">
                <text:p>491</text:p>
              </table:table-cell>
              <table:table-cell office:value-type="float" office:value="74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0.0864197530864197">
                <text:p>0.0864197530864197</text:p>
              </table:table-cell>
            </table:table-row>
            <table:table-row>
              <table:table-cell office:value-type="float" office:value="492">
                <text:p>492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493">
                <text:p>493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494">
                <text:p>494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632911392405063">
                <text:p>0.0632911392405063</text:p>
              </table:table-cell>
            </table:table-row>
            <table:table-row>
              <table:table-cell office:value-type="float" office:value="495">
                <text:p>495</text:p>
              </table:table-cell>
              <table:table-cell office:value-type="float" office:value="74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496">
                <text:p>496</text:p>
              </table:table-cell>
              <table:table-cell office:value-type="float" office:value="74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0.0512820512820513">
                <text:p>0.0512820512820513</text:p>
              </table:table-cell>
            </table:table-row>
            <table:table-row>
              <table:table-cell office:value-type="float" office:value="497">
                <text:p>497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  <table:table-cell office:value-type="float" office:value="0.0133333333333333">
                <text:p>0.0133333333333333</text:p>
              </table:table-cell>
            </table:table-row>
            <table:table-row>
              <table:table-cell office:value-type="float" office:value="498">
                <text:p>498</text:p>
              </table:table-cell>
              <table:table-cell office:value-type="float" office:value="74">
                <text:p>74</text:p>
              </table:table-cell>
              <table:table-cell office:value-type="float" office:value="3">
                <text:p>3</text:p>
              </table:table-cell>
              <table:table-cell office:value-type="float" office:value="0.038961038961039">
                <text:p>0.038961038961039</text:p>
              </table:table-cell>
            </table:table-row>
            <table:table-row>
              <table:table-cell office:value-type="float" office:value="499">
                <text:p>499</text:p>
              </table:table-cell>
              <table:table-cell office:value-type="float" office:value="73">
                <text:p>73</text:p>
              </table:table-cell>
              <table:table-cell office:value-type="float" office:value="3">
                <text:p>3</text:p>
              </table:table-cell>
              <table:table-cell office:value-type="float" office:value="0.0394736842105263">
                <text:p>0.0394736842105263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73">
                <text:p>73</text:p>
              </table:table-cell>
              <table:table-cell office:value-type="float" office:value="2">
                <text:p>2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float" office:value="501">
                <text:p>501</text:p>
              </table:table-cell>
              <table:table-cell office:value-type="float" office:value="73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float" office:value="502">
                <text:p>502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  <table:table-cell office:value-type="float" office:value="0.0641025641025641">
                <text:p>0.0641025641025641</text:p>
              </table:table-cell>
            </table:table-row>
            <table:table-row>
              <table:table-cell office:value-type="float" office:value="503">
                <text:p>503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4">
                <text:p>504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float" office:value="505">
                <text:p>505</text:p>
              </table:table-cell>
              <table:table-cell office:value-type="float" office:value="72">
                <text:p>72</text:p>
              </table:table-cell>
              <table:table-cell office:value-type="float" office:value="2">
                <text:p>2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506">
                <text:p>506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7">
                <text:p>507</text:p>
              </table:table-cell>
              <table:table-cell office:value-type="float" office:value="72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0.0136986301369863">
                <text:p>0.0136986301369863</text:p>
              </table:table-cell>
            </table:table-row>
            <table:table-row>
              <table:table-cell office:value-type="float" office:value="508">
                <text:p>508</text:p>
              </table:table-cell>
              <table:table-cell office:value-type="float" office:value="72">
                <text:p>72</text:p>
              </table:table-cell>
              <table:table-cell office:value-type="float" office:value="3">
                <text:p>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509">
                <text:p>509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0.0657894736842105">
                <text:p>0.0657894736842105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511">
                <text:p>511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512">
                <text:p>512</text:p>
              </table:table-cell>
              <table:table-cell office:value-type="float" office:value="71">
                <text:p>71</text:p>
              </table:table-cell>
              <table:table-cell office:value-type="float" office:value="8">
                <text:p>8</text:p>
              </table:table-cell>
              <table:table-cell office:value-type="float" office:value="0.10126582278481">
                <text:p>0.10126582278481</text:p>
              </table:table-cell>
            </table:table-row>
            <table:table-row>
              <table:table-cell office:value-type="float" office:value="513">
                <text:p>513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514">
                <text:p>514</text:p>
              </table:table-cell>
              <table:table-cell office:value-type="float" office:value="71">
                <text:p>71</text:p>
              </table:table-cell>
              <table:table-cell office:value-type="float" office:value="9">
                <text:p>9</text:p>
              </table:table-cell>
              <table:table-cell office:value-type="float" office:value="0.1125">
                <text:p>0.1125</text:p>
              </table:table-cell>
            </table:table-row>
            <table:table-row>
              <table:table-cell office:value-type="float" office:value="515">
                <text:p>515</text:p>
              </table:table-cell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16">
                <text:p>516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517">
                <text:p>517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0405405405405405">
                <text:p>0.0405405405405405</text:p>
              </table:table-cell>
            </table:table-row>
            <table:table-row>
              <table:table-cell office:value-type="float" office:value="518">
                <text:p>518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  <table:table-cell office:value-type="float" office:value="0.0657894736842105">
                <text:p>0.0657894736842105</text:p>
              </table:table-cell>
            </table:table-row>
            <table:table-row>
              <table:table-cell office:value-type="float" office:value="519">
                <text:p>519</text:p>
              </table:table-cell>
              <table:table-cell office:value-type="float" office:value="71">
                <text:p>71</text:p>
              </table:table-cell>
              <table:table-cell office:value-type="float" office:value="3">
                <text:p>3</text:p>
              </table:table-cell>
              <table:table-cell office:value-type="float" office:value="0.0405405405405405">
                <text:p>0.0405405405405405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71">
                <text:p>71</text:p>
              </table:table-cell>
              <table:table-cell office:value-type="float" office:value="2">
                <text:p>2</text:p>
              </table:table-cell>
              <table:table-cell office:value-type="float" office:value="0.0273972602739726">
                <text:p>0.0273972602739726</text:p>
              </table:table-cell>
            </table:table-row>
            <table:table-row>
              <table:table-cell office:value-type="float" office:value="521">
                <text:p>521</text:p>
              </table:table-cell>
              <table:table-cell office:value-type="float" office:value="70">
                <text:p>70</text:p>
              </table:table-cell>
              <table:table-cell office:value-type="float" office:value="8">
                <text:p>8</text:p>
              </table:table-cell>
              <table:table-cell office:value-type="float" office:value="0.102564102564103">
                <text:p>0.102564102564103</text:p>
              </table:table-cell>
            </table:table-row>
            <table:table-row>
              <table:table-cell office:value-type="float" office:value="522">
                <text:p>522</text:p>
              </table:table-cell>
              <table:table-cell office:value-type="float" office:value="70">
                <text:p>70</text:p>
              </table:table-cell>
              <table:table-cell office:value-type="float" office:value="3">
                <text:p>3</text:p>
              </table:table-cell>
              <table:table-cell office:value-type="float" office:value="0.0410958904109589">
                <text:p>0.0410958904109589</text:p>
              </table:table-cell>
            </table:table-row>
            <table:table-row>
              <table:table-cell office:value-type="float" office:value="523">
                <text:p>523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float" office:value="524">
                <text:p>524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float" office:value="525">
                <text:p>525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26">
                <text:p>526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527">
                <text:p>527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528">
                <text:p>528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float" office:value="529">
                <text:p>529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531">
                <text:p>531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532">
                <text:p>532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533">
                <text:p>533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  <table:table-cell office:value-type="float" office:value="0.028169014084507">
                <text:p>0.028169014084507</text:p>
              </table:table-cell>
            </table:table-row>
            <table:table-row>
              <table:table-cell office:value-type="float" office:value="534">
                <text:p>534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float" office:value="535">
                <text:p>535</text:p>
              </table:table-cell>
              <table:table-cell office:value-type="float" office:value="69">
                <text:p>69</text:p>
              </table:table-cell>
              <table:table-cell office:value-type="float" office:value="3">
                <text:p>3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536">
                <text:p>536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float" office:value="537">
                <text:p>537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38">
                <text:p>538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  <table:table-cell office:value-type="float" office:value="0.0547945205479452">
                <text:p>0.0547945205479452</text:p>
              </table:table-cell>
            </table:table-row>
            <table:table-row>
              <table:table-cell office:value-type="float" office:value="539">
                <text:p>539</text:p>
              </table:table-cell>
              <table:table-cell office:value-type="float" office:value="69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69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0.0142857142857143">
                <text:p>0.0142857142857143</text:p>
              </table:table-cell>
            </table:table-row>
            <table:table-row>
              <table:table-cell office:value-type="float" office:value="541">
                <text:p>541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42">
                <text:p>542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0.0422535211267606">
                <text:p>0.0422535211267606</text:p>
              </table:table-cell>
            </table:table-row>
            <table:table-row>
              <table:table-cell office:value-type="float" office:value="543">
                <text:p>543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544">
                <text:p>544</text:p>
              </table:table-cell>
              <table:table-cell office:value-type="float" office:value="68">
                <text:p>68</text:p>
              </table:table-cell>
              <table:table-cell office:value-type="float" office:value="3">
                <text:p>3</text:p>
              </table:table-cell>
              <table:table-cell office:value-type="float" office:value="0.0422535211267606">
                <text:p>0.0422535211267606</text:p>
              </table:table-cell>
            </table:table-row>
            <table:table-row>
              <table:table-cell office:value-type="float" office:value="545">
                <text:p>545</text:p>
              </table:table-cell>
              <table:table-cell office:value-type="float" office:value="68">
                <text:p>68</text:p>
              </table:table-cell>
              <table:table-cell office:value-type="float" office:value="2">
                <text:p>2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546">
                <text:p>546</text:p>
              </table:table-cell>
              <table:table-cell office:value-type="float" office:value="68">
                <text:p>68</text:p>
              </table:table-cell>
              <table:table-cell office:value-type="float" office:value="1">
                <text:p>1</text:p>
              </table:table-cell>
              <table:table-cell office:value-type="float" office:value="0.0144927536231884">
                <text:p>0.0144927536231884</text:p>
              </table:table-cell>
            </table:table-row>
            <table:table-row>
              <table:table-cell office:value-type="float" office:value="547">
                <text:p>547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float" office:value="548">
                <text:p>548</text:p>
              </table:table-cell>
              <table:table-cell office:value-type="float" office:value="67">
                <text:p>67</text:p>
              </table:table-cell>
              <table:table-cell office:value-type="float" office:value="3">
                <text:p>3</text:p>
              </table:table-cell>
              <table:table-cell office:value-type="float" office:value="0.0428571428571429">
                <text:p>0.0428571428571429</text:p>
              </table:table-cell>
            </table:table-row>
            <table:table-row>
              <table:table-cell office:value-type="float" office:value="549">
                <text:p>549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67">
                <text:p>67</text:p>
              </table:table-cell>
              <table:table-cell office:value-type="float" office:value="2">
                <text:p>2</text:p>
              </table:table-cell>
              <table:table-cell office:value-type="float" office:value="0.0289855072463768">
                <text:p>0.0289855072463768</text:p>
              </table:table-cell>
            </table:table-row>
            <table:table-row>
              <table:table-cell office:value-type="float" office:value="551">
                <text:p>551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  <table:table-cell office:value-type="float" office:value="0.0694444444444444">
                <text:p>0.0694444444444444</text:p>
              </table:table-cell>
            </table:table-row>
            <table:table-row>
              <table:table-cell office:value-type="float" office:value="552">
                <text:p>552</text:p>
              </table:table-cell>
              <table:table-cell office:value-type="float" office:value="67">
                <text:p>67</text:p>
              </table:table-cell>
              <table:table-cell office:value-type="float" office:value="7">
                <text:p>7</text:p>
              </table:table-cell>
              <table:table-cell office:value-type="float" office:value="0.0945945945945946">
                <text:p>0.0945945945945946</text:p>
              </table:table-cell>
            </table:table-row>
            <table:table-row>
              <table:table-cell office:value-type="float" office:value="553">
                <text:p>553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float" office:value="554">
                <text:p>554</text:p>
              </table:table-cell>
              <table:table-cell office:value-type="float" office:value="67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0.0563380281690141">
                <text:p>0.0563380281690141</text:p>
              </table:table-cell>
            </table:table-row>
            <table:table-row>
              <table:table-cell office:value-type="float" office:value="555">
                <text:p>555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float" office:value="556">
                <text:p>556</text:p>
              </table:table-cell>
              <table:table-cell office:value-type="float" office:value="67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0147058823529412">
                <text:p>0.0147058823529412</text:p>
              </table:table-cell>
            </table:table-row>
            <table:table-row>
              <table:table-cell office:value-type="float" office:value="557">
                <text:p>557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558">
                <text:p>558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559">
                <text:p>559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66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561">
                <text:p>561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  <table:table-cell office:value-type="float" office:value="0.0149253731343284">
                <text:p>0.0149253731343284</text:p>
              </table:table-cell>
            </table:table-row>
            <table:table-row>
              <table:table-cell office:value-type="float" office:value="562">
                <text:p>562</text:p>
              </table:table-cell>
              <table:table-cell office:value-type="float" office:value="66">
                <text:p>66</text:p>
              </table:table-cell>
              <table:table-cell office:value-type="float" office:value="4">
                <text:p>4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563">
                <text:p>563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0579710144927536">
                <text:p>0.0579710144927536</text:p>
              </table:table-cell>
            </table:table-row>
            <table:table-row>
              <table:table-cell office:value-type="float" office:value="564">
                <text:p>564</text:p>
              </table:table-cell>
              <table:table-cell office:value-type="float" office:value="65">
                <text:p>65</text:p>
              </table:table-cell>
              <table:table-cell office:value-type="float" office:value="1">
                <text:p>1</text:p>
              </table:table-cell>
              <table:table-cell office:value-type="float" office:value="0.0151515151515152">
                <text:p>0.0151515151515152</text:p>
              </table:table-cell>
            </table:table-row>
            <table:table-row>
              <table:table-cell office:value-type="float" office:value="565">
                <text:p>565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566">
                <text:p>566</text:p>
              </table:table-cell>
              <table:table-cell office:value-type="float" office:value="65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0.0441176470588235">
                <text:p>0.0441176470588235</text:p>
              </table:table-cell>
            </table:table-row>
            <table:table-row>
              <table:table-cell office:value-type="float" office:value="567">
                <text:p>567</text:p>
              </table:table-cell>
              <table:table-cell office:value-type="float" office:value="65">
                <text:p>65</text:p>
              </table:table-cell>
              <table:table-cell office:value-type="float" office:value="2">
                <text:p>2</text:p>
              </table:table-cell>
              <table:table-cell office:value-type="float" office:value="0.0298507462686567">
                <text:p>0.0298507462686567</text:p>
              </table:table-cell>
            </table:table-row>
            <table:table-row>
              <table:table-cell office:value-type="float" office:value="568">
                <text:p>568</text:p>
              </table:table-cell>
              <table:table-cell office:value-type="float" office:value="65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0.0579710144927536">
                <text:p>0.0579710144927536</text:p>
              </table:table-cell>
            </table:table-row>
            <table:table-row>
              <table:table-cell office:value-type="float" office:value="569">
                <text:p>569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0.0153846153846154">
                <text:p>0.0153846153846154</text:p>
              </table:table-cell>
            </table:table-row>
            <table:table-row>
              <table:table-cell office:value-type="float" office:value="571">
                <text:p>571</text:p>
              </table:table-cell>
              <table:table-cell office:value-type="float" office:value="63">
                <text:p>63</text:p>
              </table:table-cell>
              <table:table-cell office:value-type="float" office:value="4">
                <text:p>4</text:p>
              </table:table-cell>
              <table:table-cell office:value-type="float" office:value="0.0597014925373134">
                <text:p>0.0597014925373134</text:p>
              </table:table-cell>
            </table:table-row>
            <table:table-row>
              <table:table-cell office:value-type="float" office:value="572">
                <text:p>572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573">
                <text:p>573</text:p>
              </table:table-cell>
              <table:table-cell office:value-type="float" office:value="63">
                <text:p>63</text:p>
              </table:table-cell>
              <table:table-cell office:value-type="float" office:value="3">
                <text:p>3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574">
                <text:p>574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575">
                <text:p>575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576">
                <text:p>576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  <table:table-cell office:value-type="float" office:value="0.0307692307692308">
                <text:p>0.0307692307692308</text:p>
              </table:table-cell>
            </table:table-row>
            <table:table-row>
              <table:table-cell office:value-type="float" office:value="577">
                <text:p>577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0461538461538462">
                <text:p>0.0461538461538462</text:p>
              </table:table-cell>
            </table:table-row>
            <table:table-row>
              <table:table-cell office:value-type="float" office:value="578">
                <text:p>578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579">
                <text:p>579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581">
                <text:p>581</text:p>
              </table:table-cell>
              <table:table-cell office:value-type="float" office:value="62">
                <text:p>62</text:p>
              </table:table-cell>
              <table:table-cell office:value-type="float" office:value="3">
                <text:p>3</text:p>
              </table:table-cell>
              <table:table-cell office:value-type="float" office:value="0.0461538461538462">
                <text:p>0.0461538461538462</text:p>
              </table:table-cell>
            </table:table-row>
            <table:table-row>
              <table:table-cell office:value-type="float" office:value="582">
                <text:p>582</text:p>
              </table:table-cell>
              <table:table-cell office:value-type="float" office:value="62">
                <text:p>62</text:p>
              </table:table-cell>
              <table:table-cell office:value-type="float" office:value="4">
                <text:p>4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583">
                <text:p>583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584">
                <text:p>584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585">
                <text:p>585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586">
                <text:p>586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587">
                <text:p>587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588">
                <text:p>588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float" office:value="589">
                <text:p>589</text:p>
              </table:table-cell>
              <table:table-cell office:value-type="float" office:value="61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0.0615384615384615">
                <text:p>0.0615384615384615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61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0.046875">
                <text:p>0.046875</text:p>
              </table:table-cell>
            </table:table-row>
            <table:table-row>
              <table:table-cell office:value-type="float" office:value="591">
                <text:p>59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  <table:table-cell office:value-type="float" office:value="0.0317460317460317">
                <text:p>0.0317460317460317</text:p>
              </table:table-cell>
            </table:table-row>
            <table:table-row>
              <table:table-cell office:value-type="float" office:value="592">
                <text:p>592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  <table:table-cell office:value-type="float" office:value="0.0161290322580645">
                <text:p>0.0161290322580645</text:p>
              </table:table-cell>
            </table:table-row>
            <table:table-row>
              <table:table-cell office:value-type="float" office:value="593">
                <text:p>593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594">
                <text:p>594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float" office:value="595">
                <text:p>595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596">
                <text:p>596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597">
                <text:p>597</text:p>
              </table:table-cell>
              <table:table-cell office:value-type="float" office:value="60">
                <text:p>60</text:p>
              </table:table-cell>
              <table:table-cell office:value-type="float" office:value="2">
                <text:p>2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598">
                <text:p>598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0.0163934426229508">
                <text:p>0.0163934426229508</text:p>
              </table:table-cell>
            </table:table-row>
            <table:table-row>
              <table:table-cell office:value-type="float" office:value="599">
                <text:p>599</text:p>
              </table:table-cell>
              <table:table-cell office:value-type="float" office:value="59">
                <text:p>59</text:p>
              </table:table-cell>
              <table:table-cell office:value-type="float" office:value="5">
                <text:p>5</text:p>
              </table:table-cell>
              <table:table-cell office:value-type="float" office:value="0.078125">
                <text:p>0.07812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01">
                <text:p>601</text:p>
              </table:table-cell>
              <table:table-cell office:value-type="float" office:value="58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0.0491803278688525">
                <text:p>0.0491803278688525</text:p>
              </table:table-cell>
            </table:table-row>
            <table:table-row>
              <table:table-cell office:value-type="float" office:value="602">
                <text:p>602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603">
                <text:p>603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604">
                <text:p>604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  <table:table-cell office:value-type="float" office:value="0.0645161290322581">
                <text:p>0.0645161290322581</text:p>
              </table:table-cell>
            </table:table-row>
            <table:table-row>
              <table:table-cell office:value-type="float" office:value="605">
                <text:p>605</text:p>
              </table:table-cell>
              <table:table-cell office:value-type="float" office:value="58">
                <text:p>58</text:p>
              </table:table-cell>
              <table:table-cell office:value-type="float" office:value="1">
                <text:p>1</text:p>
              </table:table-cell>
              <table:table-cell office:value-type="float" office:value="0.0169491525423729">
                <text:p>0.0169491525423729</text:p>
              </table:table-cell>
            </table:table-row>
            <table:table-row>
              <table:table-cell office:value-type="float" office:value="606">
                <text:p>606</text:p>
              </table:table-cell>
              <table:table-cell office:value-type="float" office:value="58">
                <text:p>58</text:p>
              </table:table-cell>
              <table:table-cell office:value-type="float" office:value="2">
                <text:p>2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607">
                <text:p>607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608">
                <text:p>608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float" office:value="609">
                <text:p>609</text:p>
              </table:table-cell>
              <table:table-cell office:value-type="float" office:value="57">
                <text:p>57</text:p>
              </table:table-cell>
              <table:table-cell office:value-type="float" office:value="2">
                <text:p>2</text:p>
              </table:table-cell>
              <table:table-cell office:value-type="float" office:value="0.0338983050847458">
                <text:p>0.033898305084745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float" office:value="611">
                <text:p>611</text:p>
              </table:table-cell>
              <table:table-cell office:value-type="float" office:value="57">
                <text:p>57</text:p>
              </table:table-cell>
              <table:table-cell office:value-type="float" office:value="3">
                <text:p>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612">
                <text:p>612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  <table:table-cell office:value-type="float" office:value="0.0172413793103448">
                <text:p>0.0172413793103448</text:p>
              </table:table-cell>
            </table:table-row>
            <table:table-row>
              <table:table-cell office:value-type="float" office:value="613">
                <text:p>613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614">
                <text:p>614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615">
                <text:p>615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616">
                <text:p>616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0.0175438596491228">
                <text:p>0.0175438596491228</text:p>
              </table:table-cell>
            </table:table-row>
            <table:table-row>
              <table:table-cell office:value-type="float" office:value="617">
                <text:p>617</text:p>
              </table:table-cell>
              <table:table-cell office:value-type="float" office:value="55">
                <text:p>55</text:p>
              </table:table-cell>
              <table:table-cell office:value-type="float" office:value="2">
                <text:p>2</text:p>
              </table:table-cell>
              <table:table-cell office:value-type="float" office:value="0.0350877192982456">
                <text:p>0.0350877192982456</text:p>
              </table:table-cell>
            </table:table-row>
            <table:table-row>
              <table:table-cell office:value-type="float" office:value="618">
                <text:p>618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19">
                <text:p>619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621">
                <text:p>621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622">
                <text:p>622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0.0847457627118644">
                <text:p>0.0847457627118644</text:p>
              </table:table-cell>
            </table:table-row>
            <table:table-row>
              <table:table-cell office:value-type="float" office:value="623">
                <text:p>623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624">
                <text:p>624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625">
                <text:p>625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26">
                <text:p>626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27">
                <text:p>627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  <table:table-cell office:value-type="float" office:value="0.0181818181818182">
                <text:p>0.0181818181818182</text:p>
              </table:table-cell>
            </table:table-row>
            <table:table-row>
              <table:table-cell office:value-type="float" office:value="628">
                <text:p>628</text:p>
              </table:table-cell>
              <table:table-cell office:value-type="float" office:value="54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629">
                <text:p>629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54">
                <text:p>54</text:p>
              </table:table-cell>
              <table:table-cell office:value-type="float" office:value="2">
                <text:p>2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631">
                <text:p>631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632">
                <text:p>632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  <table:table-cell office:value-type="float" office:value="0.0185185185185185">
                <text:p>0.0185185185185185</text:p>
              </table:table-cell>
            </table:table-row>
            <table:table-row>
              <table:table-cell office:value-type="float" office:value="633">
                <text:p>63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4">
                <text:p>634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float" office:value="635">
                <text:p>635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36">
                <text:p>636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  <table:table-cell office:value-type="float" office:value="0.0701754385964912">
                <text:p>0.0701754385964912</text:p>
              </table:table-cell>
            </table:table-row>
            <table:table-row>
              <table:table-cell office:value-type="float" office:value="637">
                <text:p>637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638">
                <text:p>638</text:p>
              </table:table-cell>
              <table:table-cell office:value-type="float" office:value="53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0.101694915254237">
                <text:p>0.101694915254237</text:p>
              </table:table-cell>
            </table:table-row>
            <table:table-row>
              <table:table-cell office:value-type="float" office:value="639">
                <text:p>639</text:p>
              </table:table-cell>
              <table:table-cell office:value-type="float" office:value="53">
                <text:p>53</text:p>
              </table:table-cell>
              <table:table-cell office:value-type="float" office:value="2">
                <text:p>2</text:p>
              </table:table-cell>
              <table:table-cell office:value-type="float" office:value="0.0363636363636364">
                <text:p>0.0363636363636364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  <table:table-cell office:value-type="float" office:value="0.0535714285714286">
                <text:p>0.0535714285714286</text:p>
              </table:table-cell>
            </table:table-row>
            <table:table-row>
              <table:table-cell office:value-type="float" office:value="641">
                <text:p>641</text:p>
              </table:table-cell>
              <table:table-cell office:value-type="float" office:value="52">
                <text:p>52</text:p>
              </table:table-cell>
              <table:table-cell office:value-type="float" office:value="2">
                <text:p>2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float" office:value="642">
                <text:p>642</text:p>
              </table:table-cell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  <table:table-cell office:value-type="float" office:value="0.0188679245283019">
                <text:p>0.0188679245283019</text:p>
              </table:table-cell>
            </table:table-row>
            <table:table-row>
              <table:table-cell office:value-type="float" office:value="643">
                <text:p>643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644">
                <text:p>644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0.0377358490566038">
                <text:p>0.0377358490566038</text:p>
              </table:table-cell>
            </table:table-row>
            <table:table-row>
              <table:table-cell office:value-type="float" office:value="645">
                <text:p>645</text:p>
              </table:table-cell>
              <table:table-cell office:value-type="float" office:value="51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0.0192307692307692">
                <text:p>0.0192307692307692</text:p>
              </table:table-cell>
            </table:table-row>
            <table:table-row>
              <table:table-cell office:value-type="float" office:value="646">
                <text:p>646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47">
                <text:p>647</text:p>
              </table:table-cell>
              <table:table-cell office:value-type="float" office:value="50">
                <text:p>50</text:p>
              </table:table-cell>
              <table:table-cell office:value-type="float" office:value="3">
                <text:p>3</text:p>
              </table:table-cell>
              <table:table-cell office:value-type="float" office:value="0.0566037735849057">
                <text:p>0.0566037735849057</text:p>
              </table:table-cell>
            </table:table-row>
            <table:table-row>
              <table:table-cell office:value-type="float" office:value="648">
                <text:p>648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649">
                <text:p>649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0.0196078431372549">
                <text:p>0.0196078431372549</text:p>
              </table:table-cell>
            </table:table-row>
            <table:table-row>
              <table:table-cell office:value-type="float" office:value="651">
                <text:p>651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652">
                <text:p>652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  <table:table-cell office:value-type="float" office:value="0.0384615384615385">
                <text:p>0.0384615384615385</text:p>
              </table:table-cell>
            </table:table-row>
            <table:table-row>
              <table:table-cell office:value-type="float" office:value="653">
                <text:p>653</text:p>
              </table:table-cell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  <table:table-cell office:value-type="float" office:value="0.0392156862745098">
                <text:p>0.0392156862745098</text:p>
              </table:table-cell>
            </table:table-row>
            <table:table-row>
              <table:table-cell office:value-type="float" office:value="654">
                <text:p>654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float" office:value="655">
                <text:p>655</text:p>
              </table:table-cell>
              <table:table-cell office:value-type="float" office:value="49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0.0576923076923077">
                <text:p>0.0576923076923077</text:p>
              </table:table-cell>
            </table:table-row>
            <table:table-row>
              <table:table-cell office:value-type="float" office:value="656">
                <text:p>656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0.0754716981132075">
                <text:p>0.0754716981132075</text:p>
              </table:table-cell>
            </table:table-row>
            <table:table-row>
              <table:table-cell office:value-type="float" office:value="657">
                <text:p>657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58">
                <text:p>658</text:p>
              </table:table-cell>
              <table:table-cell office:value-type="float" office:value="49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float" office:value="659">
                <text:p>659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48">
                <text:p>48</text:p>
              </table:table-cell>
              <table:table-cell office:value-type="float" office:value="1">
                <text:p>1</text:p>
              </table:table-cell>
              <table:table-cell office:value-type="float" office:value="0.0204081632653061">
                <text:p>0.0204081632653061</text:p>
              </table:table-cell>
            </table:table-row>
            <table:table-row>
              <table:table-cell office:value-type="float" office:value="661">
                <text:p>661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662">
                <text:p>662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63">
                <text:p>663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664">
                <text:p>664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  <table:table-cell office:value-type="float" office:value="0.0961538461538462">
                <text:p>0.0961538461538462</text:p>
              </table:table-cell>
            </table:table-row>
            <table:table-row>
              <table:table-cell office:value-type="float" office:value="665">
                <text:p>66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6">
                <text:p>666</text:p>
              </table:table-cell>
              <table:table-cell office:value-type="float" office:value="47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667">
                <text:p>66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68">
                <text:p>668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669">
                <text:p>669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  <table:table-cell office:value-type="float" office:value="0.0408163265306122">
                <text:p>0.0408163265306122</text:p>
              </table:table-cell>
            </table:table-row>
            <table:table-row>
              <table:table-cell office:value-type="float" office:value="671">
                <text:p>671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2">
                <text:p>672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.0208333333333333">
                <text:p>0.0208333333333333</text:p>
              </table:table-cell>
            </table:table-row>
            <table:table-row>
              <table:table-cell office:value-type="float" office:value="673">
                <text:p>673</text:p>
              </table:table-cell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74">
                <text:p>674</text:p>
              </table:table-cell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675">
                <text:p>675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.0212765957446808">
                <text:p>0.0212765957446808</text:p>
              </table:table-cell>
            </table:table-row>
            <table:table-row>
              <table:table-cell office:value-type="float" office:value="676">
                <text:p>676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  <table:table-cell office:value-type="float" office:value="0.0612244897959184">
                <text:p>0.0612244897959184</text:p>
              </table:table-cell>
            </table:table-row>
            <table:table-row>
              <table:table-cell office:value-type="float" office:value="677">
                <text:p>677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678">
                <text:p>678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679">
                <text:p>679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681">
                <text:p>681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  <table:table-cell office:value-type="float" office:value="0.0217391304347826">
                <text:p>0.0217391304347826</text:p>
              </table:table-cell>
            </table:table-row>
            <table:table-row>
              <table:table-cell office:value-type="float" office:value="682">
                <text:p>682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0.0425531914893617">
                <text:p>0.0425531914893617</text:p>
              </table:table-cell>
            </table:table-row>
            <table:table-row>
              <table:table-cell office:value-type="float" office:value="683">
                <text:p>683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84">
                <text:p>684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685">
                <text:p>685</text:p>
              </table:table-cell>
              <table:table-cell office:value-type="float" office:value="44">
                <text:p>44</text:p>
              </table:table-cell>
              <table:table-cell office:value-type="float" office:value="3">
                <text:p>3</text:p>
              </table:table-cell>
              <table:table-cell office:value-type="float" office:value="0.0638297872340425">
                <text:p>0.0638297872340425</text:p>
              </table:table-cell>
            </table:table-row>
            <table:table-row>
              <table:table-cell office:value-type="float" office:value="686">
                <text:p>686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687">
                <text:p>687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688">
                <text:p>688</text:p>
              </table:table-cell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  <table:table-cell office:value-type="float" office:value="0.0222222222222222">
                <text:p>0.0222222222222222</text:p>
              </table:table-cell>
            </table:table-row>
            <table:table-row>
              <table:table-cell office:value-type="float" office:value="689">
                <text:p>689</text:p>
              </table:table-cell>
              <table:table-cell office:value-type="float" office:value="44">
                <text:p>44</text:p>
              </table:table-cell>
              <table:table-cell office:value-type="float" office:value="2">
                <text:p>2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1">
                <text:p>691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692">
                <text:p>692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693">
                <text:p>69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694">
                <text:p>694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0.0652173913043478">
                <text:p>0.0652173913043478</text:p>
              </table:table-cell>
            </table:table-row>
            <table:table-row>
              <table:table-cell office:value-type="float" office:value="695">
                <text:p>695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696">
                <text:p>696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  <table:table-cell office:value-type="float" office:value="0.0851063829787234">
                <text:p>0.0851063829787234</text:p>
              </table:table-cell>
            </table:table-row>
            <table:table-row>
              <table:table-cell office:value-type="float" office:value="697">
                <text:p>697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698">
                <text:p>698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  <table:table-cell office:value-type="float" office:value="0.0227272727272727">
                <text:p>0.0227272727272727</text:p>
              </table:table-cell>
            </table:table-row>
            <table:table-row>
              <table:table-cell office:value-type="float" office:value="699">
                <text:p>699</text:p>
              </table:table-cell>
              <table:table-cell office:value-type="float" office:value="43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  <table:table-cell office:value-type="float" office:value="0.0444444444444444">
                <text:p>0.0444444444444444</text:p>
              </table:table-cell>
            </table:table-row>
            <table:table-row>
              <table:table-cell office:value-type="float" office:value="701">
                <text:p>701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702">
                <text:p>702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703">
                <text:p>703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704">
                <text:p>704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705">
                <text:p>705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706">
                <text:p>706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0.0232558139534884">
                <text:p>0.0232558139534884</text:p>
              </table:table-cell>
            </table:table-row>
            <table:table-row>
              <table:table-cell office:value-type="float" office:value="707">
                <text:p>707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8">
                <text:p>708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09">
                <text:p>709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711">
                <text:p>711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0465116279069768">
                <text:p>0.0465116279069768</text:p>
              </table:table-cell>
            </table:table-row>
            <table:table-row>
              <table:table-cell office:value-type="float" office:value="712">
                <text:p>712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713">
                <text:p>713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714">
                <text:p>714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715">
                <text:p>715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716">
                <text:p>716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717">
                <text:p>717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18">
                <text:p>718</text:p>
              </table:table-cell>
              <table:table-cell office:value-type="float" office:value="41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.0238095238095238">
                <text:p>0.0238095238095238</text:p>
              </table:table-cell>
            </table:table-row>
            <table:table-row>
              <table:table-cell office:value-type="float" office:value="719">
                <text:p>719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721">
                <text:p>721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722">
                <text:p>722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723">
                <text:p>723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724">
                <text:p>724</text:p>
              </table:table-cell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725">
                <text:p>725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26">
                <text:p>726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  <table:table-cell office:value-type="float" office:value="0.024390243902439">
                <text:p>0.024390243902439</text:p>
              </table:table-cell>
            </table:table-row>
            <table:table-row>
              <table:table-cell office:value-type="float" office:value="727">
                <text:p>727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28">
                <text:p>728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729">
                <text:p>72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39">
                <text:p>39</text:p>
              </table:table-cell>
              <table:table-cell office:value-type="float" office:value="3">
                <text:p>3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731">
                <text:p>731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732">
                <text:p>732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  <table:table-cell office:value-type="float" office:value="0.0487804878048781">
                <text:p>0.0487804878048781</text:p>
              </table:table-cell>
            </table:table-row>
            <table:table-row>
              <table:table-cell office:value-type="float" office:value="733">
                <text:p>733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34">
                <text:p>734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0.116279069767442">
                <text:p>0.116279069767442</text:p>
              </table:table-cell>
            </table:table-row>
            <table:table-row>
              <table:table-cell office:value-type="float" office:value="735">
                <text:p>735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736">
                <text:p>736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37">
                <text:p>737</text:p>
              </table:table-cell>
              <table:table-cell office:value-type="float" office:value="38">
                <text:p>38</text:p>
              </table:table-cell>
              <table:table-cell office:value-type="float" office:value="1">
                <text:p>1</text:p>
              </table:table-cell>
              <table:table-cell office:value-type="float" office:value="0.0256410256410256">
                <text:p>0.0256410256410256</text:p>
              </table:table-cell>
            </table:table-row>
            <table:table-row>
              <table:table-cell office:value-type="float" office:value="738">
                <text:p>738</text:p>
              </table:table-cell>
              <table:table-cell office:value-type="float" office:value="38">
                <text:p>38</text:p>
              </table:table-cell>
              <table:table-cell office:value-type="float" office:value="2">
                <text:p>2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739">
                <text:p>739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37">
                <text:p>37</text:p>
              </table:table-cell>
              <table:table-cell office:value-type="float" office:value="1">
                <text:p>1</text:p>
              </table:table-cell>
              <table:table-cell office:value-type="float" office:value="0.0263157894736842">
                <text:p>0.0263157894736842</text:p>
              </table:table-cell>
            </table:table-row>
            <table:table-row>
              <table:table-cell office:value-type="float" office:value="741">
                <text:p>741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2">
                <text:p>742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3">
                <text:p>743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744">
                <text:p>744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745">
                <text:p>745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746">
                <text:p>74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747">
                <text:p>747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48">
                <text:p>748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749">
                <text:p>749</text:p>
              </table:table-cell>
              <table:table-cell office:value-type="float" office:value="36">
                <text:p>36</text:p>
              </table:table-cell>
              <table:table-cell office:value-type="float" office:value="1">
                <text:p>1</text:p>
              </table:table-cell>
              <table:table-cell office:value-type="float" office:value="0.027027027027027">
                <text:p>0.027027027027027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1">
                <text:p>751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752">
                <text:p>752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753">
                <text:p>753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754">
                <text:p>754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755">
                <text:p>755</text:p>
              </table:table-cell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56">
                <text:p>756</text:p>
              </table:table-cell>
              <table:table-cell office:value-type="float" office:value="35">
                <text:p>35</text:p>
              </table:table-cell>
              <table:table-cell office:value-type="float" office:value="1">
                <text:p>1</text:p>
              </table:table-cell>
              <table:table-cell office:value-type="float" office:value="0.0277777777777778">
                <text:p>0.0277777777777778</text:p>
              </table:table-cell>
            </table:table-row>
            <table:table-row>
              <table:table-cell office:value-type="float" office:value="757">
                <text:p>757</text:p>
              </table:table-cell>
              <table:table-cell office:value-type="float" office:value="34">
                <text:p>34</text:p>
              </table:table-cell>
              <table:table-cell office:value-type="float" office:value="2">
                <text:p>2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758">
                <text:p>758</text:p>
              </table:table-cell>
              <table:table-cell office:value-type="float" office:value="34">
                <text:p>34</text:p>
              </table:table-cell>
              <table:table-cell office:value-type="float" office:value="1">
                <text:p>1</text:p>
              </table:table-cell>
              <table:table-cell office:value-type="float" office:value="0.0285714285714286">
                <text:p>0.0285714285714286</text:p>
              </table:table-cell>
            </table:table-row>
            <table:table-row>
              <table:table-cell office:value-type="float" office:value="759">
                <text:p>759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1">
                <text:p>761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762">
                <text:p>762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763">
                <text:p>763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4">
                <text:p>764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  <table:table-cell office:value-type="float" office:value="0.131578947368421">
                <text:p>0.131578947368421</text:p>
              </table:table-cell>
            </table:table-row>
            <table:table-row>
              <table:table-cell office:value-type="float" office:value="765">
                <text:p>765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66">
                <text:p>766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767">
                <text:p>767</text:p>
              </table:table-cell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  <table:table-cell office:value-type="float" office:value="0.0571428571428571">
                <text:p>0.0571428571428571</text:p>
              </table:table-cell>
            </table:table-row>
            <table:table-row>
              <table:table-cell office:value-type="float" office:value="768">
                <text:p>768</text:p>
              </table:table-cell>
              <table:table-cell office:value-type="float" office:value="33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0.0294117647058823">
                <text:p>0.0294117647058823</text:p>
              </table:table-cell>
            </table:table-row>
            <table:table-row>
              <table:table-cell office:value-type="float" office:value="769">
                <text:p>769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771">
                <text:p>771</text:p>
              </table:table-cell>
              <table:table-cell office:value-type="float" office:value="32">
                <text:p>32</text:p>
              </table:table-cell>
              <table:table-cell office:value-type="float" office:value="1">
                <text:p>1</text:p>
              </table:table-cell>
              <table:table-cell office:value-type="float" office:value="0.0303030303030303">
                <text:p>0.0303030303030303</text:p>
              </table:table-cell>
            </table:table-row>
            <table:table-row>
              <table:table-cell office:value-type="float" office:value="772">
                <text:p>772</text:p>
              </table:table-cell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773">
                <text:p>773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4">
                <text:p>774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775">
                <text:p>775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776">
                <text:p>776</text:p>
              </table:table-cell>
              <table:table-cell office:value-type="float" office:value="31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0.0882352941176471">
                <text:p>0.0882352941176471</text:p>
              </table:table-cell>
            </table:table-row>
            <table:table-row>
              <table:table-cell office:value-type="float" office:value="777">
                <text:p>777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78">
                <text:p>778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779">
                <text:p>779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781">
                <text:p>781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  <table:table-cell office:value-type="float" office:value="0.114285714285714">
                <text:p>0.114285714285714</text:p>
              </table:table-cell>
            </table:table-row>
            <table:table-row>
              <table:table-cell office:value-type="float" office:value="782">
                <text:p>782</text:p>
              </table:table-cell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0.138888888888889">
                <text:p>0.138888888888889</text:p>
              </table:table-cell>
            </table:table-row>
            <table:table-row>
              <table:table-cell office:value-type="float" office:value="783">
                <text:p>783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784">
                <text:p>784</text:p>
              </table:table-cell>
              <table:table-cell office:value-type="float" office:value="31">
                <text:p>31</text:p>
              </table:table-cell>
              <table:table-cell office:value-type="float" office:value="1">
                <text:p>1</text:p>
              </table:table-cell>
              <table:table-cell office:value-type="float" office:value="0.03125">
                <text:p>0.03125</text:p>
              </table:table-cell>
            </table:table-row>
            <table:table-row>
              <table:table-cell office:value-type="float" office:value="785">
                <text:p>785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  <table:table-cell office:value-type="float" office:value="0.0606060606060606">
                <text:p>0.0606060606060606</text:p>
              </table:table-cell>
            </table:table-row>
            <table:table-row>
              <table:table-cell office:value-type="float" office:value="786">
                <text:p>786</text:p>
              </table:table-cell>
              <table:table-cell office:value-type="float" office:value="31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87">
                <text:p>787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788">
                <text:p>788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789">
                <text:p>789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791">
                <text:p>791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792">
                <text:p>792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793">
                <text:p>793</text:p>
              </table:table-cell>
              <table:table-cell office:value-type="float" office:value="30">
                <text:p>30</text:p>
              </table:table-cell>
              <table:table-cell office:value-type="float" office:value="1">
                <text:p>1</text:p>
              </table:table-cell>
              <table:table-cell office:value-type="float" office:value="0.032258064516129">
                <text:p>0.032258064516129</text:p>
              </table:table-cell>
            </table:table-row>
            <table:table-row>
              <table:table-cell office:value-type="float" office:value="794">
                <text:p>794</text:p>
              </table:table-cell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795">
                <text:p>795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6">
                <text:p>796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797">
                <text:p>797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798">
                <text:p>798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799">
                <text:p>79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float" office:value="801">
                <text:p>801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2">
                <text:p>802</text:p>
              </table:table-cell>
              <table:table-cell office:value-type="float" office:value="29">
                <text:p>29</text:p>
              </table:table-cell>
              <table:table-cell office:value-type="float" office:value="3">
                <text:p>3</text:p>
              </table:table-cell>
              <table:table-cell office:value-type="float" office:value="0.09375">
                <text:p>0.09375</text:p>
              </table:table-cell>
            </table:table-row>
            <table:table-row>
              <table:table-cell office:value-type="float" office:value="803">
                <text:p>803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804">
                <text:p>804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805">
                <text:p>805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6">
                <text:p>806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333333333333333">
                <text:p>0.0333333333333333</text:p>
              </table:table-cell>
            </table:table-row>
            <table:table-row>
              <table:table-cell office:value-type="float" office:value="807">
                <text:p>807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8">
                <text:p>808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09">
                <text:p>809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0.0344827586206897">
                <text:p>0.0344827586206897</text:p>
              </table:table-cell>
            </table:table-row>
            <table:table-row>
              <table:table-cell office:value-type="float" office:value="811">
                <text:p>811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812">
                <text:p>812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813">
                <text:p>813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4">
                <text:p>814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815">
                <text:p>815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6">
                <text:p>816</text:p>
              </table:table-cell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  <table:table-cell office:value-type="float" office:value="0.0689655172413793">
                <text:p>0.0689655172413793</text:p>
              </table:table-cell>
            </table:table-row>
            <table:table-row>
              <table:table-cell office:value-type="float" office:value="817">
                <text:p>81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18">
                <text:p>818</text:p>
              </table:table-cell>
              <table:table-cell office:value-type="float" office:value="27">
                <text:p>27</text:p>
              </table:table-cell>
              <table:table-cell office:value-type="float" office:value="1">
                <text:p>1</text:p>
              </table:table-cell>
              <table:table-cell office:value-type="float" office:value="0.0357142857142857">
                <text:p>0.0357142857142857</text:p>
              </table:table-cell>
            </table:table-row>
            <table:table-row>
              <table:table-cell office:value-type="float" office:value="819">
                <text:p>819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1">
                <text:p>82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2">
                <text:p>822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3">
                <text:p>823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4">
                <text:p>824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float" office:value="825">
                <text:p>8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6">
                <text:p>826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7">
                <text:p>827</text:p>
              </table:table-cell>
              <table:table-cell office:value-type="float" office:value="24">
                <text:p>24</text:p>
              </table:table-cell>
              <table:table-cell office:value-type="float" office:value="3">
                <text:p>3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828">
                <text:p>82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29">
                <text:p>829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831">
                <text:p>831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2">
                <text:p>832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833">
                <text:p>833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834">
                <text:p>834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835">
                <text:p>835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836">
                <text:p>836</text:p>
              </table:table-cell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  <table:table-cell office:value-type="float" office:value="0.0416666666666667">
                <text:p>0.0416666666666667</text:p>
              </table:table-cell>
            </table:table-row>
            <table:table-row>
              <table:table-cell office:value-type="float" office:value="837">
                <text:p>83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8">
                <text:p>83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39">
                <text:p>839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841">
                <text:p>841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842">
                <text:p>842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43">
                <text:p>843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844">
                <text:p>844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45">
                <text:p>845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6">
                <text:p>846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47">
                <text:p>84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48">
                <text:p>848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849">
                <text:p>849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851">
                <text:p>851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2">
                <text:p>852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float" office:value="853">
                <text:p>853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.0454545454545455">
                <text:p>0.0454545454545455</text:p>
              </table:table-cell>
            </table:table-row>
            <table:table-row>
              <table:table-cell office:value-type="float" office:value="854">
                <text:p>854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float" office:value="855">
                <text:p>855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6">
                <text:p>85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7">
                <text:p>857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float" office:value="858">
                <text:p>858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59">
                <text:p>85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19">
                <text:p>19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float" office:value="861">
                <text:p>861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2">
                <text:p>862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3">
                <text:p>86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4">
                <text:p>864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65">
                <text:p>86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66">
                <text:p>86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67">
                <text:p>867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68">
                <text:p>86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69">
                <text:p>869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871">
                <text:p>871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72">
                <text:p>87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73">
                <text:p>87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74">
                <text:p>874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75">
                <text:p>875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76">
                <text:p>87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float" office:value="877">
                <text:p>877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878">
                <text:p>878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879">
                <text:p>879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float" office:value="880">
                <text:p>88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1">
                <text:p>88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2">
                <text:p>88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float" office:value="883">
                <text:p>88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4">
                <text:p>88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885">
                <text:p>88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886">
                <text:p>886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float" office:value="887">
                <text:p>88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88">
                <text:p>88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889">
                <text:p>88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0">
                <text:p>89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891">
                <text:p>891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2">
                <text:p>89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893">
                <text:p>893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4">
                <text:p>89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895">
                <text:p>89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6">
                <text:p>89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897">
                <text:p>89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898">
                <text:p>89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899">
                <text:p>89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01">
                <text:p>90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902">
                <text:p>902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903">
                <text:p>90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904">
                <text:p>90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float" office:value="905">
                <text:p>90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6">
                <text:p>90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7">
                <text:p>907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08">
                <text:p>908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float" office:value="909">
                <text:p>909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0">
                <text:p>9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1">
                <text:p>9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2">
                <text:p>9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913">
                <text:p>913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4">
                <text:p>91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915">
                <text:p>91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6">
                <text:p>91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float" office:value="917">
                <text:p>917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8">
                <text:p>91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19">
                <text:p>91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0">
                <text:p>92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921">
                <text:p>92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2">
                <text:p>92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923">
                <text:p>92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4">
                <text:p>92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925">
                <text:p>92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926">
                <text:p>92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float" office:value="927">
                <text:p>92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8">
                <text:p>92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29">
                <text:p>92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0">
                <text:p>93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931">
                <text:p>93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2">
                <text:p>93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933">
                <text:p>93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4">
                <text:p>93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float" office:value="935">
                <text:p>93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6">
                <text:p>93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7">
                <text:p>93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38">
                <text:p>93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39">
                <text:p>93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0">
                <text:p>94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941">
                <text:p>94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2">
                <text:p>94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943">
                <text:p>94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4">
                <text:p>94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float" office:value="945">
                <text:p>94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6">
                <text:p>94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7">
                <text:p>94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48">
                <text:p>94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49">
                <text:p>94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0">
                <text:p>95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float" office:value="951">
                <text:p>95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2">
                <text:p>95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3">
                <text:p>95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4">
                <text:p>95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955">
                <text:p>95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6">
                <text:p>95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957">
                <text:p>95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58">
                <text:p>95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959">
                <text:p>95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0">
                <text:p>96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961">
                <text:p>96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2">
                <text:p>96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963">
                <text:p>96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4">
                <text:p>96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float" office:value="965">
                <text:p>96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6">
                <text:p>96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7">
                <text:p>96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68">
                <text:p>968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float" office:value="969">
                <text:p>96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0">
                <text:p>97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1">
                <text:p>971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72">
                <text:p>97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73">
                <text:p>97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4">
                <text:p>97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float" office:value="975">
                <text:p>97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6">
                <text:p>97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7">
                <text:p>977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78">
                <text:p>97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979">
                <text:p>979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0">
                <text:p>98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float" office:value="981">
                <text:p>98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2">
                <text:p>98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3">
                <text:p>98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4">
                <text:p>984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985">
                <text:p>98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6">
                <text:p>98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987">
                <text:p>98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88">
                <text:p>988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float" office:value="989">
                <text:p>98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0">
                <text:p>99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1">
                <text:p>99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2">
                <text:p>9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93">
                <text:p>9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4">
                <text:p>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995">
                <text:p>99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6">
                <text:p>99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997">
                <text:p>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98">
                <text:p>99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999">
                <text:p>9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1.2$Windows_X86_64 LibreOffice_project/87b77fad49947c1441b67c559c339af8f3517e2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